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9.95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25.05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41.66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13.6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14.15mm"/>
    </style:style>
    <style:style style:name="co17" style:family="table-column">
      <style:table-column-properties fo:break-before="auto" style:column-width="14.69mm"/>
    </style:style>
    <style:style style:name="co18" style:family="table-column">
      <style:table-column-properties fo:break-before="auto" style:column-width="13.88mm"/>
    </style:style>
    <style:style style:name="co19" style:family="table-column">
      <style:table-column-properties fo:break-before="auto" style:column-width="35.93mm"/>
    </style:style>
    <style:style style:name="co20" style:family="table-column">
      <style:table-column-properties fo:break-before="auto" style:column-width="63.8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11.98mm"/>
    </style:style>
    <style:style style:name="co23" style:family="table-column">
      <style:table-column-properties fo:break-before="auto" style:column-width="10.07mm"/>
    </style:style>
    <style:style style:name="co24" style:family="table-column">
      <style:table-column-properties fo:break-before="auto" style:column-width="10.34mm"/>
    </style:style>
    <style:style style:name="co25" style:family="table-column">
      <style:table-column-properties fo:break-before="auto" style:column-width="16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th2400_gradebook" table:style-name="ta1">
        <table:shapes>
          <draw:frame draw:z-index="0" draw:style-name="gr1" draw:text-style-name="P1" svg:width="262.79mm" svg:height="256.06mm" svg:x="16.26mm" svg:y="1039.92mm">
            <draw:object draw:notify-on-update-of-ranges="math2400_gradebook.L2:math2400_gradebook.L2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6.06mm" svg:height="144.23mm" svg:x="287.84mm" svg:y="1066.71mm">
            <draw:object draw:notify-on-update-of-ranges="math2400_gradebook.K2:math2400_gradebook.K220 math2400_gradebook.L2:math2400_gradebook.L2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21mm" svg:height="90.04mm" svg:x="290.63mm" svg:y="1216.02mm">
            <draw:object draw:notify-on-update-of-ranges="math2400_gradebook.S229:math2400_gradebook.S2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421.46mm" svg:y="908.9mm">
            <draw:object draw:notify-on-update-of-ranges="math2400_gradebook.M223:math2400_gradebook.U22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Username</text:p>
          </table:table-cell>
          <table:table-cell office:value-type="string" calcext:value-type="string">
            <text:p>Student ID</text:p>
          </table:table-cell>
          <table:table-cell table:style-name="Default" office:value-type="string" calcext:value-type="string">
            <text:p>Last Acces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Assignment 1 [Total Pts: 40] |447901</text:p>
          </table:table-cell>
          <table:table-cell office:value-type="string" calcext:value-type="string">
            <text:p>Assignment 2 [Total Pts: 55] |453869</text:p>
          </table:table-cell>
          <table:table-cell office:value-type="string" calcext:value-type="string">
            <text:p>Assignment 3 [Total Pts: 50] |457860</text:p>
          </table:table-cell>
          <table:table-cell office:value-type="string" calcext:value-type="string">
            <text:p>Assignment 4 [Total Pts: 50] |461167</text:p>
          </table:table-cell>
          <table:table-cell office:value-type="string" calcext:value-type="string">
            <text:p>MATH2400 Final Exam Semester One 2020 [Total Pts: 100] |462035</text:p>
          </table:table-cell>
          <table:table-cell table:style-name="Default" office:value-type="string" calcext:value-type="string">
            <text:p>Total percentage</text:p>
          </table:table-cell>
          <table:table-cell office:value-type="string" calcext:value-type="string">
            <text:p>FE Q1 [Total Pts: 15] |470265</text:p>
          </table:table-cell>
          <table:table-cell office:value-type="string" calcext:value-type="string">
            <text:p>FE Q2 [Total Pts: 15] |470266</text:p>
          </table:table-cell>
          <table:table-cell office:value-type="string" calcext:value-type="string">
            <text:p>FE Q3 [Total Pts: 10] |470267</text:p>
          </table:table-cell>
          <table:table-cell office:value-type="string" calcext:value-type="string">
            <text:p>FE Q4 [Total Pts: 10] |470268</text:p>
          </table:table-cell>
          <table:table-cell office:value-type="string" calcext:value-type="string">
            <text:p>FE Q5 [Total Pts: 10] |470269</text:p>
          </table:table-cell>
          <table:table-cell office:value-type="string" calcext:value-type="string">
            <text:p>FE Q6 [Total Pts: 15] |470271</text:p>
          </table:table-cell>
          <table:table-cell office:value-type="string" calcext:value-type="string">
            <text:p>FE Q7 [Total Pts: 5] |470272</text:p>
          </table:table-cell>
          <table:table-cell office:value-type="string" calcext:value-type="string">
            <text:p>FE Q8 [Total Pts: 10] |470273</text:p>
          </table:table-cell>
          <table:table-cell office:value-type="string" calcext:value-type="string">
            <text:p>FE Q9 [Total Pts: 10] |470274</text:p>
          </table:table-cell>
          <table:table-cell office:value-type="string" calcext:value-type="string">
            <text:p>MATH2400 Deferred Examination [Total Pts: 100] |47206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rto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uqsbart8</text:p>
          </table:table-cell>
          <table:table-cell/>
          <table:table-cell office:value-type="string" calcext:value-type="string">
            <text:p>2020-06-11 10:10:47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formula="of:=SUM([.M2:.U2])" office:value-type="float" office:value="0" calcext:value-type="float">
            <text:p>0</text:p>
          </table:table-cell>
          <table:table-cell table:formula="of:=0.1*[.G2]/40 + 0.1*[.H2]/55 + 0.1*[.I2]/50 + 0.1*[.J2]/50 + 0.6*[.K2]/85" office:value-type="percentage" office:value="0" calcext:value-type="percentage">
            <text:p>0.0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ranitch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uqtcrani</text:p>
          </table:table-cell>
          <table:table-cell/>
          <table:table-cell office:value-type="string" calcext:value-type="string">
            <text:p>2020-06-27 17:34:4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formula="of:=SUM([.M3:.U3])" office:value-type="float" office:value="0" calcext:value-type="float">
            <text:p>0</text:p>
          </table:table-cell>
          <table:table-cell table:formula="of:=0.1*[.G3]/40 + 0.1*[.H3]/55 + 0.1*[.I3]/50 + 0.1*[.J3]/50 + 0.6*[.K3]/85" office:value-type="percentage" office:value="0" calcext:value-type="percentage">
            <text:p>0.0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astwood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uqaeastw</text:p>
          </table:table-cell>
          <table:table-cell/>
          <table:table-cell office:value-type="string" calcext:value-type="string">
            <text:p>2020-06-20 19:01:45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formula="of:=SUM([.M4:.U4])" office:value-type="float" office:value="0" calcext:value-type="float">
            <text:p>0</text:p>
          </table:table-cell>
          <table:table-cell table:formula="of:=0.1*[.G4]/40 + 0.1*[.H4]/55 + 0.1*[.I4]/50 + 0.1*[.J4]/50 + 0.6*[.K4]/85" office:value-type="percentage" office:value="0" calcext:value-type="percentage">
            <text:p>0.0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qahe4</text:p>
          </table:table-cell>
          <table:table-cell/>
          <table:table-cell office:value-type="string" calcext:value-type="string">
            <text:p>2020-07-01 14:00:45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formula="of:=SUM([.M5:.U5])" office:value-type="float" office:value="0" calcext:value-type="float">
            <text:p>0</text:p>
          </table:table-cell>
          <table:table-cell table:formula="of:=0.1*[.G5]/40 + 0.1*[.H5]/55 + 0.1*[.I5]/50 + 0.1*[.J5]/50 + 0.6*[.K5]/85" office:value-type="percentage" office:value="0" calcext:value-type="percentage">
            <text:p>0.0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 Burniy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qnlabur</text:p>
          </table:table-cell>
          <table:table-cell/>
          <table:table-cell office:value-type="string" calcext:value-type="string">
            <text:p>2020-06-25 16:22:12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formula="of:=SUM([.M6:.U6])" office:value-type="float" office:value="0" calcext:value-type="float">
            <text:p>0</text:p>
          </table:table-cell>
          <table:table-cell table:formula="of:=0.1*[.G6]/40 + 0.1*[.H6]/55 + 0.1*[.I6]/50 + 0.1*[.J6]/50 + 0.6*[.K6]/85" office:value-type="percentage" office:value="0" calcext:value-type="percentage">
            <text:p>0.0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immo</text:p>
          </table:table-cell>
          <table:table-cell office:value-type="string" calcext:value-type="string">
            <text:p>Lincoln</text:p>
          </table:table-cell>
          <table:table-cell office:value-type="string" calcext:value-type="string">
            <text:p>s4235019</text:p>
          </table:table-cell>
          <table:table-cell office:value-type="float" office:value="42350198" calcext:value-type="float">
            <text:p>42350198</text:p>
          </table:table-cell>
          <table:table-cell table:style-name="Default"/>
          <table:table-cell office:value-type="string" calcext:value-type="string">
            <text:p>Yes</text:p>
          </table:table-cell>
          <table:table-cell table:number-columns-repeated="4"/>
          <table:table-cell table:formula="of:=SUM([.M7:.U7])" office:value-type="float" office:value="0" calcext:value-type="float">
            <text:p>0</text:p>
          </table:table-cell>
          <table:table-cell table:formula="of:=0.1*[.G7]/40 + 0.1*[.H7]/55 + 0.1*[.I7]/50 + 0.1*[.J7]/50 + 0.6*[.K7]/85" office:value-type="percentage" office:value="0" calcext:value-type="percentage">
            <text:p>0.0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hitbread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uqbwhitb</text:p>
          </table:table-cell>
          <table:table-cell/>
          <table:table-cell office:value-type="string" calcext:value-type="string">
            <text:p>2020-06-18 02:24:33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formula="of:=SUM([.M8:.U8])" office:value-type="float" office:value="0" calcext:value-type="float">
            <text:p>0</text:p>
          </table:table-cell>
          <table:table-cell table:formula="of:=0.1*[.G8]/40 + 0.1*[.H8]/55 + 0.1*[.I8]/50 + 0.1*[.J8]/50 + 0.6*[.K8]/85" office:value-type="percentage" office:value="0" calcext:value-type="percentage">
            <text:p>0.0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Xiaohan</text:p>
          </table:table-cell>
          <table:table-cell office:value-type="string" calcext:value-type="string">
            <text:p>s4601719</text:p>
          </table:table-cell>
          <table:table-cell office:value-type="float" office:value="46017190" calcext:value-type="float">
            <text:p>46017190</text:p>
          </table:table-cell>
          <table:table-cell office:value-type="string" calcext:value-type="string">
            <text:p>2020-05-26 20:43:25</text:p>
          </table:table-cell>
          <table:table-cell office:value-type="string" calcext:value-type="string">
            <text:p>Yes</text:p>
          </table:table-cell>
          <table:table-cell table:number-columns-repeated="4"/>
          <table:table-cell table:formula="of:=SUM([.M9:.U9])" office:value-type="float" office:value="0" calcext:value-type="float">
            <text:p>0</text:p>
          </table:table-cell>
          <table:table-cell table:formula="of:=0.1*[.G9]/40 + 0.1*[.H9]/55 + 0.1*[.I9]/50 + 0.1*[.J9]/50 + 0.6*[.K9]/85" office:value-type="percentage" office:value="0" calcext:value-type="percentage">
            <text:p>0.0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nningsen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s4531568</text:p>
          </table:table-cell>
          <table:table-cell office:value-type="float" office:value="45315684" calcext:value-type="float">
            <text:p>45315684</text:p>
          </table:table-cell>
          <table:table-cell office:value-type="string" calcext:value-type="string">
            <text:p>2020-06-24 14:13:23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table:formula="of:=SUM([.M10:.U10])" office:value-type="float" office:value="25" calcext:value-type="float">
            <text:p>25</text:p>
          </table:table-cell>
          <table:table-cell table:formula="of:=0.1*[.G10]/40 + 0.1*[.H10]/55 + 0.1*[.I10]/50 + 0.1*[.J10]/50 + 0.6*[.K10]/85" office:value-type="percentage" office:value="0.235970588235294" calcext:value-type="percentage">
            <text:p>23.60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iley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s4557643</text:p>
          </table:table-cell>
          <table:table-cell office:value-type="float" office:value="45576430" calcext:value-type="float">
            <text:p>45576430</text:p>
          </table:table-cell>
          <table:table-cell office:value-type="string" calcext:value-type="string">
            <text:p>2020-06-02 15:34:53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SUM([.M11:.U11])" office:value-type="float" office:value="0" calcext:value-type="float">
            <text:p>0</text:p>
          </table:table-cell>
          <table:table-cell table:formula="of:=0.1*[.G11]/40 + 0.1*[.H11]/55 + 0.1*[.I11]/50 + 0.1*[.J11]/50 + 0.6*[.K11]/85" office:value-type="percentage" office:value="0.141318181818182" calcext:value-type="percentage">
            <text:p>14.13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etcher</text:p>
          </table:table-cell>
          <table:table-cell office:value-type="string" calcext:value-type="string">
            <text:p>Kaylee</text:p>
          </table:table-cell>
          <table:table-cell office:value-type="string" calcext:value-type="string">
            <text:p>s4528503</text:p>
          </table:table-cell>
          <table:table-cell office:value-type="float" office:value="45285031" calcext:value-type="float">
            <text:p>45285031</text:p>
          </table:table-cell>
          <table:table-cell office:value-type="string" calcext:value-type="string">
            <text:p>2020-07-09 01:29:32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M12:.U12])" office:value-type="float" office:value="9" calcext:value-type="float">
            <text:p>9</text:p>
          </table:table-cell>
          <table:table-cell table:formula="of:=0.1*[.G12]/40 + 0.1*[.H12]/55 + 0.1*[.I12]/50 + 0.1*[.J12]/50 + 0.6*[.K12]/85" office:value-type="percentage" office:value="0.159302139037433" calcext:value-type="percentage">
            <text:p>15.93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sc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4431959</text:p>
          </table:table-cell>
          <table:table-cell office:value-type="float" office:value="44319591" calcext:value-type="float">
            <text:p>44319591</text:p>
          </table:table-cell>
          <table:table-cell office:value-type="string" calcext:value-type="string">
            <text:p>2020-07-02 11:22:05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table:formula="of:=SUM([.M13:.U13])" office:value-type="float" office:value="35" calcext:value-type="float">
            <text:p>35</text:p>
          </table:table-cell>
          <table:table-cell table:formula="of:=0.1*[.G13]/40 + 0.1*[.H13]/55 + 0.1*[.I13]/50 + 0.1*[.J13]/50 + 0.6*[.K13]/85" office:value-type="percentage" office:value="0.453195187165775" calcext:value-type="percentage">
            <text:p>45.32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up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X13:.AF1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Neale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s4536355</text:p>
          </table:table-cell>
          <table:table-cell office:value-type="float" office:value="45363555" calcext:value-type="float">
            <text:p>45363555</text:p>
          </table:table-cell>
          <table:table-cell office:value-type="string" calcext:value-type="string">
            <text:p>2020-06-11 20:54:24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SUM([.M14:.U14])" office:value-type="float" office:value="2" calcext:value-type="float">
            <text:p>2</text:p>
          </table:table-cell>
          <table:table-cell table:formula="of:=0.1*[.G14]/40 + 0.1*[.H14]/55 + 0.1*[.I14]/50 + 0.1*[.J14]/50 + 0.6*[.K14]/85" office:value-type="percentage" office:value="0.223390374331551" calcext:value-type="percentage">
            <text:p>22.34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vakumaran</text:p>
          </table:table-cell>
          <table:table-cell office:value-type="string" calcext:value-type="string">
            <text:p>Natesh</text:p>
          </table:table-cell>
          <table:table-cell office:value-type="string" calcext:value-type="string">
            <text:p>s4531331</text:p>
          </table:table-cell>
          <table:table-cell office:value-type="float" office:value="45313318" calcext:value-type="float">
            <text:p>45313318</text:p>
          </table:table-cell>
          <table:table-cell office:value-type="string" calcext:value-type="string">
            <text:p>2020-07-06 11:48:17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SUM([.M15:.U15])" office:value-type="float" office:value="0" calcext:value-type="float">
            <text:p>0</text:p>
          </table:table-cell>
          <table:table-cell table:formula="of:=0.1*[.G15]/40 + 0.1*[.H15]/55 + 0.1*[.I15]/50 + 0.1*[.J15]/50 + 0.6*[.K15]/85" office:value-type="percentage" office:value="0.226818181818182" calcext:value-type="percentage">
            <text:p>22.68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obe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s4579966</text:p>
          </table:table-cell>
          <table:table-cell office:value-type="float" office:value="45799668" calcext:value-type="float">
            <text:p>45799668</text:p>
          </table:table-cell>
          <table:table-cell office:value-type="string" calcext:value-type="string">
            <text:p>2020-06-27 13:03:11</text:p>
          </table:table-cell>
          <table:table-cell office:value-type="string" calcext:value-type="string">
            <text:p>Yes</text:p>
          </table:table-cell>
          <table:table-cell office:value-type="float" office:value="10.5" calcext:value-type="float">
            <text:p>10.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M16:.U16])" office:value-type="float" office:value="20" calcext:value-type="float">
            <text:p>20</text:p>
          </table:table-cell>
          <table:table-cell table:formula="of:=0.1*[.G16]/40 + 0.1*[.H16]/55 + 0.1*[.I16]/50 + 0.1*[.J16]/50 + 0.6*[.K16]/85" office:value-type="percentage" office:value="0.236335561497326" calcext:value-type="percentage">
            <text:p>23.63%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rickland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4531728</text:p>
          </table:table-cell>
          <table:table-cell office:value-type="float" office:value="45317286" calcext:value-type="float">
            <text:p>45317286</text:p>
          </table:table-cell>
          <table:table-cell office:value-type="string" calcext:value-type="string">
            <text:p>2020-07-03 20:41:46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M17:.U17])" office:value-type="float" office:value="22" calcext:value-type="float">
            <text:p>22</text:p>
          </table:table-cell>
          <table:table-cell table:formula="of:=0.1*[.G17]/40 + 0.1*[.H17]/55 + 0.1*[.I17]/50 + 0.1*[.J17]/50 + 0.6*[.K17]/85" office:value-type="percentage" office:value="0.236794117647059" calcext:value-type="percentage">
            <text:p>23.68%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tle</text:p>
          </table:table-cell>
          <table:table-cell office:value-type="string" calcext:value-type="string">
            <text:p>Mackenzie</text:p>
          </table:table-cell>
          <table:table-cell office:value-type="string" calcext:value-type="string">
            <text:p>s4591276</text:p>
          </table:table-cell>
          <table:table-cell office:value-type="float" office:value="45912766" calcext:value-type="float">
            <text:p>45912766</text:p>
          </table:table-cell>
          <table:table-cell office:value-type="string" calcext:value-type="string">
            <text:p>2020-07-08 14:14:32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table:formula="of:=SUM([.M18:.U18])" office:value-type="float" office:value="9" calcext:value-type="float">
            <text:p>9</text:p>
          </table:table-cell>
          <table:table-cell table:formula="of:=0.1*[.G18]/40 + 0.1*[.H18]/55 + 0.1*[.I18]/50 + 0.1*[.J18]/50 + 0.6*[.K18]/85" office:value-type="percentage" office:value="0.250029411764706" calcext:value-type="percentage">
            <text:p>25.00%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erma</text:p>
          </table:table-cell>
          <table:table-cell office:value-type="string" calcext:value-type="string">
            <text:p>Abhay</text:p>
          </table:table-cell>
          <table:table-cell office:value-type="string" calcext:value-type="string">
            <text:p>s4565820</text:p>
          </table:table-cell>
          <table:table-cell office:value-type="float" office:value="45658206" calcext:value-type="float">
            <text:p>45658206</text:p>
          </table:table-cell>
          <table:table-cell office:value-type="string" calcext:value-type="string">
            <text:p>2020-06-27 14:31:17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M19:.U19])" office:value-type="float" office:value="20" calcext:value-type="float">
            <text:p>20</text:p>
          </table:table-cell>
          <table:table-cell table:formula="of:=0.1*[.G19]/40 + 0.1*[.H19]/55 + 0.1*[.I19]/50 + 0.1*[.J19]/50 + 0.6*[.K19]/85" office:value-type="percentage" office:value="0.267131016042781" calcext:value-type="percentage">
            <text:p>26.71%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s4529362</text:p>
          </table:table-cell>
          <table:table-cell office:value-type="float" office:value="45293625" calcext:value-type="float">
            <text:p>45293625</text:p>
          </table:table-cell>
          <table:table-cell office:value-type="string" calcext:value-type="string">
            <text:p>2020-06-26 18:22:52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/>
          <table:table-cell table:formula="of:=SUM([.M20:.U20])" office:value-type="float" office:value="4" calcext:value-type="float">
            <text:p>4</text:p>
          </table:table-cell>
          <table:table-cell table:formula="of:=0.1*[.G20]/40 + 0.1*[.H20]/55 + 0.1*[.I20]/50 + 0.1*[.J20]/50 + 0.6*[.K20]/85" office:value-type="percentage" office:value="0.271008021390374" calcext:value-type="percentage">
            <text:p>27.10%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heng</text:p>
          </table:table-cell>
          <table:table-cell office:value-type="string" calcext:value-type="string">
            <text:p>Yulin</text:p>
          </table:table-cell>
          <table:table-cell office:value-type="string" calcext:value-type="string">
            <text:p>s4462384</text:p>
          </table:table-cell>
          <table:table-cell office:value-type="float" office:value="44623841" calcext:value-type="float">
            <text:p>44623841</text:p>
          </table:table-cell>
          <table:table-cell office:value-type="string" calcext:value-type="string">
            <text:p>2020-07-04 12:07:31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SUM([.M21:.U21])" office:value-type="float" office:value="33" calcext:value-type="float">
            <text:p>33</text:p>
          </table:table-cell>
          <table:table-cell table:formula="of:=0.1*[.G21]/40 + 0.1*[.H21]/55 + 0.1*[.I21]/50 + 0.1*[.J21]/50 + 0.6*[.K21]/85" office:value-type="percentage" office:value="0.505304812834225" calcext:value-type="percentage">
            <text:p>50.53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Jaxon</text:p>
          </table:table-cell>
          <table:table-cell office:value-type="string" calcext:value-type="string">
            <text:p>s4581360</text:p>
          </table:table-cell>
          <table:table-cell office:value-type="float" office:value="45813603" calcext:value-type="float">
            <text:p>45813603</text:p>
          </table:table-cell>
          <table:table-cell office:value-type="string" calcext:value-type="string">
            <text:p>2020-06-26 17:18:28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formula="of:=SUM([.M22:.U22])" office:value-type="float" office:value="6" calcext:value-type="float">
            <text:p>6</text:p>
          </table:table-cell>
          <table:table-cell table:formula="of:=0.1*[.G22]/40 + 0.1*[.H22]/55 + 0.1*[.I22]/50 + 0.1*[.J22]/50 + 0.6*[.K22]/85" office:value-type="percentage" office:value="0.274262032085562" calcext:value-type="percentage">
            <text:p>27.43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eate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s4395597</text:p>
          </table:table-cell>
          <table:table-cell office:value-type="float" office:value="43955974" calcext:value-type="float">
            <text:p>43955974</text:p>
          </table:table-cell>
          <table:table-cell office:value-type="string" calcext:value-type="string">
            <text:p>2020-06-24 20:57:47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formula="of:=SUM([.M23:.U23])" office:value-type="float" office:value="71" calcext:value-type="float">
            <text:p>71</text:p>
          </table:table-cell>
          <table:table-cell table:formula="of:=0.1*[.G23]/40 + 0.1*[.H23]/55 + 0.1*[.I23]/50 + 0.1*[.J23]/50 + 0.6*[.K23]/85" office:value-type="percentage" office:value="0.778449197860963" calcext:value-type="percentage">
            <text:p>77.84%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tchard</text:p>
          </table:table-cell>
          <table:table-cell office:value-type="string" calcext:value-type="string">
            <text:p>Francine</text:p>
          </table:table-cell>
          <table:table-cell office:value-type="string" calcext:value-type="string">
            <text:p>s070422</text:p>
          </table:table-cell>
          <table:table-cell office:value-type="float" office:value="30704220" calcext:value-type="float">
            <text:p>30704220</text:p>
          </table:table-cell>
          <table:table-cell office:value-type="string" calcext:value-type="string">
            <text:p>2020-06-22 01:18:09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SUM([.M24:.U24])" office:value-type="float" office:value="0" calcext:value-type="float">
            <text:p>0</text:p>
          </table:table-cell>
          <table:table-cell table:formula="of:=0.1*[.G24]/40 + 0.1*[.H24]/55 + 0.1*[.I24]/50 + 0.1*[.J24]/50 + 0.6*[.K24]/85" office:value-type="percentage" office:value="0.279772727272727" calcext:value-type="percentage">
            <text:p>27.98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Xu</text:p>
          </table:table-cell>
          <table:table-cell office:value-type="string" calcext:value-type="string">
            <text:p>Diya</text:p>
          </table:table-cell>
          <table:table-cell office:value-type="string" calcext:value-type="string">
            <text:p>s4514153</text:p>
          </table:table-cell>
          <table:table-cell office:value-type="float" office:value="45141539" calcext:value-type="float">
            <text:p>45141539</text:p>
          </table:table-cell>
          <table:table-cell office:value-type="string" calcext:value-type="string">
            <text:p>2020-07-05 23:48:3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formula="of:=SUM([.M25:.U25])" office:value-type="float" office:value="32" calcext:value-type="float">
            <text:p>32</text:p>
          </table:table-cell>
          <table:table-cell table:formula="of:=0.1*[.G25]/40 + 0.1*[.H25]/55 + 0.1*[.I25]/50 + 0.1*[.J25]/50 + 0.6*[.K25]/85" office:value-type="percentage" office:value="0.506155080213904" calcext:value-type="percentage">
            <text:p>50.62%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oodrow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s4431930</text:p>
          </table:table-cell>
          <table:table-cell office:value-type="float" office:value="44319304" calcext:value-type="float">
            <text:p>44319304</text:p>
          </table:table-cell>
          <table:table-cell office:value-type="string" calcext:value-type="string">
            <text:p>2020-06-24 16:06:13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table:formula="of:=SUM([.M26:.U26])" office:value-type="float" office:value="47" calcext:value-type="float">
            <text:p>47</text:p>
          </table:table-cell>
          <table:table-cell table:formula="of:=0.1*[.G26]/40 + 0.1*[.H26]/55 + 0.1*[.I26]/50 + 0.1*[.J26]/50 + 0.6*[.K26]/85" office:value-type="percentage" office:value="0.615264705882353" calcext:value-type="percentage">
            <text:p>61.53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rewer</text:p>
          </table:table-cell>
          <table:table-cell office:value-type="string" calcext:value-type="string">
            <text:p>Daniella</text:p>
          </table:table-cell>
          <table:table-cell office:value-type="string" calcext:value-type="string">
            <text:p>s4466414</text:p>
          </table:table-cell>
          <table:table-cell office:value-type="float" office:value="44664143" calcext:value-type="float">
            <text:p>44664143</text:p>
          </table:table-cell>
          <table:table-cell office:value-type="string" calcext:value-type="string">
            <text:p>2020-06-23 14:24:46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formula="of:=SUM([.M27:.U27])" office:value-type="float" office:value="18" calcext:value-type="float">
            <text:p>18</text:p>
          </table:table-cell>
          <table:table-cell table:formula="of:=0.1*[.G27]/40 + 0.1*[.H27]/55 + 0.1*[.I27]/50 + 0.1*[.J27]/50 + 0.6*[.K27]/85" office:value-type="percentage" office:value="0.411922459893048" calcext:value-type="percentage">
            <text:p>41.19%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pied solution problem 3,7,8,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ng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4231766</text:p>
          </table:table-cell>
          <table:table-cell office:value-type="float" office:value="42317669" calcext:value-type="float">
            <text:p>42317669</text:p>
          </table:table-cell>
          <table:table-cell office:value-type="string" calcext:value-type="string">
            <text:p>2020-06-26 18:12:52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SUM([.M28:.U28])" office:value-type="float" office:value="40" calcext:value-type="float">
            <text:p>40</text:p>
          </table:table-cell>
          <table:table-cell table:formula="of:=0.1*[.G28]/40 + 0.1*[.H28]/55 + 0.1*[.I28]/50 + 0.1*[.J28]/50 + 0.6*[.K28]/85" office:value-type="percentage" office:value="0.574898395721925" calcext:value-type="percentage">
            <text:p>57.49%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u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s4524829</text:p>
          </table:table-cell>
          <table:table-cell office:value-type="float" office:value="45248296" calcext:value-type="float">
            <text:p>45248296</text:p>
          </table:table-cell>
          <table:table-cell office:value-type="string" calcext:value-type="string">
            <text:p>2020-06-27 23:01:27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SUM([.M29:.U29])" office:value-type="float" office:value="20" calcext:value-type="float">
            <text:p>20</text:p>
          </table:table-cell>
          <table:table-cell table:formula="of:=0.1*[.G29]/40 + 0.1*[.H29]/55 + 0.1*[.I29]/50 + 0.1*[.J29]/50 + 0.6*[.K29]/85" office:value-type="percentage" office:value="0.434358288770054" calcext:value-type="percentage">
            <text:p>43.44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on Petersen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s4604706</text:p>
          </table:table-cell>
          <table:table-cell office:value-type="float" office:value="46047067" calcext:value-type="float">
            <text:p>46047067</text:p>
          </table:table-cell>
          <table:table-cell office:value-type="string" calcext:value-type="string">
            <text:p>2020-07-11 07:41:49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SUM([.M30:.U30])" office:value-type="float" office:value="45" calcext:value-type="float">
            <text:p>45</text:p>
          </table:table-cell>
          <table:table-cell table:formula="of:=0.1*[.G30]/40 + 0.1*[.H30]/55 + 0.1*[.I30]/50 + 0.1*[.J30]/50 + 0.6*[.K30]/85" office:value-type="percentage" office:value="0.623237967914439" calcext:value-type="percentage">
            <text:p>62.32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me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s4531730</text:p>
          </table:table-cell>
          <table:table-cell office:value-type="float" office:value="45317307" calcext:value-type="float">
            <text:p>45317307</text:p>
          </table:table-cell>
          <table:table-cell office:value-type="string" calcext:value-type="string">
            <text:p>2020-06-28 11:51:44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table:formula="of:=SUM([.M31:.U31])" office:value-type="float" office:value="9" calcext:value-type="float">
            <text:p>9</text:p>
          </table:table-cell>
          <table:table-cell table:formula="of:=0.1*[.G31]/40 + 0.1*[.H31]/55 + 0.1*[.I31]/50 + 0.1*[.J31]/50 + 0.6*[.K31]/85" office:value-type="percentage" office:value="0.307620320855615" calcext:value-type="percentage">
            <text:p>30.76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Feifan</text:p>
          </table:table-cell>
          <table:table-cell office:value-type="string" calcext:value-type="string">
            <text:p>s4532536</text:p>
          </table:table-cell>
          <table:table-cell office:value-type="float" office:value="45325366" calcext:value-type="float">
            <text:p>45325366</text:p>
          </table:table-cell>
          <table:table-cell office:value-type="string" calcext:value-type="string">
            <text:p>2020-06-26 19:19:11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SUM([.M32:.U32])" office:value-type="float" office:value="0" calcext:value-type="float">
            <text:p>0</text:p>
          </table:table-cell>
          <table:table-cell table:formula="of:=0.1*[.G32]/40 + 0.1*[.H32]/55 + 0.1*[.I32]/50 + 0.1*[.J32]/50 + 0.6*[.K32]/85" office:value-type="percentage" office:value="0.312727272727273" calcext:value-type="percentage">
            <text:p>31.27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illespie</text:p>
          </table:table-cell>
          <table:table-cell office:value-type="string" calcext:value-type="string">
            <text:p>Gwendolen</text:p>
          </table:table-cell>
          <table:table-cell office:value-type="string" calcext:value-type="string">
            <text:p>s4571386</text:p>
          </table:table-cell>
          <table:table-cell office:value-type="float" office:value="45713860" calcext:value-type="float">
            <text:p>45713860</text:p>
          </table:table-cell>
          <table:table-cell office:value-type="string" calcext:value-type="string">
            <text:p>2020-06-26 18:25:09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SUM([.M33:.U33])" office:value-type="float" office:value="27" calcext:value-type="float">
            <text:p>27</text:p>
          </table:table-cell>
          <table:table-cell table:formula="of:=0.1*[.G33]/40 + 0.1*[.H33]/55 + 0.1*[.I33]/50 + 0.1*[.J33]/50 + 0.6*[.K33]/85" office:value-type="percentage" office:value="0.316270053475936" calcext:value-type="percentage">
            <text:p>31.63%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ogler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s4531035</text:p>
          </table:table-cell>
          <table:table-cell office:value-type="float" office:value="45310353" calcext:value-type="float">
            <text:p>45310353</text:p>
          </table:table-cell>
          <table:table-cell office:value-type="string" calcext:value-type="string">
            <text:p>2020-06-27 07:53:37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formula="of:=SUM([.M34:.U34])" office:value-type="float" office:value="10" calcext:value-type="float">
            <text:p>10</text:p>
          </table:table-cell>
          <table:table-cell table:formula="of:=0.1*[.G34]/40 + 0.1*[.H34]/55 + 0.1*[.I34]/50 + 0.1*[.J34]/50 + 0.6*[.K34]/85" office:value-type="percentage" office:value="0.323633689839572" calcext:value-type="percentage">
            <text:p>32.36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ubbs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s4480025</text:p>
          </table:table-cell>
          <table:table-cell office:value-type="float" office:value="44800259" calcext:value-type="float">
            <text:p>44800259</text:p>
          </table:table-cell>
          <table:table-cell office:value-type="string" calcext:value-type="string">
            <text:p>2020-07-08 01:38:48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SUM([.M35:.U35])" office:value-type="float" office:value="0" calcext:value-type="float">
            <text:p>0</text:p>
          </table:table-cell>
          <table:table-cell table:formula="of:=0.1*[.G35]/40 + 0.1*[.H35]/55 + 0.1*[.I35]/50 + 0.1*[.J35]/50 + 0.6*[.K35]/85" office:value-type="percentage" office:value="0.331954545454545" calcext:value-type="percentage">
            <text:p>33.20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vert</text:p>
          </table:table-cell>
          <table:table-cell office:value-type="string" calcext:value-type="string">
            <text:p>Tegan</text:p>
          </table:table-cell>
          <table:table-cell office:value-type="string" calcext:value-type="string">
            <text:p>s4588856</text:p>
          </table:table-cell>
          <table:table-cell office:value-type="float" office:value="45888562" calcext:value-type="float">
            <text:p>45888562</text:p>
          </table:table-cell>
          <table:table-cell office:value-type="string" calcext:value-type="string">
            <text:p>2020-06-26 18:14:56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M36:.U36])" office:value-type="float" office:value="16" calcext:value-type="float">
            <text:p>16</text:p>
          </table:table-cell>
          <table:table-cell table:formula="of:=0.1*[.G36]/40 + 0.1*[.H36]/55 + 0.1*[.I36]/50 + 0.1*[.J36]/50 + 0.6*[.K36]/85" office:value-type="percentage" office:value="0.340122994652406" calcext:value-type="percentage">
            <text:p>34.01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s4581220</text:p>
          </table:table-cell>
          <table:table-cell office:value-type="float" office:value="45812204" calcext:value-type="float">
            <text:p>45812204</text:p>
          </table:table-cell>
          <table:table-cell office:value-type="string" calcext:value-type="string">
            <text:p>2020-06-26 18:02:36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SUM([.M37:.U37])" office:value-type="float" office:value="32" calcext:value-type="float">
            <text:p>32</text:p>
          </table:table-cell>
          <table:table-cell table:formula="of:=0.1*[.G37]/40 + 0.1*[.H37]/55 + 0.1*[.I37]/50 + 0.1*[.J37]/50 + 0.6*[.K37]/85" office:value-type="percentage" office:value="0.349655080213904" calcext:value-type="percentage">
            <text:p>34.97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gg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s4529557</text:p>
          </table:table-cell>
          <table:table-cell office:value-type="float" office:value="45295571" calcext:value-type="float">
            <text:p>45295571</text:p>
          </table:table-cell>
          <table:table-cell office:value-type="string" calcext:value-type="string">
            <text:p>2020-07-07 17:11:18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SUM([.M38:.U38])" office:value-type="float" office:value="0" calcext:value-type="float">
            <text:p>0</text:p>
          </table:table-cell>
          <table:table-cell table:formula="of:=0.1*[.G38]/40 + 0.1*[.H38]/55 + 0.1*[.I38]/50 + 0.1*[.J38]/50 + 0.6*[.K38]/85" office:value-type="percentage" office:value="0.352090909090909" calcext:value-type="percentage">
            <text:p>35.21%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rawford</text:p>
          </table:table-cell>
          <table:table-cell office:value-type="string" calcext:value-type="string">
            <text:p>Veda</text:p>
          </table:table-cell>
          <table:table-cell office:value-type="string" calcext:value-type="string">
            <text:p>s4580318</text:p>
          </table:table-cell>
          <table:table-cell office:value-type="float" office:value="45803181" calcext:value-type="float">
            <text:p>45803181</text:p>
          </table:table-cell>
          <table:table-cell office:value-type="string" calcext:value-type="string">
            <text:p>2020-06-26 20:41:26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formula="of:=SUM([.M39:.U39])" office:value-type="float" office:value="51" calcext:value-type="float">
            <text:p>51</text:p>
          </table:table-cell>
          <table:table-cell table:formula="of:=0.1*[.G39]/40 + 0.1*[.H39]/55 + 0.1*[.I39]/50 + 0.1*[.J39]/50 + 0.6*[.K39]/85" office:value-type="percentage" office:value="0.717409090909091" calcext:value-type="percentage">
            <text:p>71.74%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rier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s4530237</text:p>
          </table:table-cell>
          <table:table-cell office:value-type="float" office:value="45302376" calcext:value-type="float">
            <text:p>45302376</text:p>
          </table:table-cell>
          <table:table-cell office:value-type="string" calcext:value-type="string">
            <text:p>2020-06-26 16:26:29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formula="of:=SUM([.M40:.U40])" office:value-type="float" office:value="74" calcext:value-type="float">
            <text:p>74</text:p>
          </table:table-cell>
          <table:table-cell table:formula="of:=0.1*[.G40]/40 + 0.1*[.H40]/55 + 0.1*[.I40]/50 + 0.1*[.J40]/50 + 0.6*[.K40]/85" office:value-type="percentage" office:value="0.88244385026738" calcext:value-type="percentage">
            <text:p>88.24%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o</text:p>
          </table:table-cell>
          <table:table-cell office:value-type="string" calcext:value-type="string">
            <text:p>Yi Jie</text:p>
          </table:table-cell>
          <table:table-cell office:value-type="string" calcext:value-type="string">
            <text:p>s4567720</text:p>
          </table:table-cell>
          <table:table-cell office:value-type="float" office:value="45677207" calcext:value-type="float">
            <text:p>45677207</text:p>
          </table:table-cell>
          <table:table-cell office:value-type="string" calcext:value-type="string">
            <text:p>2020-06-26 18:29:11</text:p>
          </table:table-cell>
          <table:table-cell office:value-type="string" calcext:value-type="string">
            <text:p>Yes</text:p>
          </table:table-cell>
          <table:table-cell office:value-type="float" office:value="27.5" calcext:value-type="float">
            <text:p>27.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M41:.U41])" office:value-type="float" office:value="18" calcext:value-type="float">
            <text:p>18</text:p>
          </table:table-cell>
          <table:table-cell table:formula="of:=0.1*[.G41]/40 + 0.1*[.H41]/55 + 0.1*[.I41]/50 + 0.1*[.J41]/50 + 0.6*[.K41]/85" office:value-type="percentage" office:value="0.367081550802139" calcext:value-type="percentage">
            <text:p>36.71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dges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4432640</text:p>
          </table:table-cell>
          <table:table-cell office:value-type="float" office:value="44326405" calcext:value-type="float">
            <text:p>44326405</text:p>
          </table:table-cell>
          <table:table-cell office:value-type="string" calcext:value-type="string">
            <text:p>2020-06-26 18:23:09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SUM([.M42:.U42])" office:value-type="float" office:value="40" calcext:value-type="float">
            <text:p>40</text:p>
          </table:table-cell>
          <table:table-cell table:formula="of:=0.1*[.G42]/40 + 0.1*[.H42]/55 + 0.1*[.I42]/50 + 0.1*[.J42]/50 + 0.6*[.K42]/85" office:value-type="percentage" office:value="0.442262032085562" calcext:value-type="percentage">
            <text:p>44.23%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urch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4432108</text:p>
          </table:table-cell>
          <table:table-cell office:value-type="float" office:value="44321080" calcext:value-type="float">
            <text:p>44321080</text:p>
          </table:table-cell>
          <table:table-cell office:value-type="string" calcext:value-type="string">
            <text:p>2020-06-26 18:35:28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M43:.U43])" office:value-type="float" office:value="25" calcext:value-type="float">
            <text:p>25</text:p>
          </table:table-cell>
          <table:table-cell table:formula="of:=0.1*[.G43]/40 + 0.1*[.H43]/55 + 0.1*[.I43]/50 + 0.1*[.J43]/50 + 0.6*[.K43]/85" office:value-type="percentage" office:value="0.372743315508021" calcext:value-type="percentage">
            <text:p>37.27%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bbs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s4582997</text:p>
          </table:table-cell>
          <table:table-cell office:value-type="float" office:value="45829976" calcext:value-type="float">
            <text:p>45829976</text:p>
          </table:table-cell>
          <table:table-cell office:value-type="string" calcext:value-type="string">
            <text:p>2020-06-26 18:16:09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SUM([.M44:.U44])" office:value-type="float" office:value="29" calcext:value-type="float">
            <text:p>29</text:p>
          </table:table-cell>
          <table:table-cell table:formula="of:=0.1*[.G44]/40 + 0.1*[.H44]/55 + 0.1*[.I44]/50 + 0.1*[.J44]/50 + 0.6*[.K44]/85" office:value-type="percentage" office:value="0.391705882352941" calcext:value-type="percentage">
            <text:p>39.17%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s4482771</text:p>
          </table:table-cell>
          <table:table-cell office:value-type="float" office:value="44827715" calcext:value-type="float">
            <text:p>44827715</text:p>
          </table:table-cell>
          <table:table-cell office:value-type="string" calcext:value-type="string">
            <text:p>2020-07-02 22:19:02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SUM([.M45:.U45])" office:value-type="float" office:value="40" calcext:value-type="float">
            <text:p>40</text:p>
          </table:table-cell>
          <table:table-cell table:formula="of:=0.1*[.G45]/40 + 0.1*[.H45]/55 + 0.1*[.I45]/50 + 0.1*[.J45]/50 + 0.6*[.K45]/85" office:value-type="percentage" office:value="0.675852941176471" calcext:value-type="percentage">
            <text:p>67.59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id wrong problem 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we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s4316295</text:p>
          </table:table-cell>
          <table:table-cell office:value-type="float" office:value="43162950" calcext:value-type="float">
            <text:p>43162950</text:p>
          </table:table-cell>
          <table:table-cell office:value-type="string" calcext:value-type="string">
            <text:p>2020-07-11 15:40:36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table:formula="of:=SUM([.M46:.U46])" office:value-type="float" office:value="21" calcext:value-type="float">
            <text:p>21</text:p>
          </table:table-cell>
          <table:table-cell table:formula="of:=0.1*[.G46]/40 + 0.1*[.H46]/55 + 0.1*[.I46]/50 + 0.1*[.J46]/50 + 0.6*[.K46]/85" office:value-type="percentage" office:value="0.395189839572193" calcext:value-type="percentage">
            <text:p>39.52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Lingying</text:p>
          </table:table-cell>
          <table:table-cell office:value-type="string" calcext:value-type="string">
            <text:p>s4491035</text:p>
          </table:table-cell>
          <table:table-cell office:value-type="float" office:value="44910354" calcext:value-type="float">
            <text:p>44910354</text:p>
          </table:table-cell>
          <table:table-cell office:value-type="string" calcext:value-type="string">
            <text:p>2020-06-26 21:02:52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SUM([.M47:.U47])" office:value-type="float" office:value="22" calcext:value-type="float">
            <text:p>22</text:p>
          </table:table-cell>
          <table:table-cell table:formula="of:=0.1*[.G47]/40 + 0.1*[.H47]/55 + 0.1*[.I47]/50 + 0.1*[.J47]/50 + 0.6*[.K47]/85" office:value-type="percentage" office:value="0.398794117647059" calcext:value-type="percentage">
            <text:p>39.88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letter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s4479305</text:p>
          </table:table-cell>
          <table:table-cell office:value-type="float" office:value="44793052" calcext:value-type="float">
            <text:p>44793052</text:p>
          </table:table-cell>
          <table:table-cell office:value-type="string" calcext:value-type="string">
            <text:p>2020-06-28 12:59:53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formula="of:=SUM([.M48:.U48])" office:value-type="float" office:value="27" calcext:value-type="float">
            <text:p>27</text:p>
          </table:table-cell>
          <table:table-cell table:formula="of:=0.1*[.G48]/40 + 0.1*[.H48]/55 + 0.1*[.I48]/50 + 0.1*[.J48]/50 + 0.6*[.K48]/85" office:value-type="percentage" office:value="0.402497326203209" calcext:value-type="percentage">
            <text:p>40.25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rpenius</text:p>
          </table:table-cell>
          <table:table-cell office:value-type="string" calcext:value-type="string">
            <text:p>Tommi</text:p>
          </table:table-cell>
          <table:table-cell office:value-type="string" calcext:value-type="string">
            <text:p>s4478348</text:p>
          </table:table-cell>
          <table:table-cell office:value-type="float" office:value="44783482" calcext:value-type="float">
            <text:p>44783482</text:p>
          </table:table-cell>
          <table:table-cell office:value-type="string" calcext:value-type="string">
            <text:p>2020-07-10 19:00:49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table:formula="of:=SUM([.M49:.U49])" office:value-type="float" office:value="27" calcext:value-type="float">
            <text:p>27</text:p>
          </table:table-cell>
          <table:table-cell table:formula="of:=0.1*[.G49]/40 + 0.1*[.H49]/55 + 0.1*[.I49]/50 + 0.1*[.J49]/50 + 0.6*[.K49]/85" office:value-type="percentage" office:value="0.406906417112299" calcext:value-type="percentage">
            <text:p>40.69%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mol</text:p>
          </table:table-cell>
          <table:table-cell office:value-type="string" calcext:value-type="string">
            <text:p>Aditya</text:p>
          </table:table-cell>
          <table:table-cell office:value-type="string" calcext:value-type="string">
            <text:p>s4529637</text:p>
          </table:table-cell>
          <table:table-cell office:value-type="float" office:value="45296372" calcext:value-type="float">
            <text:p>45296372</text:p>
          </table:table-cell>
          <table:table-cell office:value-type="string" calcext:value-type="string">
            <text:p>2020-06-29 19:00:27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/>
          <table:table-cell table:formula="of:=SUM([.M50:.U50])" office:value-type="float" office:value="27" calcext:value-type="float">
            <text:p>27</text:p>
          </table:table-cell>
          <table:table-cell table:formula="of:=0.1*[.G50]/40 + 0.1*[.H50]/55 + 0.1*[.I50]/50 + 0.1*[.J50]/50 + 0.6*[.K50]/85" office:value-type="percentage" office:value="0.410133689839572" calcext:value-type="percentage">
            <text:p>41.01%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lvez-Santic</text:p>
          </table:table-cell>
          <table:table-cell office:value-type="string" calcext:value-type="string">
            <text:p>Nikolai</text:p>
          </table:table-cell>
          <table:table-cell office:value-type="string" calcext:value-type="string">
            <text:p>s4480498</text:p>
          </table:table-cell>
          <table:table-cell office:value-type="float" office:value="44804985" calcext:value-type="float">
            <text:p>44804985</text:p>
          </table:table-cell>
          <table:table-cell office:value-type="string" calcext:value-type="string">
            <text:p>2020-07-01 22:05:30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formula="of:=SUM([.M51:.U51])" office:value-type="float" office:value="19" calcext:value-type="float">
            <text:p>19</text:p>
          </table:table-cell>
          <table:table-cell table:formula="of:=0.1*[.G51]/40 + 0.1*[.H51]/55 + 0.1*[.I51]/50 + 0.1*[.J51]/50 + 0.6*[.K51]/85" office:value-type="percentage" office:value="0.417344919786096" calcext:value-type="percentage">
            <text:p>41.73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Xinghua</text:p>
          </table:table-cell>
          <table:table-cell office:value-type="string" calcext:value-type="string">
            <text:p>s4551541</text:p>
          </table:table-cell>
          <table:table-cell office:value-type="float" office:value="45515411" calcext:value-type="float">
            <text:p>45515411</text:p>
          </table:table-cell>
          <table:table-cell office:value-type="string" calcext:value-type="string">
            <text:p>2020-07-03 16:57:30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0.1*[.G52]/40 + 0.1*[.H52]/55 + 0.1*[.I52]/50 + 0.1*[.J52]/50 + 0.6*[.K52]/85" office:value-type="percentage" office:value="0.271181818181818" calcext:value-type="percentage">
            <text:p>27.12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*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rks</text:p>
          </table:table-cell>
          <table:table-cell office:value-type="string" calcext:value-type="string">
            <text:p>Caitlyn</text:p>
          </table:table-cell>
          <table:table-cell office:value-type="string" calcext:value-type="string">
            <text:p>s4589167</text:p>
          </table:table-cell>
          <table:table-cell office:value-type="float" office:value="45891674" calcext:value-type="float">
            <text:p>45891674</text:p>
          </table:table-cell>
          <table:table-cell office:value-type="string" calcext:value-type="string">
            <text:p>2020-06-26 18:24:56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SUM([.M53:.U53])" office:value-type="float" office:value="18" calcext:value-type="float">
            <text:p>18</text:p>
          </table:table-cell>
          <table:table-cell table:formula="of:=0.1*[.G53]/40 + 0.1*[.H53]/55 + 0.1*[.I53]/50 + 0.1*[.J53]/50 + 0.6*[.K53]/85" office:value-type="percentage" office:value="0.425286096256685" calcext:value-type="percentage">
            <text:p>42.53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aly-Sheeraz</text:p>
          </table:table-cell>
          <table:table-cell office:value-type="string" calcext:value-type="string">
            <text:p>Kamran</text:p>
          </table:table-cell>
          <table:table-cell office:value-type="string" calcext:value-type="string">
            <text:p>s4484695</text:p>
          </table:table-cell>
          <table:table-cell office:value-type="float" office:value="44846958" calcext:value-type="float">
            <text:p>44846958</text:p>
          </table:table-cell>
          <table:table-cell office:value-type="string" calcext:value-type="string">
            <text:p>2020-07-10 21:18:36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4.5" calcext:value-type="float">
            <text:p>44.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M54:.U54])" office:value-type="float" office:value="28" calcext:value-type="float">
            <text:p>28</text:p>
          </table:table-cell>
          <table:table-cell table:formula="of:=0.1*[.G54]/40 + 0.1*[.H54]/55 + 0.1*[.I54]/50 + 0.1*[.J54]/50 + 0.6*[.K54]/85" office:value-type="percentage" office:value="0.42605614973262" calcext:value-type="percentage">
            <text:p>42.61%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emura</text:p>
          </table:table-cell>
          <table:table-cell office:value-type="string" calcext:value-type="string">
            <text:p>Takiru</text:p>
          </table:table-cell>
          <table:table-cell office:value-type="string" calcext:value-type="string">
            <text:p>s4518574</text:p>
          </table:table-cell>
          <table:table-cell office:value-type="float" office:value="45185748" calcext:value-type="float">
            <text:p>45185748</text:p>
          </table:table-cell>
          <table:table-cell office:value-type="string" calcext:value-type="string">
            <text:p>2020-07-10 18:43:36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SUM([.M55:.U55])" office:value-type="float" office:value="31" calcext:value-type="float">
            <text:p>31</text:p>
          </table:table-cell>
          <table:table-cell table:formula="of:=0.1*[.G55]/40 + 0.1*[.H55]/55 + 0.1*[.I55]/50 + 0.1*[.J55]/50 + 0.6*[.K55]/85" office:value-type="percentage" office:value="0.431550802139038" calcext:value-type="percentage">
            <text:p>43.16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ker</text:p>
          </table:table-cell>
          <table:table-cell office:value-type="string" calcext:value-type="string">
            <text:p>Bo-Jivan</text:p>
          </table:table-cell>
          <table:table-cell office:value-type="string" calcext:value-type="string">
            <text:p>s4529525</text:p>
          </table:table-cell>
          <table:table-cell office:value-type="float" office:value="45295254" calcext:value-type="float">
            <text:p>45295254</text:p>
          </table:table-cell>
          <table:table-cell office:value-type="string" calcext:value-type="string">
            <text:p>2020-07-08 09:26:57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formula="of:=SUM([.M56:.U56])" office:value-type="float" office:value="18" calcext:value-type="float">
            <text:p>18</text:p>
          </table:table-cell>
          <table:table-cell table:formula="of:=0.1*[.G56]/40 + 0.1*[.H56]/55 + 0.1*[.I56]/50 + 0.1*[.J56]/50 + 0.6*[.K56]/85" office:value-type="percentage" office:value="0.433649732620321" calcext:value-type="percentage">
            <text:p>43.36%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hoo</text:p>
          </table:table-cell>
          <table:table-cell office:value-type="string" calcext:value-type="string">
            <text:p>Dennis Ping Ren</text:p>
          </table:table-cell>
          <table:table-cell office:value-type="string" calcext:value-type="string">
            <text:p>s4580814</text:p>
          </table:table-cell>
          <table:table-cell office:value-type="float" office:value="45808140" calcext:value-type="float">
            <text:p>45808140</text:p>
          </table:table-cell>
          <table:table-cell office:value-type="string" calcext:value-type="string">
            <text:p>2020-06-26 19:35:26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SUM([.M57:.U57])" office:value-type="float" office:value="21" calcext:value-type="float">
            <text:p>21</text:p>
          </table:table-cell>
          <table:table-cell table:formula="of:=0.1*[.G57]/40 + 0.1*[.H57]/55 + 0.1*[.I57]/50 + 0.1*[.J57]/50 + 0.6*[.K57]/85" office:value-type="percentage" office:value="0.434917112299465" calcext:value-type="percentage">
            <text:p>43.49%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iao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s4548357</text:p>
          </table:table-cell>
          <table:table-cell office:value-type="float" office:value="45483574" calcext:value-type="float">
            <text:p>45483574</text:p>
          </table:table-cell>
          <table:table-cell office:value-type="string" calcext:value-type="string">
            <text:p>2020-07-07 22:03:10</text:p>
          </table:table-cell>
          <table:table-cell office:value-type="string" calcext:value-type="string">
            <text:p>Yes</text:p>
          </table:table-cell>
          <table:table-cell office:value-type="float" office:value="14.5" calcext:value-type="float">
            <text:p>14.5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SUM([.M58:.U58])" office:value-type="float" office:value="39" calcext:value-type="float">
            <text:p>39</text:p>
          </table:table-cell>
          <table:table-cell table:formula="of:=0.1*[.G58]/40 + 0.1*[.H58]/55 + 0.1*[.I58]/50 + 0.1*[.J58]/50 + 0.6*[.K58]/85" office:value-type="percentage" office:value="0.440998663101604" calcext:value-type="percentage">
            <text:p>44.10%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uir-Smith</text:p>
          </table:table-cell>
          <table:table-cell office:value-type="string" calcext:value-type="string">
            <text:p>Poppy</text:p>
          </table:table-cell>
          <table:table-cell office:value-type="string" calcext:value-type="string">
            <text:p>s4581371</text:p>
          </table:table-cell>
          <table:table-cell office:value-type="float" office:value="45813715" calcext:value-type="float">
            <text:p>45813715</text:p>
          </table:table-cell>
          <table:table-cell office:value-type="string" calcext:value-type="string">
            <text:p>2020-06-26 18:20:11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SUM([.M59:.U59])" office:value-type="float" office:value="30" calcext:value-type="float">
            <text:p>30</text:p>
          </table:table-cell>
          <table:table-cell table:formula="of:=0.1*[.G59]/40 + 0.1*[.H59]/55 + 0.1*[.I59]/50 + 0.1*[.J59]/50 + 0.6*[.K59]/85" office:value-type="percentage" office:value="0.453673796791444" calcext:value-type="percentage">
            <text:p>45.37%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n</text:p>
          </table:table-cell>
          <table:table-cell office:value-type="string" calcext:value-type="string">
            <text:p>Xin Yee</text:p>
          </table:table-cell>
          <table:table-cell office:value-type="string" calcext:value-type="string">
            <text:p>s4538060</text:p>
          </table:table-cell>
          <table:table-cell office:value-type="float" office:value="45380600" calcext:value-type="float">
            <text:p>45380600</text:p>
          </table:table-cell>
          <table:table-cell office:value-type="string" calcext:value-type="string">
            <text:p>2020-06-26 22:28:30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SUM([.M60:.U60])" office:value-type="float" office:value="30" calcext:value-type="float">
            <text:p>30</text:p>
          </table:table-cell>
          <table:table-cell table:formula="of:=0.1*[.G60]/40 + 0.1*[.H60]/55 + 0.1*[.I60]/50 + 0.1*[.J60]/50 + 0.6*[.K60]/85" office:value-type="percentage" office:value="0.455719251336898" calcext:value-type="percentage">
            <text:p>45.57%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X60:.AF60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onohue</text:p>
          </table:table-cell>
          <table:table-cell office:value-type="string" calcext:value-type="string">
            <text:p>Anton</text:p>
          </table:table-cell>
          <table:table-cell office:value-type="string" calcext:value-type="string">
            <text:p>s4582434</text:p>
          </table:table-cell>
          <table:table-cell office:value-type="float" office:value="45824346" calcext:value-type="float">
            <text:p>45824346</text:p>
          </table:table-cell>
          <table:table-cell office:value-type="string" calcext:value-type="string">
            <text:p>2020-07-03 16:04:30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formula="of:=SUM([.M61:.U61])" office:value-type="float" office:value="31" calcext:value-type="float">
            <text:p>31</text:p>
          </table:table-cell>
          <table:table-cell table:formula="of:=0.1*[.G61]/40 + 0.1*[.H61]/55 + 0.1*[.I61]/50 + 0.1*[.J61]/50 + 0.6*[.K61]/85" office:value-type="percentage" office:value="0.456141711229947" calcext:value-type="percentage">
            <text:p>45.61%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m</text:p>
          </table:table-cell>
          <table:table-cell office:value-type="string" calcext:value-type="string">
            <text:p>Hyunbo</text:p>
          </table:table-cell>
          <table:table-cell office:value-type="string" calcext:value-type="string">
            <text:p>s4588797</text:p>
          </table:table-cell>
          <table:table-cell office:value-type="float" office:value="45887976" calcext:value-type="float">
            <text:p>45887976</text:p>
          </table:table-cell>
          <table:table-cell office:value-type="string" calcext:value-type="string">
            <text:p>2020-06-26 18:22:56</text:p>
          </table:table-cell>
          <table:table-cell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M62:.U62])" office:value-type="float" office:value="43" calcext:value-type="float">
            <text:p>43</text:p>
          </table:table-cell>
          <table:table-cell table:formula="of:=0.1*[.G62]/40 + 0.1*[.H62]/55 + 0.1*[.I62]/50 + 0.1*[.J62]/50 + 0.6*[.K62]/85" office:value-type="percentage" office:value="0.456938502673797" calcext:value-type="percentage">
            <text:p>45.69%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upp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X62:.AE62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s4640554</text:p>
          </table:table-cell>
          <table:table-cell office:value-type="float" office:value="46405546" calcext:value-type="float">
            <text:p>46405546</text:p>
          </table:table-cell>
          <table:table-cell office:value-type="string" calcext:value-type="string">
            <text:p>2020-07-09 15:53:35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SUM([.M63:.U63])" office:value-type="float" office:value="38" calcext:value-type="float">
            <text:p>38</text:p>
          </table:table-cell>
          <table:table-cell table:formula="of:=0.1*[.G63]/40 + 0.1*[.H63]/55 + 0.1*[.I63]/50 + 0.1*[.J63]/50 + 0.6*[.K63]/85" office:value-type="percentage" office:value="0.459917112299465" calcext:value-type="percentage">
            <text:p>45.99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dri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s4437079</text:p>
          </table:table-cell>
          <table:table-cell office:value-type="float" office:value="44370798" calcext:value-type="float">
            <text:p>44370798</text:p>
          </table:table-cell>
          <table:table-cell office:value-type="string" calcext:value-type="string">
            <text:p>2020-06-26 18:29:26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SUM([.M64:.U64])" office:value-type="float" office:value="36" calcext:value-type="float">
            <text:p>36</text:p>
          </table:table-cell>
          <table:table-cell table:formula="of:=0.1*[.G64]/40 + 0.1*[.H64]/55 + 0.1*[.I64]/50 + 0.1*[.J64]/50 + 0.6*[.K64]/85" office:value-type="percentage" office:value="0.462254010695187" calcext:value-type="percentage">
            <text:p>46.23%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X64:.AF6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o Carmo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s4476480</text:p>
          </table:table-cell>
          <table:table-cell office:value-type="float" office:value="44764801" calcext:value-type="float">
            <text:p>44764801</text:p>
          </table:table-cell>
          <table:table-cell office:value-type="string" calcext:value-type="string">
            <text:p>2020-06-27 09:57:26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SUM([.M65:.U65])" office:value-type="float" office:value="26" calcext:value-type="float">
            <text:p>26</text:p>
          </table:table-cell>
          <table:table-cell table:formula="of:=0.1*[.G65]/40 + 0.1*[.H65]/55 + 0.1*[.I65]/50 + 0.1*[.J65]/50 + 0.6*[.K65]/85" office:value-type="percentage" office:value="0.463302139037433" calcext:value-type="percentage">
            <text:p>46.33%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rvin</text:p>
          </table:table-cell>
          <table:table-cell office:value-type="string" calcext:value-type="string">
            <text:p>Xena</text:p>
          </table:table-cell>
          <table:table-cell office:value-type="string" calcext:value-type="string">
            <text:p>s4579755</text:p>
          </table:table-cell>
          <table:table-cell office:value-type="float" office:value="45797552" calcext:value-type="float">
            <text:p>45797552</text:p>
          </table:table-cell>
          <table:table-cell office:value-type="string" calcext:value-type="string">
            <text:p>2020-06-26 18:19:3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table:formula="of:=SUM([.M66:.U66])" office:value-type="float" office:value="25" calcext:value-type="float">
            <text:p>25</text:p>
          </table:table-cell>
          <table:table-cell table:formula="of:=0.1*[.G66]/40 + 0.1*[.H66]/55 + 0.1*[.I66]/50 + 0.1*[.J66]/50 + 0.6*[.K66]/85" office:value-type="percentage" office:value="0.463379679144385" calcext:value-type="percentage">
            <text:p>46.34%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X66:.AF66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Youbin</text:p>
          </table:table-cell>
          <table:table-cell office:value-type="string" calcext:value-type="string">
            <text:p>s4580342</text:p>
          </table:table-cell>
          <table:table-cell office:value-type="float" office:value="45803426" calcext:value-type="float">
            <text:p>45803426</text:p>
          </table:table-cell>
          <table:table-cell office:value-type="string" calcext:value-type="string">
            <text:p>2020-06-26 20:27:29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formula="of:=SUM([.M67:.U67])" office:value-type="float" office:value="22" calcext:value-type="float">
            <text:p>22</text:p>
          </table:table-cell>
          <table:table-cell table:formula="of:=0.1*[.G67]/40 + 0.1*[.H67]/55 + 0.1*[.I67]/50 + 0.1*[.J67]/50 + 0.6*[.K67]/85" office:value-type="percentage" office:value="0.466475935828877" calcext:value-type="percentage">
            <text:p>46.65%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pp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X67:.AF67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laum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s4277066</text:p>
          </table:table-cell>
          <table:table-cell office:value-type="float" office:value="42770666" calcext:value-type="float">
            <text:p>42770666</text:p>
          </table:table-cell>
          <table:table-cell office:value-type="string" calcext:value-type="string">
            <text:p>2020-07-02 07:09:07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SUM([.M68:.U68])" office:value-type="float" office:value="28" calcext:value-type="float">
            <text:p>28</text:p>
          </table:table-cell>
          <table:table-cell table:formula="of:=0.1*[.G68]/40 + 0.1*[.H68]/55 + 0.1*[.I68]/50 + 0.1*[.J68]/50 + 0.6*[.K68]/85" office:value-type="percentage" office:value="0.467783422459893" calcext:value-type="percentage">
            <text:p>46.78%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p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SUM([.X68:.AF68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Liesch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s4583124</text:p>
          </table:table-cell>
          <table:table-cell office:value-type="float" office:value="45831241" calcext:value-type="float">
            <text:p>45831241</text:p>
          </table:table-cell>
          <table:table-cell office:value-type="string" calcext:value-type="string">
            <text:p>2020-06-27 20:29:41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SUM([.M69:.U69])" office:value-type="float" office:value="33" calcext:value-type="float">
            <text:p>33</text:p>
          </table:table-cell>
          <table:table-cell table:formula="of:=0.1*[.G69]/40 + 0.1*[.H69]/55 + 0.1*[.I69]/50 + 0.1*[.J69]/50 + 0.6*[.K69]/85" office:value-type="percentage" office:value="0.472350267379679" calcext:value-type="percentage">
            <text:p>47.24%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SUM([.X69:.AF69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s4499039</text:p>
          </table:table-cell>
          <table:table-cell office:value-type="float" office:value="44990392" calcext:value-type="float">
            <text:p>44990392</text:p>
          </table:table-cell>
          <table:table-cell office:value-type="string" calcext:value-type="string">
            <text:p>2020-07-07 22:19:18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table:formula="of:=SUM([.M70:.U70])" office:value-type="float" office:value="32" calcext:value-type="float">
            <text:p>32</text:p>
          </table:table-cell>
          <table:table-cell table:formula="of:=0.1*[.G70]/40 + 0.1*[.H70]/55 + 0.1*[.I70]/50 + 0.1*[.J70]/50 + 0.6*[.K70]/85" office:value-type="percentage" office:value="0.476109625668449" calcext:value-type="percentage">
            <text:p>47.61%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dewig</text:p>
          </table:table-cell>
          <table:table-cell office:value-type="string" calcext:value-type="string">
            <text:p>Jory</text:p>
          </table:table-cell>
          <table:table-cell office:value-type="string" calcext:value-type="string">
            <text:p>s4359775</text:p>
          </table:table-cell>
          <table:table-cell office:value-type="float" office:value="43597758" calcext:value-type="float">
            <text:p>43597758</text:p>
          </table:table-cell>
          <table:table-cell office:value-type="string" calcext:value-type="string">
            <text:p>2020-07-09 14:06:18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40" calcext:value-type="float">
            <text:p>40</text:p>
          </table:table-cell>
          <table:table-cell table:formula="of:=SUM([.M71:.U71])" office:value-type="float" office:value="32" calcext:value-type="float">
            <text:p>32</text:p>
          </table:table-cell>
          <table:table-cell table:formula="of:=0.1*[.G71]/40 + 0.1*[.H71]/55 + 0.1*[.I71]/50 + 0.1*[.J71]/50 + 0.6*[.K71]/85" office:value-type="percentage" office:value="0.480882352941177" calcext:value-type="percentage">
            <text:p>48.09%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X71:.AF7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egde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s4482181</text:p>
          </table:table-cell>
          <table:table-cell office:value-type="float" office:value="44821816" calcext:value-type="float">
            <text:p>44821816</text:p>
          </table:table-cell>
          <table:table-cell office:value-type="string" calcext:value-type="string">
            <text:p>2020-07-11 10:15:50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8.5" calcext:value-type="float">
            <text:p>38.5</text:p>
          </table:table-cell>
          <table:table-cell office:value-type="float" office:value="35" calcext:value-type="float">
            <text:p>35</text:p>
          </table:table-cell>
          <table:table-cell table:formula="of:=SUM([.M72:.U72])" office:value-type="float" office:value="26" calcext:value-type="float">
            <text:p>26</text:p>
          </table:table-cell>
          <table:table-cell table:formula="of:=0.1*[.G72]/40 + 0.1*[.H72]/55 + 0.1*[.I72]/50 + 0.1*[.J72]/50 + 0.6*[.K72]/85" office:value-type="percentage" office:value="0.483938502673797" calcext:value-type="percentage">
            <text:p>48.39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4527342</text:p>
          </table:table-cell>
          <table:table-cell office:value-type="float" office:value="45273421" calcext:value-type="float">
            <text:p>45273421</text:p>
          </table:table-cell>
          <table:table-cell office:value-type="string" calcext:value-type="string">
            <text:p>2020-06-26 18:20:56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formula="of:=SUM([.M73:.U73])" office:value-type="float" office:value="18" calcext:value-type="float">
            <text:p>18</text:p>
          </table:table-cell>
          <table:table-cell table:formula="of:=0.1*[.G73]/40 + 0.1*[.H73]/55 + 0.1*[.I73]/50 + 0.1*[.J73]/50 + 0.6*[.K73]/85" office:value-type="percentage" office:value="0.484967914438503" calcext:value-type="percentage">
            <text:p>48.5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X73:.AF73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Lamb</text:p>
          </table:table-cell>
          <table:table-cell office:value-type="string" calcext:value-type="string">
            <text:p>Marnie</text:p>
          </table:table-cell>
          <table:table-cell office:value-type="string" calcext:value-type="string">
            <text:p>s4581168</text:p>
          </table:table-cell>
          <table:table-cell office:value-type="float" office:value="45811681" calcext:value-type="float">
            <text:p>45811681</text:p>
          </table:table-cell>
          <table:table-cell office:value-type="string" calcext:value-type="string">
            <text:p>2020-06-27 17:02:52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SUM([.M74:.U74])" office:value-type="float" office:value="25" calcext:value-type="float">
            <text:p>25</text:p>
          </table:table-cell>
          <table:table-cell table:formula="of:=0.1*[.G74]/40 + 0.1*[.H74]/55 + 0.1*[.I74]/50 + 0.1*[.J74]/50 + 0.6*[.K74]/85" office:value-type="percentage" office:value="0.489470588235294" calcext:value-type="percentage">
            <text:p>48.95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[.X74:.AF7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ow</text:p>
          </table:table-cell>
          <table:table-cell office:value-type="string" calcext:value-type="string">
            <text:p>Yu Yang</text:p>
          </table:table-cell>
          <table:table-cell office:value-type="string" calcext:value-type="string">
            <text:p>s4599093</text:p>
          </table:table-cell>
          <table:table-cell office:value-type="float" office:value="45990933" calcext:value-type="float">
            <text:p>45990933</text:p>
          </table:table-cell>
          <table:table-cell office:value-type="string" calcext:value-type="string">
            <text:p>2020-06-28 09:05:10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formula="of:=SUM([.M75:.U75])" office:value-type="float" office:value="31" calcext:value-type="float">
            <text:p>31</text:p>
          </table:table-cell>
          <table:table-cell table:formula="of:=0.1*[.G75]/40 + 0.1*[.H75]/55 + 0.1*[.I75]/50 + 0.1*[.J75]/50 + 0.6*[.K75]/85" office:value-type="percentage" office:value="0.490050802139038" calcext:value-type="percentage">
            <text:p>49.01%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SUM([.X75:.AF75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Qin</text:p>
          </table:table-cell>
          <table:table-cell office:value-type="string" calcext:value-type="string">
            <text:p>Chenyue</text:p>
          </table:table-cell>
          <table:table-cell office:value-type="string" calcext:value-type="string">
            <text:p>s4513612</text:p>
          </table:table-cell>
          <table:table-cell office:value-type="float" office:value="45136124" calcext:value-type="float">
            <text:p>45136124</text:p>
          </table:table-cell>
          <table:table-cell office:value-type="string" calcext:value-type="string">
            <text:p>2020-06-30 14:14:12</text:p>
          </table:table-cell>
          <table:table-cell office:value-type="string" calcext:value-type="string">
            <text:p>Yes</text:p>
          </table:table-cell>
          <table:table-cell office:value-type="float" office:value="31.5" calcext:value-type="float">
            <text:p>31.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SUM([.M76:.U76])" office:value-type="float" office:value="24" calcext:value-type="float">
            <text:p>24</text:p>
          </table:table-cell>
          <table:table-cell table:formula="of:=0.1*[.G76]/40 + 0.1*[.H76]/55 + 0.1*[.I76]/50 + 0.1*[.J76]/50 + 0.6*[.K76]/85" office:value-type="percentage" office:value="0.495070855614973" calcext:value-type="percentage">
            <text:p>49.51%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X76:.AF7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Zhou</text:p>
          </table:table-cell>
          <table:table-cell office:value-type="string" calcext:value-type="string">
            <text:p>Haochen</text:p>
          </table:table-cell>
          <table:table-cell office:value-type="string" calcext:value-type="string">
            <text:p>s4560561</text:p>
          </table:table-cell>
          <table:table-cell office:value-type="float" office:value="45605611" calcext:value-type="float">
            <text:p>45605611</text:p>
          </table:table-cell>
          <table:table-cell office:value-type="string" calcext:value-type="string">
            <text:p>2020-06-27 15:48:17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table:formula="of:=SUM([.M77:.U77])" office:value-type="float" office:value="18" calcext:value-type="float">
            <text:p>18</text:p>
          </table:table-cell>
          <table:table-cell table:formula="of:=0.1*[.G77]/40 + 0.1*[.H77]/55 + 0.1*[.I77]/50 + 0.1*[.J77]/50 + 0.6*[.K77]/85" office:value-type="percentage" office:value="0.49674064171123" calcext:value-type="percentage">
            <text:p>49.67%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ills</text:p>
          </table:table-cell>
          <table:table-cell office:value-type="string" calcext:value-type="string">
            <text:p>Jayden</text:p>
          </table:table-cell>
          <table:table-cell office:value-type="string" calcext:value-type="string">
            <text:p>s4435948</text:p>
          </table:table-cell>
          <table:table-cell office:value-type="float" office:value="44359485" calcext:value-type="float">
            <text:p>44359485</text:p>
          </table:table-cell>
          <table:table-cell office:value-type="string" calcext:value-type="string">
            <text:p>2020-06-26 18:36:09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M78:.U78])" office:value-type="float" office:value="40" calcext:value-type="float">
            <text:p>40</text:p>
          </table:table-cell>
          <table:table-cell table:formula="of:=0.1*[.G78]/40 + 0.1*[.H78]/55 + 0.1*[.I78]/50 + 0.1*[.J78]/50 + 0.6*[.K78]/85" office:value-type="percentage" office:value="0.534762032085562" calcext:value-type="percentage">
            <text:p>53.48%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X78:.AF78]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elfke</text:p>
          </table:table-cell>
          <table:table-cell office:value-type="string" calcext:value-type="string">
            <text:p>Tyson</text:p>
          </table:table-cell>
          <table:table-cell office:value-type="string" calcext:value-type="string">
            <text:p>s4529355</text:p>
          </table:table-cell>
          <table:table-cell office:value-type="float" office:value="45293559" calcext:value-type="float">
            <text:p>45293559</text:p>
          </table:table-cell>
          <table:table-cell office:value-type="string" calcext:value-type="string">
            <text:p>2020-07-08 18:11:08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3.5" calcext:value-type="float">
            <text:p>43.5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formula="of:=SUM([.M79:.U79])" office:value-type="float" office:value="29" calcext:value-type="float">
            <text:p>29</text:p>
          </table:table-cell>
          <table:table-cell table:formula="of:=0.1*[.G79]/40 + 0.1*[.H79]/55 + 0.1*[.I79]/50 + 0.1*[.J79]/50 + 0.6*[.K79]/85" office:value-type="percentage" office:value="0.45779679144385" calcext:value-type="percentage">
            <text:p>45.78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vious final: 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'Connor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4529832</text:p>
          </table:table-cell>
          <table:table-cell office:value-type="float" office:value="45298321" calcext:value-type="float">
            <text:p>45298321</text:p>
          </table:table-cell>
          <table:table-cell office:value-type="string" calcext:value-type="string">
            <text:p>2020-07-11 10:26:36</text:p>
          </table:table-cell>
          <table:table-cell office:value-type="string" calcext:value-type="string">
            <text:p>Yes</text:p>
          </table:table-cell>
          <table:table-cell office:value-type="float" office:value="25.5" calcext:value-type="float">
            <text:p>25.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8" calcext:value-type="float">
            <text:p>28</text:p>
          </table:table-cell>
          <table:table-cell table:formula="of:=SUM([.M80:.U80])" office:value-type="float" office:value="38" calcext:value-type="float">
            <text:p>38</text:p>
          </table:table-cell>
          <table:table-cell table:formula="of:=0.1*[.G80]/40 + 0.1*[.H80]/55 + 0.1*[.I80]/50 + 0.1*[.J80]/50 + 0.6*[.K80]/85" office:value-type="percentage" office:value="0.502167112299465" calcext:value-type="percentage">
            <text:p>50.22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u</text:p>
          </table:table-cell>
          <table:table-cell office:value-type="string" calcext:value-type="string">
            <text:p>YiYun</text:p>
          </table:table-cell>
          <table:table-cell office:value-type="string" calcext:value-type="string">
            <text:p>s4494504</text:p>
          </table:table-cell>
          <table:table-cell office:value-type="float" office:value="44945048" calcext:value-type="float">
            <text:p>44945048</text:p>
          </table:table-cell>
          <table:table-cell office:value-type="string" calcext:value-type="string">
            <text:p>2020-06-27 18:09:52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SUM([.M81:.U81])" office:value-type="float" office:value="42" calcext:value-type="float">
            <text:p>42</text:p>
          </table:table-cell>
          <table:table-cell table:formula="of:=0.1*[.G81]/40 + 0.1*[.H81]/55 + 0.1*[.I81]/50 + 0.1*[.J81]/50 + 0.6*[.K81]/85" office:value-type="percentage" office:value="0.503152406417112" calcext:value-type="percentage">
            <text:p>50.32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4433232</text:p>
          </table:table-cell>
          <table:table-cell office:value-type="float" office:value="44332321" calcext:value-type="float">
            <text:p>44332321</text:p>
          </table:table-cell>
          <table:table-cell office:value-type="string" calcext:value-type="string">
            <text:p>2020-06-26 18:22:09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/>
          <table:table-cell table:formula="of:=SUM([.M82:.U82])" office:value-type="float" office:value="44" calcext:value-type="float">
            <text:p>44</text:p>
          </table:table-cell>
          <table:table-cell table:formula="of:=0.1*[.G82]/40 + 0.1*[.H82]/55 + 0.1*[.I82]/50 + 0.1*[.J82]/50 + 0.6*[.K82]/85" office:value-type="percentage" office:value="0.504633689839572" calcext:value-type="percentage">
            <text:p>50.46%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ittaker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s4580508</text:p>
          </table:table-cell>
          <table:table-cell office:value-type="float" office:value="45805082" calcext:value-type="float">
            <text:p>45805082</text:p>
          </table:table-cell>
          <table:table-cell office:value-type="string" calcext:value-type="string">
            <text:p>2020-06-26 18:35:28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table:formula="of:=SUM([.M83:.U83])" office:value-type="float" office:value="26" calcext:value-type="float">
            <text:p>26</text:p>
          </table:table-cell>
          <table:table-cell table:formula="of:=0.1*[.G83]/40 + 0.1*[.H83]/55 + 0.1*[.I83]/50 + 0.1*[.J83]/50 + 0.6*[.K83]/85" office:value-type="percentage" office:value="0.517711229946524" calcext:value-type="percentage">
            <text:p>51.77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up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SUM([.X83:.AF83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Le Cheng</text:p>
          </table:table-cell>
          <table:table-cell office:value-type="string" calcext:value-type="string">
            <text:p>Porsche</text:p>
          </table:table-cell>
          <table:table-cell office:value-type="string" calcext:value-type="string">
            <text:p>s4581986</text:p>
          </table:table-cell>
          <table:table-cell office:value-type="float" office:value="45819865" calcext:value-type="float">
            <text:p>45819865</text:p>
          </table:table-cell>
          <table:table-cell office:value-type="string" calcext:value-type="string">
            <text:p>2020-06-26 18:25:52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formula="of:=SUM([.M84:.U84])" office:value-type="float" office:value="32" calcext:value-type="float">
            <text:p>32</text:p>
          </table:table-cell>
          <table:table-cell table:formula="of:=0.1*[.G84]/40 + 0.1*[.H84]/55 + 0.1*[.I84]/50 + 0.1*[.J84]/50 + 0.6*[.K84]/85" office:value-type="percentage" office:value="0.517882352941177" calcext:value-type="percentage">
            <text:p>51.79%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owhurst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4582822</text:p>
          </table:table-cell>
          <table:table-cell office:value-type="float" office:value="45828223" calcext:value-type="float">
            <text:p>45828223</text:p>
          </table:table-cell>
          <table:table-cell office:value-type="string" calcext:value-type="string">
            <text:p>2020-06-26 18:23:36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formula="of:=SUM([.M85:.U85])" office:value-type="float" office:value="37" calcext:value-type="float">
            <text:p>37</text:p>
          </table:table-cell>
          <table:table-cell table:formula="of:=0.1*[.G85]/40 + 0.1*[.H85]/55 + 0.1*[.I85]/50 + 0.1*[.J85]/50 + 0.6*[.K85]/85" office:value-type="percentage" office:value="0.524540106951872" calcext:value-type="percentage">
            <text:p>52.45%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wnson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s4466438</text:p>
          </table:table-cell>
          <table:table-cell office:value-type="float" office:value="44664385" calcext:value-type="float">
            <text:p>44664385</text:p>
          </table:table-cell>
          <table:table-cell office:value-type="string" calcext:value-type="string">
            <text:p>2020-06-26 18:17:56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.5" calcext:value-type="float">
            <text:p>45.5</text:p>
          </table:table-cell>
          <table:table-cell office:value-type="float" office:value="37" calcext:value-type="float">
            <text:p>37</text:p>
          </table:table-cell>
          <table:table-cell table:formula="of:=SUM([.M86:.U86])" office:value-type="float" office:value="28" calcext:value-type="float">
            <text:p>28</text:p>
          </table:table-cell>
          <table:table-cell table:formula="of:=0.1*[.G86]/40 + 0.1*[.H86]/55 + 0.1*[.I86]/50 + 0.1*[.J86]/50 + 0.6*[.K86]/85" office:value-type="percentage" office:value="0.528328877005348" calcext:value-type="percentage">
            <text:p>52.83%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ll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s4581811</text:p>
          </table:table-cell>
          <table:table-cell office:value-type="float" office:value="45818112" calcext:value-type="float">
            <text:p>45818112</text:p>
          </table:table-cell>
          <table:table-cell office:value-type="string" calcext:value-type="string">
            <text:p>2020-06-26 18:51:26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formula="of:=SUM([.M87:.U87])" office:value-type="float" office:value="30" calcext:value-type="float">
            <text:p>30</text:p>
          </table:table-cell>
          <table:table-cell table:formula="of:=0.1*[.G87]/40 + 0.1*[.H87]/55 + 0.1*[.I87]/50 + 0.1*[.J87]/50 + 0.6*[.K87]/85" office:value-type="percentage" office:value="0.536719251336898" calcext:value-type="percentage">
            <text:p>53.67%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hou</text:p>
          </table:table-cell>
          <table:table-cell office:value-type="string" calcext:value-type="string">
            <text:p>Wenshan</text:p>
          </table:table-cell>
          <table:table-cell office:value-type="string" calcext:value-type="string">
            <text:p>s4525520</text:p>
          </table:table-cell>
          <table:table-cell office:value-type="float" office:value="45255203" calcext:value-type="float">
            <text:p>45255203</text:p>
          </table:table-cell>
          <table:table-cell office:value-type="string" calcext:value-type="string">
            <text:p>2020-07-06 11:25:47</text:p>
          </table:table-cell>
          <table:table-cell office:value-type="string" calcext:value-type="string">
            <text:p>Yes</text:p>
          </table:table-cell>
          <table:table-cell office:value-type="float" office:value="33.5" calcext:value-type="float">
            <text:p>33.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table:formula="of:=SUM([.M88:.U88])" office:value-type="float" office:value="30" calcext:value-type="float">
            <text:p>30</text:p>
          </table:table-cell>
          <table:table-cell table:formula="of:=0.1*[.G88]/40 + 0.1*[.H88]/55 + 0.1*[.I88]/50 + 0.1*[.J88]/50 + 0.6*[.K88]/85" office:value-type="percentage" office:value="0.530060160427808" calcext:value-type="percentage">
            <text:p>53.01%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Alistair</text:p>
          </table:table-cell>
          <table:table-cell office:value-type="string" calcext:value-type="string">
            <text:p>s4581998</text:p>
          </table:table-cell>
          <table:table-cell office:value-type="float" office:value="45819986" calcext:value-type="float">
            <text:p>45819986</text:p>
          </table:table-cell>
          <table:table-cell office:value-type="string" calcext:value-type="string">
            <text:p>2020-06-26 18:29:36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formula="of:=SUM([.M89:.U89])" office:value-type="float" office:value="36" calcext:value-type="float">
            <text:p>36</text:p>
          </table:table-cell>
          <table:table-cell table:formula="of:=0.1*[.G89]/40 + 0.1*[.H89]/55 + 0.1*[.I89]/50 + 0.1*[.J89]/50 + 0.6*[.K89]/85" office:value-type="percentage" office:value="0.533344919786096" calcext:value-type="percentage">
            <text:p>53.33%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tle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4583239</text:p>
          </table:table-cell>
          <table:table-cell office:value-type="float" office:value="45832396" calcext:value-type="float">
            <text:p>45832396</text:p>
          </table:table-cell>
          <table:table-cell office:value-type="string" calcext:value-type="string">
            <text:p>2020-06-30 13:43:19</text:p>
          </table:table-cell>
          <table:table-cell office:value-type="string" calcext:value-type="string">
            <text:p>Yes</text:p>
          </table:table-cell>
          <table:table-cell office:value-type="float" office:value="35.5" calcext:value-type="float">
            <text:p>35.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formula="of:=SUM([.M90:.U90])" office:value-type="float" office:value="35" calcext:value-type="float">
            <text:p>35</text:p>
          </table:table-cell>
          <table:table-cell table:formula="of:=0.1*[.G90]/40 + 0.1*[.H90]/55 + 0.1*[.I90]/50 + 0.1*[.J90]/50 + 0.6*[.K90]/85" office:value-type="percentage" office:value="0.544899732620321" calcext:value-type="percentage">
            <text:p>54.49%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hewsell</text:p>
          </table:table-cell>
          <table:table-cell office:value-type="string" calcext:value-type="string">
            <text:p>Alice</text:p>
          </table:table-cell>
          <table:table-cell office:value-type="string" calcext:value-type="string">
            <text:p>s4537655</text:p>
          </table:table-cell>
          <table:table-cell office:value-type="float" office:value="45376555" calcext:value-type="float">
            <text:p>45376555</text:p>
          </table:table-cell>
          <table:table-cell office:value-type="string" calcext:value-type="string">
            <text:p>2020-06-27 15:29:26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formula="of:=SUM([.M91:.U91])" office:value-type="float" office:value="34" calcext:value-type="float">
            <text:p>34</text:p>
          </table:table-cell>
          <table:table-cell table:formula="of:=0.1*[.G91]/40 + 0.1*[.H91]/55 + 0.1*[.I91]/50 + 0.1*[.J91]/50 + 0.6*[.K91]/85" office:value-type="percentage" office:value="0.548045454545455" calcext:value-type="percentage">
            <text:p>54.80%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odwi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s4579674</text:p>
          </table:table-cell>
          <table:table-cell office:value-type="float" office:value="45796742" calcext:value-type="float">
            <text:p>45796742</text:p>
          </table:table-cell>
          <table:table-cell office:value-type="string" calcext:value-type="string">
            <text:p>2020-06-26 18:20:52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SUM([.M92:.U92])" office:value-type="float" office:value="37" calcext:value-type="float">
            <text:p>37</text:p>
          </table:table-cell>
          <table:table-cell table:formula="of:=0.1*[.G92]/40 + 0.1*[.H92]/55 + 0.1*[.I92]/50 + 0.1*[.J92]/50 + 0.6*[.K92]/85" office:value-type="percentage" office:value="0.550403743315508" calcext:value-type="percentage">
            <text:p>55.04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Jiamin</text:p>
          </table:table-cell>
          <table:table-cell office:value-type="string" calcext:value-type="string">
            <text:p>s4559983</text:p>
          </table:table-cell>
          <table:table-cell office:value-type="float" office:value="45599831" calcext:value-type="float">
            <text:p>45599831</text:p>
          </table:table-cell>
          <table:table-cell office:value-type="string" calcext:value-type="string">
            <text:p>2020-06-26 19:02:09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SUM([.M93:.U93])" office:value-type="float" office:value="43" calcext:value-type="float">
            <text:p>43</text:p>
          </table:table-cell>
          <table:table-cell table:formula="of:=0.1*[.G93]/40 + 0.1*[.H93]/55 + 0.1*[.I93]/50 + 0.1*[.J93]/50 + 0.6*[.K93]/85" office:value-type="percentage" office:value="0.550438502673797" calcext:value-type="percentage">
            <text:p>55.04%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mmond</text:p>
          </table:table-cell>
          <table:table-cell office:value-type="string" calcext:value-type="string">
            <text:p>Margot</text:p>
          </table:table-cell>
          <table:table-cell office:value-type="string" calcext:value-type="string">
            <text:p>s4583127</text:p>
          </table:table-cell>
          <table:table-cell office:value-type="float" office:value="45831278" calcext:value-type="float">
            <text:p>45831278</text:p>
          </table:table-cell>
          <table:table-cell office:value-type="string" calcext:value-type="string">
            <text:p>2020-07-09 15:15:08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SUM([.M94:.U94])" office:value-type="float" office:value="33" calcext:value-type="float">
            <text:p>33</text:p>
          </table:table-cell>
          <table:table-cell table:formula="of:=0.1*[.G94]/40 + 0.1*[.H94]/55 + 0.1*[.I94]/50 + 0.1*[.J94]/50 + 0.6*[.K94]/85" office:value-type="percentage" office:value="0.553532085561497" calcext:value-type="percentage">
            <text:p>55.35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Nee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4581562</text:p>
          </table:table-cell>
          <table:table-cell office:value-type="float" office:value="45815625" calcext:value-type="float">
            <text:p>45815625</text:p>
          </table:table-cell>
          <table:table-cell office:value-type="string" calcext:value-type="string">
            <text:p>2020-06-26 18:31:09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SUM([.M95:.U95])" office:value-type="float" office:value="40" calcext:value-type="float">
            <text:p>40</text:p>
          </table:table-cell>
          <table:table-cell table:formula="of:=0.1*[.G95]/40 + 0.1*[.H95]/55 + 0.1*[.I95]/50 + 0.1*[.J95]/50 + 0.6*[.K95]/85" office:value-type="percentage" office:value="0.554807486631016" calcext:value-type="percentage">
            <text:p>55.48%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ito</text:p>
          </table:table-cell>
          <table:table-cell office:value-type="string" calcext:value-type="string">
            <text:p>Taiga</text:p>
          </table:table-cell>
          <table:table-cell office:value-type="string" calcext:value-type="string">
            <text:p>s4443432</text:p>
          </table:table-cell>
          <table:table-cell office:value-type="float" office:value="44434328" calcext:value-type="float">
            <text:p>44434328</text:p>
          </table:table-cell>
          <table:table-cell office:value-type="string" calcext:value-type="string">
            <text:p>2020-06-28 22:35:11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SUM([.M96:.U96])" office:value-type="float" office:value="33" calcext:value-type="float">
            <text:p>33</text:p>
          </table:table-cell>
          <table:table-cell table:formula="of:=0.1*[.G96]/40 + 0.1*[.H96]/55 + 0.1*[.I96]/50 + 0.1*[.J96]/50 + 0.6*[.K96]/85" office:value-type="percentage" office:value="0.55525935828877" calcext:value-type="percentage">
            <text:p>55.53%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llerby</text:p>
          </table:table-cell>
          <table:table-cell office:value-type="string" calcext:value-type="string">
            <text:p>Breeanne</text:p>
          </table:table-cell>
          <table:table-cell office:value-type="string" calcext:value-type="string">
            <text:p>s4524705</text:p>
          </table:table-cell>
          <table:table-cell office:value-type="float" office:value="45247057" calcext:value-type="float">
            <text:p>45247057</text:p>
          </table:table-cell>
          <table:table-cell office:value-type="string" calcext:value-type="string">
            <text:p>2020-07-05 20:06:47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M97:.U97])" office:value-type="float" office:value="22" calcext:value-type="float">
            <text:p>22</text:p>
          </table:table-cell>
          <table:table-cell table:formula="of:=0.1*[.G97]/40 + 0.1*[.H97]/55 + 0.1*[.I97]/50 + 0.1*[.J97]/50 + 0.6*[.K97]/85" office:value-type="percentage" office:value="0.555294117647059" calcext:value-type="percentage">
            <text:p>55.53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nnel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4583836</text:p>
          </table:table-cell>
          <table:table-cell office:value-type="float" office:value="45838361" calcext:value-type="float">
            <text:p>45838361</text:p>
          </table:table-cell>
          <table:table-cell office:value-type="string" calcext:value-type="string">
            <text:p>2020-07-05 12:45:31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formula="of:=SUM([.M98:.U98])" office:value-type="float" office:value="30" calcext:value-type="float">
            <text:p>30</text:p>
          </table:table-cell>
          <table:table-cell table:formula="of:=0.1*[.G98]/40 + 0.1*[.H98]/55 + 0.1*[.I98]/50 + 0.1*[.J98]/50 + 0.6*[.K98]/85" office:value-type="percentage" office:value="0.556901069518717" calcext:value-type="percentage">
            <text:p>55.69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</text:p>
          </table:table-cell>
          <table:table-cell office:value-type="string" calcext:value-type="string">
            <text:p>Xian</text:p>
          </table:table-cell>
          <table:table-cell office:value-type="string" calcext:value-type="string">
            <text:p>s4349858</text:p>
          </table:table-cell>
          <table:table-cell office:value-type="float" office:value="43498583" calcext:value-type="float">
            <text:p>43498583</text:p>
          </table:table-cell>
          <table:table-cell office:value-type="string" calcext:value-type="string">
            <text:p>2020-06-26 18:30:36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SUM([.M99:.U99])" office:value-type="float" office:value="38" calcext:value-type="float">
            <text:p>38</text:p>
          </table:table-cell>
          <table:table-cell table:formula="of:=0.1*[.G99]/40 + 0.1*[.H99]/55 + 0.1*[.I99]/50 + 0.1*[.J99]/50 + 0.6*[.K99]/85" office:value-type="percentage" office:value="0.55846256684492" calcext:value-type="percentage">
            <text:p>55.85%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uett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s4580449</text:p>
          </table:table-cell>
          <table:table-cell office:value-type="float" office:value="45804496" calcext:value-type="float">
            <text:p>45804496</text:p>
          </table:table-cell>
          <table:table-cell office:value-type="string" calcext:value-type="string">
            <text:p>2020-06-28 12:46:53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table:formula="of:=SUM([.M100:.U100])" office:value-type="float" office:value="36" calcext:value-type="float">
            <text:p>36</text:p>
          </table:table-cell>
          <table:table-cell table:formula="of:=0.1*[.G100]/40 + 0.1*[.H100]/55 + 0.1*[.I100]/50 + 0.1*[.J100]/50 + 0.6*[.K100]/85" office:value-type="percentage" office:value="0.560799465240642" calcext:value-type="percentage">
            <text:p>56.08%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vin</text:p>
          </table:table-cell>
          <table:table-cell office:value-type="string" calcext:value-type="string">
            <text:p>Amit</text:p>
          </table:table-cell>
          <table:table-cell office:value-type="string" calcext:value-type="string">
            <text:p>s4581247</text:p>
          </table:table-cell>
          <table:table-cell office:value-type="float" office:value="45812473" calcext:value-type="float">
            <text:p>45812473</text:p>
          </table:table-cell>
          <table:table-cell office:value-type="string" calcext:value-type="string">
            <text:p>2020-07-08 23:46:07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SUM([.M101:.U101])" office:value-type="float" office:value="35" calcext:value-type="float">
            <text:p>35</text:p>
          </table:table-cell>
          <table:table-cell table:formula="of:=0.1*[.G101]/40 + 0.1*[.H101]/55 + 0.1*[.I101]/50 + 0.1*[.J101]/50 + 0.6*[.K101]/85" office:value-type="percentage" office:value="0.56224064171123" calcext:value-type="percentage">
            <text:p>56.22%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heinberger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s4582255</text:p>
          </table:table-cell>
          <table:table-cell office:value-type="float" office:value="45822557" calcext:value-type="float">
            <text:p>45822557</text:p>
          </table:table-cell>
          <table:table-cell office:value-type="string" calcext:value-type="string">
            <text:p>2020-06-26 18:12:52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39.5" calcext:value-type="float">
            <text:p>39.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SUM([.M102:.U102])" office:value-type="float" office:value="33" calcext:value-type="float">
            <text:p>33</text:p>
          </table:table-cell>
          <table:table-cell table:formula="of:=0.1*[.G102]/40 + 0.1*[.H102]/55 + 0.1*[.I102]/50 + 0.1*[.J102]/50 + 0.6*[.K102]/85" office:value-type="percentage" office:value="0.56375935828877" calcext:value-type="percentage">
            <text:p>56.38%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s4507526</text:p>
          </table:table-cell>
          <table:table-cell office:value-type="float" office:value="45075269" calcext:value-type="float">
            <text:p>45075269</text:p>
          </table:table-cell>
          <table:table-cell office:value-type="string" calcext:value-type="string">
            <text:p>2020-07-08 12:28:08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formula="of:=SUM([.M103:.U103])" office:value-type="float" office:value="32" calcext:value-type="float">
            <text:p>32</text:p>
          </table:table-cell>
          <table:table-cell table:formula="of:=0.1*[.G103]/40 + 0.1*[.H103]/55 + 0.1*[.I103]/50 + 0.1*[.J103]/50 + 0.6*[.K103]/85" office:value-type="percentage" office:value="0.564564171122995" calcext:value-type="percentage">
            <text:p>56.46%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opchandani</text:p>
          </table:table-cell>
          <table:table-cell office:value-type="string" calcext:value-type="string">
            <text:p>Anubodh</text:p>
          </table:table-cell>
          <table:table-cell office:value-type="string" calcext:value-type="string">
            <text:p>s4503314</text:p>
          </table:table-cell>
          <table:table-cell office:value-type="float" office:value="45033148" calcext:value-type="float">
            <text:p>45033148</text:p>
          </table:table-cell>
          <table:table-cell office:value-type="string" calcext:value-type="string">
            <text:p>2020-06-26 18:30:09</text:p>
          </table:table-cell>
          <table:table-cell office:value-type="string" calcext:value-type="string">
            <text:p>Yes</text:p>
          </table:table-cell>
          <table:table-cell office:value-type="float" office:value="30.5" calcext:value-type="float">
            <text:p>30.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formula="of:=SUM([.M104:.U104])" office:value-type="float" office:value="37" calcext:value-type="float">
            <text:p>37</text:p>
          </table:table-cell>
          <table:table-cell table:formula="of:=0.1*[.G104]/40 + 0.1*[.H104]/55 + 0.1*[.I104]/50 + 0.1*[.J104]/50 + 0.6*[.K104]/85" office:value-type="percentage" office:value="0.565426470588235" calcext:value-type="percentage">
            <text:p>56.54%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is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s4580259</text:p>
          </table:table-cell>
          <table:table-cell office:value-type="float" office:value="45802595" calcext:value-type="float">
            <text:p>45802595</text:p>
          </table:table-cell>
          <table:table-cell office:value-type="string" calcext:value-type="string">
            <text:p>2020-07-07 12:37:07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SUM([.M105:.U105])" office:value-type="float" office:value="38" calcext:value-type="float">
            <text:p>38</text:p>
          </table:table-cell>
          <table:table-cell table:formula="of:=0.1*[.G105]/40 + 0.1*[.H105]/55 + 0.1*[.I105]/50 + 0.1*[.J105]/50 + 0.6*[.K105]/85" office:value-type="percentage" office:value="0.566189839572193" calcext:value-type="percentage">
            <text:p>56.62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eerarat</text:p>
          </table:table-cell>
          <table:table-cell office:value-type="string" calcext:value-type="string">
            <text:p>Natchanon</text:p>
          </table:table-cell>
          <table:table-cell office:value-type="string" calcext:value-type="string">
            <text:p>s4503354</text:p>
          </table:table-cell>
          <table:table-cell office:value-type="float" office:value="45033540" calcext:value-type="float">
            <text:p>45033540</text:p>
          </table:table-cell>
          <table:table-cell office:value-type="string" calcext:value-type="string">
            <text:p>2020-06-28 16:21:18</text:p>
          </table:table-cell>
          <table:table-cell office:value-type="string" calcext:value-type="string">
            <text:p>Yes</text:p>
          </table:table-cell>
          <table:table-cell office:value-type="float" office:value="39.5" calcext:value-type="float">
            <text:p>39.5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formula="of:=SUM([.M106:.U106])" office:value-type="float" office:value="30" calcext:value-type="float">
            <text:p>30</text:p>
          </table:table-cell>
          <table:table-cell table:formula="of:=0.1*[.G106]/40 + 0.1*[.H106]/55 + 0.1*[.I106]/50 + 0.1*[.J106]/50 + 0.6*[.K106]/85" office:value-type="percentage" office:value="0.574696524064171" calcext:value-type="percentage">
            <text:p>57.47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ry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s4536512</text:p>
          </table:table-cell>
          <table:table-cell office:value-type="float" office:value="45365120" calcext:value-type="float">
            <text:p>45365120</text:p>
          </table:table-cell>
          <table:table-cell office:value-type="string" calcext:value-type="string">
            <text:p>2020-06-26 18:29:36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formula="of:=SUM([.M107:.U107])" office:value-type="float" office:value="40" calcext:value-type="float">
            <text:p>40</text:p>
          </table:table-cell>
          <table:table-cell table:formula="of:=0.1*[.G107]/40 + 0.1*[.H107]/55 + 0.1*[.I107]/50 + 0.1*[.J107]/50 + 0.6*[.K107]/85" office:value-type="percentage" office:value="0.567898395721925" calcext:value-type="percentage">
            <text:p>56.79%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illy</text:p>
          </table:table-cell>
          <table:table-cell office:value-type="string" calcext:value-type="string">
            <text:p>Eleanor</text:p>
          </table:table-cell>
          <table:table-cell office:value-type="string" calcext:value-type="string">
            <text:p>s4581403</text:p>
          </table:table-cell>
          <table:table-cell office:value-type="float" office:value="45814039" calcext:value-type="float">
            <text:p>45814039</text:p>
          </table:table-cell>
          <table:table-cell office:value-type="string" calcext:value-type="string">
            <text:p>2020-07-02 17:53:14</text:p>
          </table:table-cell>
          <table:table-cell office:value-type="string" calcext:value-type="string">
            <text:p>Yes</text:p>
          </table:table-cell>
          <table:table-cell office:value-type="float" office:value="35.5" calcext:value-type="float">
            <text:p>35.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SUM([.M108:.U108])" office:value-type="float" office:value="42" calcext:value-type="float">
            <text:p>42</text:p>
          </table:table-cell>
          <table:table-cell table:formula="of:=0.1*[.G108]/40 + 0.1*[.H108]/55 + 0.1*[.I108]/50 + 0.1*[.J108]/50 + 0.6*[.K108]/85" office:value-type="percentage" office:value="0.581038770053476" calcext:value-type="percentage">
            <text:p>58.10%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'Brien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3307955</text:p>
          </table:table-cell>
          <table:table-cell office:value-type="float" office:value="33079554" calcext:value-type="float">
            <text:p>33079554</text:p>
          </table:table-cell>
          <table:table-cell office:value-type="string" calcext:value-type="string">
            <text:p>2020-07-10 18:54:08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table:formula="of:=SUM([.M109:.U109])" office:value-type="float" office:value="45" calcext:value-type="float">
            <text:p>45</text:p>
          </table:table-cell>
          <table:table-cell table:formula="of:=0.1*[.G109]/40 + 0.1*[.H109]/55 + 0.1*[.I109]/50 + 0.1*[.J109]/50 + 0.6*[.K109]/85" office:value-type="percentage" office:value="0.582101604278075" calcext:value-type="percentage">
            <text:p>58.21%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ath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s4580572</text:p>
          </table:table-cell>
          <table:table-cell office:value-type="float" office:value="45805729" calcext:value-type="float">
            <text:p>45805729</text:p>
          </table:table-cell>
          <table:table-cell office:value-type="string" calcext:value-type="string">
            <text:p>2020-07-07 21:39:48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formula="of:=SUM([.M110:.U110])" office:value-type="float" office:value="35" calcext:value-type="float">
            <text:p>35</text:p>
          </table:table-cell>
          <table:table-cell table:formula="of:=0.1*[.G110]/40 + 0.1*[.H110]/55 + 0.1*[.I110]/50 + 0.1*[.J110]/50 + 0.6*[.K110]/85" office:value-type="percentage" office:value="0.586558823529412" calcext:value-type="percentage">
            <text:p>58.66%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elmore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s4482152</text:p>
          </table:table-cell>
          <table:table-cell office:value-type="float" office:value="44821526" calcext:value-type="float">
            <text:p>44821526</text:p>
          </table:table-cell>
          <table:table-cell office:value-type="string" calcext:value-type="string">
            <text:p>2020-06-26 18:12:56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SUM([.M111:.U111])" office:value-type="float" office:value="43" calcext:value-type="float">
            <text:p>43</text:p>
          </table:table-cell>
          <table:table-cell table:formula="of:=0.1*[.G111]/40 + 0.1*[.H111]/55 + 0.1*[.I111]/50 + 0.1*[.J111]/50 + 0.6*[.K111]/85" office:value-type="percentage" office:value="0.587529411764706" calcext:value-type="percentage">
            <text:p>58.75%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ung</text:p>
          </table:table-cell>
          <table:table-cell office:value-type="string" calcext:value-type="string">
            <text:p>Ka Chun</text:p>
          </table:table-cell>
          <table:table-cell office:value-type="string" calcext:value-type="string">
            <text:p>s4411847</text:p>
          </table:table-cell>
          <table:table-cell office:value-type="float" office:value="44118477" calcext:value-type="float">
            <text:p>44118477</text:p>
          </table:table-cell>
          <table:table-cell office:value-type="string" calcext:value-type="string">
            <text:p>2020-06-30 09:21:18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table:formula="of:=SUM([.M112:.U112])" office:value-type="float" office:value="39" calcext:value-type="float">
            <text:p>39</text:p>
          </table:table-cell>
          <table:table-cell table:formula="of:=0.1*[.G112]/40 + 0.1*[.H112]/55 + 0.1*[.I112]/50 + 0.1*[.J112]/50 + 0.6*[.K112]/85" office:value-type="percentage" office:value="0.588339572192513" calcext:value-type="percentage">
            <text:p>58.83%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4581144</text:p>
          </table:table-cell>
          <table:table-cell office:value-type="float" office:value="45811449" calcext:value-type="float">
            <text:p>45811449</text:p>
          </table:table-cell>
          <table:table-cell office:value-type="string" calcext:value-type="string">
            <text:p>2020-06-26 18:13:09</text:p>
          </table:table-cell>
          <table:table-cell office:value-type="string" calcext:value-type="string">
            <text:p>Yes</text:p>
          </table:table-cell>
          <table:table-cell office:value-type="float" office:value="30.5" calcext:value-type="float">
            <text:p>30.5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table:formula="of:=SUM([.M113:.U113])" office:value-type="float" office:value="43" calcext:value-type="float">
            <text:p>43</text:p>
          </table:table-cell>
          <table:table-cell table:formula="of:=0.1*[.G113]/40 + 0.1*[.H113]/55 + 0.1*[.I113]/50 + 0.1*[.J113]/50 + 0.6*[.K113]/85" office:value-type="percentage" office:value="0.592324866310161" calcext:value-type="percentage">
            <text:p>59.23%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pallo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s4581525</text:p>
          </table:table-cell>
          <table:table-cell office:value-type="float" office:value="45815250" calcext:value-type="float">
            <text:p>45815250</text:p>
          </table:table-cell>
          <table:table-cell office:value-type="string" calcext:value-type="string">
            <text:p>2020-06-26 18:16:52</text:p>
          </table:table-cell>
          <table:table-cell office:value-type="string" calcext:value-type="string">
            <text:p>Yes</text:p>
          </table:table-cell>
          <table:table-cell office:value-type="float" office:value="37.5" calcext:value-type="float">
            <text:p>37.5</text:p>
          </table:table-cell>
          <table:table-cell office:value-type="float" office:value="48.5" calcext:value-type="float">
            <text:p>48.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formula="of:=SUM([.M114:.U114])" office:value-type="float" office:value="40" calcext:value-type="float">
            <text:p>40</text:p>
          </table:table-cell>
          <table:table-cell table:formula="of:=0.1*[.G114]/40 + 0.1*[.H114]/55 + 0.1*[.I114]/50 + 0.1*[.J114]/50 + 0.6*[.K114]/85" office:value-type="percentage" office:value="0.594284759358289" calcext:value-type="percentage">
            <text:p>59.43%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osaari</text:p>
          </table:table-cell>
          <table:table-cell office:value-type="string" calcext:value-type="string">
            <text:p>Eamon</text:p>
          </table:table-cell>
          <table:table-cell office:value-type="string" calcext:value-type="string">
            <text:p>s4583199</text:p>
          </table:table-cell>
          <table:table-cell office:value-type="float" office:value="45831997" calcext:value-type="float">
            <text:p>45831997</text:p>
          </table:table-cell>
          <table:table-cell office:value-type="string" calcext:value-type="string">
            <text:p>2020-06-26 18:21:29</text:p>
          </table:table-cell>
          <table:table-cell office:value-type="string" calcext:value-type="string">
            <text:p>Yes</text:p>
          </table:table-cell>
          <table:table-cell office:value-type="float" office:value="35.5" calcext:value-type="float">
            <text:p>35.5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formula="of:=SUM([.M115:.U115])" office:value-type="float" office:value="40" calcext:value-type="float">
            <text:p>40</text:p>
          </table:table-cell>
          <table:table-cell table:formula="of:=0.1*[.G115]/40 + 0.1*[.H115]/55 + 0.1*[.I115]/50 + 0.1*[.J115]/50 + 0.6*[.K115]/85" office:value-type="percentage" office:value="0.594739304812834" calcext:value-type="percentage">
            <text:p>59.47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s4582989</text:p>
          </table:table-cell>
          <table:table-cell office:value-type="float" office:value="45829891" calcext:value-type="float">
            <text:p>45829891</text:p>
          </table:table-cell>
          <table:table-cell office:value-type="string" calcext:value-type="string">
            <text:p>2020-06-26 18:20:26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formula="of:=SUM([.M116:.U116])" office:value-type="float" office:value="41" calcext:value-type="float">
            <text:p>41</text:p>
          </table:table-cell>
          <table:table-cell table:formula="of:=0.1*[.G116]/40 + 0.1*[.H116]/55 + 0.1*[.I116]/50 + 0.1*[.J116]/50 + 0.6*[.K116]/85" office:value-type="percentage" office:value="0.594775401069519" calcext:value-type="percentage">
            <text:p>59.48%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mino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4587958</text:p>
          </table:table-cell>
          <table:table-cell office:value-type="float" office:value="45879588" calcext:value-type="float">
            <text:p>45879588</text:p>
          </table:table-cell>
          <table:table-cell office:value-type="string" calcext:value-type="string">
            <text:p>2020-06-26 18:12:56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SUM([.M117:.U117])" office:value-type="float" office:value="38" calcext:value-type="float">
            <text:p>38</text:p>
          </table:table-cell>
          <table:table-cell table:formula="of:=0.1*[.G117]/40 + 0.1*[.H117]/55 + 0.1*[.I117]/50 + 0.1*[.J117]/50 + 0.6*[.K117]/85" office:value-type="percentage" office:value="0.594826203208556" calcext:value-type="percentage">
            <text:p>59.48%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llen</text:p>
          </table:table-cell>
          <table:table-cell office:value-type="string" calcext:value-type="string">
            <text:p>Meg</text:p>
          </table:table-cell>
          <table:table-cell office:value-type="string" calcext:value-type="string">
            <text:p>s4530097</text:p>
          </table:table-cell>
          <table:table-cell office:value-type="float" office:value="45300970" calcext:value-type="float">
            <text:p>45300970</text:p>
          </table:table-cell>
          <table:table-cell office:value-type="string" calcext:value-type="string">
            <text:p>2020-07-01 07:34:02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table:formula="of:=SUM([.M118:.U118])" office:value-type="float" office:value="39" calcext:value-type="float">
            <text:p>39</text:p>
          </table:table-cell>
          <table:table-cell table:formula="of:=0.1*[.G118]/40 + 0.1*[.H118]/55 + 0.1*[.I118]/50 + 0.1*[.J118]/50 + 0.6*[.K118]/85" office:value-type="percentage" office:value="0.595657754010695" calcext:value-type="percentage">
            <text:p>59.57%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h</text:p>
          </table:table-cell>
          <table:table-cell office:value-type="string" calcext:value-type="string">
            <text:p>Seo Young</text:p>
          </table:table-cell>
          <table:table-cell office:value-type="string" calcext:value-type="string">
            <text:p>s4582216</text:p>
          </table:table-cell>
          <table:table-cell office:value-type="float" office:value="45822164" calcext:value-type="float">
            <text:p>45822164</text:p>
          </table:table-cell>
          <table:table-cell office:value-type="string" calcext:value-type="string">
            <text:p>2020-06-30 10:03:19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SUM([.M119:.U119])" office:value-type="float" office:value="35" calcext:value-type="float">
            <text:p>35</text:p>
          </table:table-cell>
          <table:table-cell table:formula="of:=0.1*[.G119]/40 + 0.1*[.H119]/55 + 0.1*[.I119]/50 + 0.1*[.J119]/50 + 0.6*[.K119]/85" office:value-type="percentage" office:value="0.59974064171123" calcext:value-type="percentage">
            <text:p>59.97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hang</text:p>
          </table:table-cell>
          <table:table-cell office:value-type="string" calcext:value-type="string">
            <text:p>Jingyi</text:p>
          </table:table-cell>
          <table:table-cell office:value-type="string" calcext:value-type="string">
            <text:p>s4548660</text:p>
          </table:table-cell>
          <table:table-cell office:value-type="float" office:value="45486605" calcext:value-type="float">
            <text:p>45486605</text:p>
          </table:table-cell>
          <table:table-cell office:value-type="string" calcext:value-type="string">
            <text:p>2020-07-01 22:15:02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table:formula="of:=SUM([.M120:.U120])" office:value-type="float" office:value="36" calcext:value-type="float">
            <text:p>36</text:p>
          </table:table-cell>
          <table:table-cell table:formula="of:=0.1*[.G120]/40 + 0.1*[.H120]/55 + 0.1*[.I120]/50 + 0.1*[.J120]/50 + 0.6*[.K120]/85" office:value-type="percentage" office:value="0.603117647058824" calcext:value-type="percentage">
            <text:p>60.31%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anevello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s4581312</text:p>
          </table:table-cell>
          <table:table-cell office:value-type="float" office:value="45813126" calcext:value-type="float">
            <text:p>45813126</text:p>
          </table:table-cell>
          <table:table-cell office:value-type="string" calcext:value-type="string">
            <text:p>2020-07-07 09:17:34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7.5" calcext:value-type="float">
            <text:p>47.5</text:p>
          </table:table-cell>
          <table:table-cell table:formula="of:=SUM([.M121:.U121])" office:value-type="float" office:value="34" calcext:value-type="float">
            <text:p>34</text:p>
          </table:table-cell>
          <table:table-cell table:formula="of:=0.1*[.G121]/40 + 0.1*[.H121]/55 + 0.1*[.I121]/50 + 0.1*[.J121]/50 + 0.6*[.K121]/85" office:value-type="percentage" office:value="0.606909090909091" calcext:value-type="percentage">
            <text:p>60.69%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Kai</text:p>
          </table:table-cell>
          <table:table-cell office:value-type="string" calcext:value-type="string">
            <text:p>s4480587</text:p>
          </table:table-cell>
          <table:table-cell office:value-type="float" office:value="44805870" calcext:value-type="float">
            <text:p>44805870</text:p>
          </table:table-cell>
          <table:table-cell office:value-type="string" calcext:value-type="string">
            <text:p>2020-06-26 18:13:29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SUM([.M122:.U122])" office:value-type="float" office:value="52" calcext:value-type="float">
            <text:p>52</text:p>
          </table:table-cell>
          <table:table-cell table:formula="of:=0.1*[.G122]/40 + 0.1*[.H122]/55 + 0.1*[.I122]/50 + 0.1*[.J122]/50 + 0.6*[.K122]/85" office:value-type="percentage" office:value="0.607013368983957" calcext:value-type="percentage">
            <text:p>60.70%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cott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s4476686</text:p>
          </table:table-cell>
          <table:table-cell office:value-type="float" office:value="44766869" calcext:value-type="float">
            <text:p>44766869</text:p>
          </table:table-cell>
          <table:table-cell office:value-type="string" calcext:value-type="string">
            <text:p>2020-06-26 18:14:09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formula="of:=SUM([.M123:.U123])" office:value-type="float" office:value="35" calcext:value-type="float">
            <text:p>35</text:p>
          </table:table-cell>
          <table:table-cell table:formula="of:=0.1*[.G123]/40 + 0.1*[.H123]/55 + 0.1*[.I123]/50 + 0.1*[.J123]/50 + 0.6*[.K123]/85" office:value-type="percentage" office:value="0.608104278074866" calcext:value-type="percentage">
            <text:p>60.81%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ves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s4581363</text:p>
          </table:table-cell>
          <table:table-cell office:value-type="float" office:value="45813630" calcext:value-type="float">
            <text:p>45813630</text:p>
          </table:table-cell>
          <table:table-cell office:value-type="string" calcext:value-type="string">
            <text:p>2020-06-26 18:24:36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SUM([.M124:.U124])" office:value-type="float" office:value="39" calcext:value-type="float">
            <text:p>39</text:p>
          </table:table-cell>
          <table:table-cell table:formula="of:=0.1*[.G124]/40 + 0.1*[.H124]/55 + 0.1*[.I124]/50 + 0.1*[.J124]/50 + 0.6*[.K124]/85" office:value-type="percentage" office:value="0.608294117647059" calcext:value-type="percentage">
            <text:p>60.83%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nizza</text:p>
          </table:table-cell>
          <table:table-cell office:value-type="string" calcext:value-type="string">
            <text:p>Benedict</text:p>
          </table:table-cell>
          <table:table-cell office:value-type="string" calcext:value-type="string">
            <text:p>s4585319</text:p>
          </table:table-cell>
          <table:table-cell office:value-type="float" office:value="45853195" calcext:value-type="float">
            <text:p>45853195</text:p>
          </table:table-cell>
          <table:table-cell office:value-type="string" calcext:value-type="string">
            <text:p>2020-07-07 16:15:31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formula="of:=SUM([.M125:.U125])" office:value-type="float" office:value="42" calcext:value-type="float">
            <text:p>42</text:p>
          </table:table-cell>
          <table:table-cell table:formula="of:=0.1*[.G125]/40 + 0.1*[.H125]/55 + 0.1*[.I125]/50 + 0.1*[.J125]/50 + 0.6*[.K125]/85" office:value-type="percentage" office:value="0.609970588235294" calcext:value-type="percentage">
            <text:p>61.00%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n</text:p>
          </table:table-cell>
          <table:table-cell office:value-type="string" calcext:value-type="string">
            <text:p>Mingyue</text:p>
          </table:table-cell>
          <table:table-cell office:value-type="string" calcext:value-type="string">
            <text:p>s4456281</text:p>
          </table:table-cell>
          <table:table-cell office:value-type="float" office:value="44562810" calcext:value-type="float">
            <text:p>44562810</text:p>
          </table:table-cell>
          <table:table-cell office:value-type="string" calcext:value-type="string">
            <text:p>2020-07-09 13:01:57</text:p>
          </table:table-cell>
          <table:table-cell office:value-type="string" calcext:value-type="string">
            <text:p>Yes</text:p>
          </table:table-cell>
          <table:table-cell office:value-type="float" office:value="38.5" calcext:value-type="float">
            <text:p>38.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SUM([.M126:.U126])" office:value-type="float" office:value="41" calcext:value-type="float">
            <text:p>41</text:p>
          </table:table-cell>
          <table:table-cell table:formula="of:=0.1*[.G126]/40 + 0.1*[.H126]/55 + 0.1*[.I126]/50 + 0.1*[.J126]/50 + 0.6*[.K126]/85" office:value-type="percentage" office:value="0.612570855614973" calcext:value-type="percentage">
            <text:p>61.26%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retz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4583080</text:p>
          </table:table-cell>
          <table:table-cell office:value-type="float" office:value="45830806" calcext:value-type="float">
            <text:p>45830806</text:p>
          </table:table-cell>
          <table:table-cell office:value-type="string" calcext:value-type="string">
            <text:p>2020-06-26 18:14:29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formula="of:=SUM([.M127:.U127])" office:value-type="float" office:value="49" calcext:value-type="float">
            <text:p>49</text:p>
          </table:table-cell>
          <table:table-cell table:formula="of:=0.1*[.G127]/40 + 0.1*[.H127]/55 + 0.1*[.I127]/50 + 0.1*[.J127]/50 + 0.6*[.K127]/85" office:value-type="percentage" office:value="0.612700534759358" calcext:value-type="percentage">
            <text:p>61.27%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call</text:p>
          </table:table-cell>
          <table:table-cell office:value-type="string" calcext:value-type="string">
            <text:p>Riley</text:p>
          </table:table-cell>
          <table:table-cell office:value-type="string" calcext:value-type="string">
            <text:p>s4579971</text:p>
          </table:table-cell>
          <table:table-cell office:value-type="float" office:value="45799716" calcext:value-type="float">
            <text:p>45799716</text:p>
          </table:table-cell>
          <table:table-cell office:value-type="string" calcext:value-type="string">
            <text:p>2020-06-26 18:19:5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formula="of:=SUM([.M128:.U128])" office:value-type="float" office:value="38" calcext:value-type="float">
            <text:p>38</text:p>
          </table:table-cell>
          <table:table-cell table:formula="of:=0.1*[.G128]/40 + 0.1*[.H128]/55 + 0.1*[.I128]/50 + 0.1*[.J128]/50 + 0.6*[.K128]/85" office:value-type="percentage" office:value="0.612780748663102" calcext:value-type="percentage">
            <text:p>61.28%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ang</text:p>
          </table:table-cell>
          <table:table-cell office:value-type="string" calcext:value-type="string">
            <text:p>Shenlin</text:p>
          </table:table-cell>
          <table:table-cell office:value-type="string" calcext:value-type="string">
            <text:p>s4509056</text:p>
          </table:table-cell>
          <table:table-cell office:value-type="float" office:value="45090561" calcext:value-type="float">
            <text:p>45090561</text:p>
          </table:table-cell>
          <table:table-cell office:value-type="string" calcext:value-type="string">
            <text:p>2020-06-26 18:24:26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formula="of:=SUM([.M129:.U129])" office:value-type="float" office:value="48" calcext:value-type="float">
            <text:p>48</text:p>
          </table:table-cell>
          <table:table-cell table:formula="of:=0.1*[.G129]/40 + 0.1*[.H129]/55 + 0.1*[.I129]/50 + 0.1*[.J129]/50 + 0.6*[.K129]/85" office:value-type="percentage" office:value="0.613550802139037" calcext:value-type="percentage">
            <text:p>61.36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oltoratski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s4637172</text:p>
          </table:table-cell>
          <table:table-cell office:value-type="float" office:value="46371726" calcext:value-type="float">
            <text:p>46371726</text:p>
          </table:table-cell>
          <table:table-cell office:value-type="string" calcext:value-type="string">
            <text:p>2020-07-01 08:39:05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SUM([.M130:.U130])" office:value-type="float" office:value="40" calcext:value-type="float">
            <text:p>40</text:p>
          </table:table-cell>
          <table:table-cell table:formula="of:=0.1*[.G130]/40 + 0.1*[.H130]/55 + 0.1*[.I130]/50 + 0.1*[.J130]/50 + 0.6*[.K130]/85" office:value-type="percentage" office:value="0.616398395721925" calcext:value-type="percentage">
            <text:p>61.64%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ushton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s4579883</text:p>
          </table:table-cell>
          <table:table-cell office:value-type="float" office:value="45798830" calcext:value-type="float">
            <text:p>45798830</text:p>
          </table:table-cell>
          <table:table-cell office:value-type="string" calcext:value-type="string">
            <text:p>2020-06-26 18:49:26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table:formula="of:=SUM([.M131:.U131])" office:value-type="float" office:value="37" calcext:value-type="float">
            <text:p>37</text:p>
          </table:table-cell>
          <table:table-cell table:formula="of:=0.1*[.G131]/40 + 0.1*[.H131]/55 + 0.1*[.I131]/50 + 0.1*[.J131]/50 + 0.6*[.K131]/85" office:value-type="percentage" office:value="0.616494652406417" calcext:value-type="percentage">
            <text:p>61.65%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llies</text:p>
          </table:table-cell>
          <table:table-cell office:value-type="string" calcext:value-type="string">
            <text:p>Naran</text:p>
          </table:table-cell>
          <table:table-cell office:value-type="string" calcext:value-type="string">
            <text:p>s4580376</text:p>
          </table:table-cell>
          <table:table-cell office:value-type="float" office:value="45803761" calcext:value-type="float">
            <text:p>45803761</text:p>
          </table:table-cell>
          <table:table-cell office:value-type="string" calcext:value-type="string">
            <text:p>2020-07-10 02:00:08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SUM([.M132:.U132])" office:value-type="float" office:value="39" calcext:value-type="float">
            <text:p>39</text:p>
          </table:table-cell>
          <table:table-cell table:formula="of:=0.1*[.G132]/40 + 0.1*[.H132]/55 + 0.1*[.I132]/50 + 0.1*[.J132]/50 + 0.6*[.K132]/85" office:value-type="percentage" office:value="0.618885026737968" calcext:value-type="percentage">
            <text:p>61.89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Ewa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4581281</text:p>
          </table:table-cell>
          <table:table-cell office:value-type="float" office:value="45812811" calcext:value-type="float">
            <text:p>45812811</text:p>
          </table:table-cell>
          <table:table-cell office:value-type="string" calcext:value-type="string">
            <text:p>2020-07-01 08:14:07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SUM([.M133:.U133])" office:value-type="float" office:value="55" calcext:value-type="float">
            <text:p>55</text:p>
          </table:table-cell>
          <table:table-cell table:formula="of:=0.1*[.G133]/40 + 0.1*[.H133]/55 + 0.1*[.I133]/50 + 0.1*[.J133]/50 + 0.6*[.K133]/85" office:value-type="percentage" office:value="0.619008021390374" calcext:value-type="percentage">
            <text:p>61.90%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ja</text:p>
          </table:table-cell>
          <table:table-cell office:value-type="string" calcext:value-type="string">
            <text:p>Arthy</text:p>
          </table:table-cell>
          <table:table-cell office:value-type="string" calcext:value-type="string">
            <text:p>s4550642</text:p>
          </table:table-cell>
          <table:table-cell office:value-type="float" office:value="45506428" calcext:value-type="float">
            <text:p>45506428</text:p>
          </table:table-cell>
          <table:table-cell office:value-type="string" calcext:value-type="string">
            <text:p>2020-06-30 15:59:12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SUM([.M134:.U134])" office:value-type="float" office:value="47" calcext:value-type="float">
            <text:p>47</text:p>
          </table:table-cell>
          <table:table-cell table:formula="of:=0.1*[.G134]/40 + 0.1*[.H134]/55 + 0.1*[.I134]/50 + 0.1*[.J134]/50 + 0.6*[.K134]/85" office:value-type="percentage" office:value="0.621173796791444" calcext:value-type="percentage">
            <text:p>62.12%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cErlean</text:p>
          </table:table-cell>
          <table:table-cell office:value-type="string" calcext:value-type="string">
            <text:p>Orson</text:p>
          </table:table-cell>
          <table:table-cell office:value-type="string" calcext:value-type="string">
            <text:p>s4581668</text:p>
          </table:table-cell>
          <table:table-cell office:value-type="float" office:value="45816686" calcext:value-type="float">
            <text:p>45816686</text:p>
          </table:table-cell>
          <table:table-cell office:value-type="string" calcext:value-type="string">
            <text:p>2020-07-10 19:58:32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table:formula="of:=SUM([.M135:.U135])" office:value-type="float" office:value="45" calcext:value-type="float">
            <text:p>45</text:p>
          </table:table-cell>
          <table:table-cell table:formula="of:=0.1*[.G135]/40 + 0.1*[.H135]/55 + 0.1*[.I135]/50 + 0.1*[.J135]/50 + 0.6*[.K135]/85" office:value-type="percentage" office:value="0.621692513368984" calcext:value-type="percentage">
            <text:p>62.17%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addour</text:p>
          </table:table-cell>
          <table:table-cell office:value-type="string" calcext:value-type="string">
            <text:p>Noor</text:p>
          </table:table-cell>
          <table:table-cell office:value-type="string" calcext:value-type="string">
            <text:p>s4488590</text:p>
          </table:table-cell>
          <table:table-cell office:value-type="float" office:value="44885902" calcext:value-type="float">
            <text:p>44885902</text:p>
          </table:table-cell>
          <table:table-cell office:value-type="string" calcext:value-type="string">
            <text:p>2020-07-04 21:48:47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formula="of:=SUM([.M136:.U136])" office:value-type="float" office:value="40" calcext:value-type="float">
            <text:p>40</text:p>
          </table:table-cell>
          <table:table-cell table:formula="of:=0.1*[.G136]/40 + 0.1*[.H136]/55 + 0.1*[.I136]/50 + 0.1*[.J136]/50 + 0.6*[.K136]/85" office:value-type="percentage" office:value="0.627989304812834" calcext:value-type="percentage">
            <text:p>62.80%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ngeli</text:p>
          </table:table-cell>
          <table:table-cell office:value-type="string" calcext:value-type="string">
            <text:p>Speros</text:p>
          </table:table-cell>
          <table:table-cell office:value-type="string" calcext:value-type="string">
            <text:p>s4640560</text:p>
          </table:table-cell>
          <table:table-cell office:value-type="float" office:value="46405603" calcext:value-type="float">
            <text:p>46405603</text:p>
          </table:table-cell>
          <table:table-cell office:value-type="string" calcext:value-type="string">
            <text:p>2020-07-02 19:08:31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formula="of:=SUM([.M137:.U137])" office:value-type="float" office:value="38" calcext:value-type="float">
            <text:p>38</text:p>
          </table:table-cell>
          <table:table-cell table:formula="of:=0.1*[.G137]/40 + 0.1*[.H137]/55 + 0.1*[.I137]/50 + 0.1*[.J137]/50 + 0.6*[.K137]/85" office:value-type="percentage" office:value="0.629644385026738" calcext:value-type="percentage">
            <text:p>62.96%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4589312</text:p>
          </table:table-cell>
          <table:table-cell office:value-type="float" office:value="45893128" calcext:value-type="float">
            <text:p>45893128</text:p>
          </table:table-cell>
          <table:table-cell office:value-type="string" calcext:value-type="string">
            <text:p>2020-06-26 18:27:28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formula="of:=SUM([.M138:.U138])" office:value-type="float" office:value="42" calcext:value-type="float">
            <text:p>42</text:p>
          </table:table-cell>
          <table:table-cell table:formula="of:=0.1*[.G138]/40 + 0.1*[.H138]/55 + 0.1*[.I138]/50 + 0.1*[.J138]/50 + 0.6*[.K138]/85" office:value-type="percentage" office:value="0.629834224598931" calcext:value-type="percentage">
            <text:p>62.98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Yiyi</text:p>
          </table:table-cell>
          <table:table-cell office:value-type="string" calcext:value-type="string">
            <text:p>s4432074</text:p>
          </table:table-cell>
          <table:table-cell office:value-type="float" office:value="44320748" calcext:value-type="float">
            <text:p>44320748</text:p>
          </table:table-cell>
          <table:table-cell office:value-type="string" calcext:value-type="string">
            <text:p>2020-07-02 14:50:54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0.1*[.G139]/40 + 0.1*[.H139]/55 + 0.1*[.I139]/50 + 0.1*[.J139]/50 + 0.6*[.K139]/85" office:value-type="percentage" office:value="0.271454545454545" calcext:value-type="percentage">
            <text:p>27.15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*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uan</text:p>
          </table:table-cell>
          <table:table-cell office:value-type="string" calcext:value-type="string">
            <text:p>Siyu</text:p>
          </table:table-cell>
          <table:table-cell office:value-type="string" calcext:value-type="string">
            <text:p>s4572918</text:p>
          </table:table-cell>
          <table:table-cell office:value-type="float" office:value="45729188" calcext:value-type="float">
            <text:p>45729188</text:p>
          </table:table-cell>
          <table:table-cell office:value-type="string" calcext:value-type="string">
            <text:p>2020-07-03 11:25:55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formula="of:=SUM([.M140:.U140])" office:value-type="float" office:value="50" calcext:value-type="float">
            <text:p>50</text:p>
          </table:table-cell>
          <table:table-cell table:formula="of:=0.1*[.G140]/40 + 0.1*[.H140]/55 + 0.1*[.I140]/50 + 0.1*[.J140]/50 + 0.6*[.K140]/85" office:value-type="percentage" office:value="0.631532085561497" calcext:value-type="percentage">
            <text:p>63.15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Yan</text:p>
          </table:table-cell>
          <table:table-cell office:value-type="string" calcext:value-type="string">
            <text:p>s4607570</text:p>
          </table:table-cell>
          <table:table-cell office:value-type="float" office:value="46075707" calcext:value-type="float">
            <text:p>46075707</text:p>
          </table:table-cell>
          <table:table-cell office:value-type="string" calcext:value-type="string">
            <text:p>2020-06-26 18:37:36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formula="of:=SUM([.M141:.U141])" office:value-type="float" office:value="51" calcext:value-type="float">
            <text:p>51</text:p>
          </table:table-cell>
          <table:table-cell table:formula="of:=0.1*[.G141]/40 + 0.1*[.H141]/55 + 0.1*[.I141]/50 + 0.1*[.J141]/50 + 0.6*[.K141]/85" office:value-type="percentage" office:value="0.634045454545455" calcext:value-type="percentage">
            <text:p>63.40%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een</text:p>
          </table:table-cell>
          <table:table-cell office:value-type="string" calcext:value-type="string">
            <text:p>Madeleine</text:p>
          </table:table-cell>
          <table:table-cell office:value-type="string" calcext:value-type="string">
            <text:p>s4536489</text:p>
          </table:table-cell>
          <table:table-cell office:value-type="float" office:value="45364897" calcext:value-type="float">
            <text:p>45364897</text:p>
          </table:table-cell>
          <table:table-cell office:value-type="string" calcext:value-type="string">
            <text:p>2020-07-05 00:09:47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SUM([.M142:.U142])" office:value-type="float" office:value="40" calcext:value-type="float">
            <text:p>40</text:p>
          </table:table-cell>
          <table:table-cell table:formula="of:=0.1*[.G142]/40 + 0.1*[.H142]/55 + 0.1*[.I142]/50 + 0.1*[.J142]/50 + 0.6*[.K142]/85" office:value-type="percentage" office:value="0.635352941176471" calcext:value-type="percentage">
            <text:p>63.54%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ugh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4478978</text:p>
          </table:table-cell>
          <table:table-cell office:value-type="float" office:value="44789783" calcext:value-type="float">
            <text:p>44789783</text:p>
          </table:table-cell>
          <table:table-cell office:value-type="string" calcext:value-type="string">
            <text:p>2020-07-09 15:00:19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51.5" calcext:value-type="float">
            <text:p>51.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formula="of:=SUM([.M143:.U143])" office:value-type="float" office:value="42" calcext:value-type="float">
            <text:p>42</text:p>
          </table:table-cell>
          <table:table-cell table:formula="of:=0.1*[.G143]/40 + 0.1*[.H143]/55 + 0.1*[.I143]/50 + 0.1*[.J143]/50 + 0.6*[.K143]/85" office:value-type="percentage" office:value="0.637106951871658" calcext:value-type="percentage">
            <text:p>63.71%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im</text:p>
          </table:table-cell>
          <table:table-cell office:value-type="string" calcext:value-type="string">
            <text:p>Hayoung</text:p>
          </table:table-cell>
          <table:table-cell office:value-type="string" calcext:value-type="string">
            <text:p>s4257315</text:p>
          </table:table-cell>
          <table:table-cell office:value-type="float" office:value="42573157" calcext:value-type="float">
            <text:p>42573157</text:p>
          </table:table-cell>
          <table:table-cell office:value-type="string" calcext:value-type="string">
            <text:p>2020-06-27 03:04:52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/>
          <table:table-cell table:formula="of:=SUM([.M144:.U144])" office:value-type="float" office:value="57" calcext:value-type="float">
            <text:p>57</text:p>
          </table:table-cell>
          <table:table-cell table:formula="of:=0.1*[.G144]/40 + 0.1*[.H144]/55 + 0.1*[.I144]/50 + 0.1*[.J144]/50 + 0.6*[.K144]/85" office:value-type="percentage" office:value="0.638489304812834" calcext:value-type="percentage">
            <text:p>63.85%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sanayake</text:p>
          </table:table-cell>
          <table:table-cell office:value-type="string" calcext:value-type="string">
            <text:p>Ashine</text:p>
          </table:table-cell>
          <table:table-cell office:value-type="string" calcext:value-type="string">
            <text:p>s4536877</text:p>
          </table:table-cell>
          <table:table-cell office:value-type="float" office:value="45368774" calcext:value-type="float">
            <text:p>45368774</text:p>
          </table:table-cell>
          <table:table-cell office:value-type="string" calcext:value-type="string">
            <text:p>2020-06-26 18:20:36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formula="of:=SUM([.M145:.U145])" office:value-type="float" office:value="50" calcext:value-type="float">
            <text:p>50</text:p>
          </table:table-cell>
          <table:table-cell table:formula="of:=0.1*[.G145]/40 + 0.1*[.H145]/55 + 0.1*[.I145]/50 + 0.1*[.J145]/50 + 0.6*[.K145]/85" office:value-type="percentage" office:value="0.641032085561497" calcext:value-type="percentage">
            <text:p>64.10%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Jie-Yu</text:p>
          </table:table-cell>
          <table:table-cell office:value-type="string" calcext:value-type="string">
            <text:p>s4528581</text:p>
          </table:table-cell>
          <table:table-cell office:value-type="float" office:value="45285817" calcext:value-type="float">
            <text:p>45285817</text:p>
          </table:table-cell>
          <table:table-cell office:value-type="string" calcext:value-type="string">
            <text:p>2020-06-26 18:41:11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formula="of:=SUM([.M146:.U146])" office:value-type="float" office:value="45" calcext:value-type="float">
            <text:p>45</text:p>
          </table:table-cell>
          <table:table-cell table:formula="of:=0.1*[.G146]/40 + 0.1*[.H146]/55 + 0.1*[.I146]/50 + 0.1*[.J146]/50 + 0.6*[.K146]/85" office:value-type="percentage" office:value="0.641510695187166" calcext:value-type="percentage">
            <text:p>64.15%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michele</text:p>
          </table:table-cell>
          <table:table-cell office:value-type="string" calcext:value-type="string">
            <text:p>Natalie</text:p>
          </table:table-cell>
          <table:table-cell office:value-type="string" calcext:value-type="string">
            <text:p>s4584065</text:p>
          </table:table-cell>
          <table:table-cell office:value-type="float" office:value="45840654" calcext:value-type="float">
            <text:p>45840654</text:p>
          </table:table-cell>
          <table:table-cell office:value-type="string" calcext:value-type="string">
            <text:p>2020-06-26 18:18:28</text:p>
          </table:table-cell>
          <table:table-cell office:value-type="string" calcext:value-type="string">
            <text:p>Yes</text:p>
          </table:table-cell>
          <table:table-cell office:value-type="float" office:value="35.5" calcext:value-type="float">
            <text:p>35.5</text:p>
          </table:table-cell>
          <table:table-cell office:value-type="float" office:value="46.5" calcext:value-type="float">
            <text:p>46.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SUM([.M147:.U147])" office:value-type="float" office:value="44" calcext:value-type="float">
            <text:p>44</text:p>
          </table:table-cell>
          <table:table-cell table:formula="of:=0.1*[.G147]/40 + 0.1*[.H147]/55 + 0.1*[.I147]/50 + 0.1*[.J147]/50 + 0.6*[.K147]/85" office:value-type="percentage" office:value="0.641883689839572" calcext:value-type="percentage">
            <text:p>64.19%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ahal</text:p>
          </table:table-cell>
          <table:table-cell office:value-type="string" calcext:value-type="string">
            <text:p>Sunaya</text:p>
          </table:table-cell>
          <table:table-cell office:value-type="string" calcext:value-type="string">
            <text:p>s4532987</text:p>
          </table:table-cell>
          <table:table-cell office:value-type="float" office:value="45329878" calcext:value-type="float">
            <text:p>45329878</text:p>
          </table:table-cell>
          <table:table-cell office:value-type="string" calcext:value-type="string">
            <text:p>2020-06-30 23:10:54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SUM([.M148:.U148])" office:value-type="float" office:value="49" calcext:value-type="float">
            <text:p>49</text:p>
          </table:table-cell>
          <table:table-cell table:formula="of:=0.1*[.G148]/40 + 0.1*[.H148]/55 + 0.1*[.I148]/50 + 0.1*[.J148]/50 + 0.6*[.K148]/85" office:value-type="percentage" office:value="0.642245989304813" calcext:value-type="percentage">
            <text:p>64.22%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elan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s4583743</text:p>
          </table:table-cell>
          <table:table-cell office:value-type="float" office:value="45837430" calcext:value-type="float">
            <text:p>45837430</text:p>
          </table:table-cell>
          <table:table-cell office:value-type="string" calcext:value-type="string">
            <text:p>2020-07-05 20:44:31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SUM([.M149:.U149])" office:value-type="float" office:value="39" calcext:value-type="float">
            <text:p>39</text:p>
          </table:table-cell>
          <table:table-cell table:formula="of:=0.1*[.G149]/40 + 0.1*[.H149]/55 + 0.1*[.I149]/50 + 0.1*[.J149]/50 + 0.6*[.K149]/85" office:value-type="percentage" office:value="0.650475935828877" calcext:value-type="percentage">
            <text:p>65.05%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jbert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s4482691</text:p>
          </table:table-cell>
          <table:table-cell office:value-type="float" office:value="44826914" calcext:value-type="float">
            <text:p>44826914</text:p>
          </table:table-cell>
          <table:table-cell office:value-type="string" calcext:value-type="string">
            <text:p>2020-07-08 11:53:08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formula="of:=SUM([.M150:.U150])" office:value-type="float" office:value="39" calcext:value-type="float">
            <text:p>39</text:p>
          </table:table-cell>
          <table:table-cell table:formula="of:=0.1*[.G150]/40 + 0.1*[.H150]/55 + 0.1*[.I150]/50 + 0.1*[.J150]/50 + 0.6*[.K150]/85" office:value-type="percentage" office:value="0.644157754010695" calcext:value-type="percentage">
            <text:p>64.42%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rma</text:p>
          </table:table-cell>
          <table:table-cell office:value-type="string" calcext:value-type="string">
            <text:p>Aryaman</text:p>
          </table:table-cell>
          <table:table-cell office:value-type="string" calcext:value-type="string">
            <text:p>s4606685</text:p>
          </table:table-cell>
          <table:table-cell office:value-type="float" office:value="46066853" calcext:value-type="float">
            <text:p>46066853</text:p>
          </table:table-cell>
          <table:table-cell office:value-type="string" calcext:value-type="string">
            <text:p>2020-07-10 23:42:32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SUM([.M151:.U151])" office:value-type="float" office:value="47" calcext:value-type="float">
            <text:p>47</text:p>
          </table:table-cell>
          <table:table-cell table:formula="of:=0.1*[.G151]/40 + 0.1*[.H151]/55 + 0.1*[.I151]/50 + 0.1*[.J151]/50 + 0.6*[.K151]/85" office:value-type="percentage" office:value="0.630401069518717" calcext:value-type="percentage">
            <text:p>63.04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riginal final score 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his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4589257</text:p>
          </table:table-cell>
          <table:table-cell office:value-type="float" office:value="45892578" calcext:value-type="float">
            <text:p>45892578</text:p>
          </table:table-cell>
          <table:table-cell office:value-type="string" calcext:value-type="string">
            <text:p>2020-07-03 16:07:55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table:formula="of:=SUM([.M152:.U152])" office:value-type="float" office:value="51" calcext:value-type="float">
            <text:p>51</text:p>
          </table:table-cell>
          <table:table-cell table:formula="of:=0.1*[.G152]/40 + 0.1*[.H152]/55 + 0.1*[.I152]/50 + 0.1*[.J152]/50 + 0.6*[.K152]/85" office:value-type="percentage" office:value="0.655772727272727" calcext:value-type="percentage">
            <text:p>65.58%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n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4583184</text:p>
          </table:table-cell>
          <table:table-cell office:value-type="float" office:value="45831849" calcext:value-type="float">
            <text:p>45831849</text:p>
          </table:table-cell>
          <table:table-cell office:value-type="string" calcext:value-type="string">
            <text:p>2020-07-10 20:27:32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SUM([.M153:.U153])" office:value-type="float" office:value="44" calcext:value-type="float">
            <text:p>44</text:p>
          </table:table-cell>
          <table:table-cell table:formula="of:=0.1*[.G153]/40 + 0.1*[.H153]/55 + 0.1*[.I153]/50 + 0.1*[.J153]/50 + 0.6*[.K153]/85" office:value-type="percentage" office:value="0.651224598930481" calcext:value-type="percentage">
            <text:p>65.12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d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s4529692</text:p>
          </table:table-cell>
          <table:table-cell office:value-type="float" office:value="45296925" calcext:value-type="float">
            <text:p>45296925</text:p>
          </table:table-cell>
          <table:table-cell office:value-type="string" calcext:value-type="string">
            <text:p>2020-07-07 00:05:34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formula="of:=SUM([.M154:.U154])" office:value-type="float" office:value="54" calcext:value-type="float">
            <text:p>54</text:p>
          </table:table-cell>
          <table:table-cell table:formula="of:=0.1*[.G154]/40 + 0.1*[.H154]/55 + 0.1*[.I154]/50 + 0.1*[.J154]/50 + 0.6*[.K154]/85" office:value-type="percentage" office:value="0.655403743315508" calcext:value-type="percentage">
            <text:p>65.54%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s4580465</text:p>
          </table:table-cell>
          <table:table-cell office:value-type="float" office:value="45804656" calcext:value-type="float">
            <text:p>45804656</text:p>
          </table:table-cell>
          <table:table-cell office:value-type="string" calcext:value-type="string">
            <text:p>2020-07-03 13:50:06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SUM([.M155:.U155])" office:value-type="float" office:value="43" calcext:value-type="float">
            <text:p>43</text:p>
          </table:table-cell>
          <table:table-cell table:formula="of:=0.1*[.G155]/40 + 0.1*[.H155]/55 + 0.1*[.I155]/50 + 0.1*[.J155]/50 + 0.6*[.K155]/85" office:value-type="percentage" office:value="0.656438502673797" calcext:value-type="percentage">
            <text:p>65.64%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laine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s4532823</text:p>
          </table:table-cell>
          <table:table-cell office:value-type="float" office:value="45328237" calcext:value-type="float">
            <text:p>45328237</text:p>
          </table:table-cell>
          <table:table-cell office:value-type="string" calcext:value-type="string">
            <text:p>2020-07-04 01:58:30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formula="of:=SUM([.M156:.U156])" office:value-type="float" office:value="50" calcext:value-type="float">
            <text:p>50</text:p>
          </table:table-cell>
          <table:table-cell table:formula="of:=0.1*[.G156]/40 + 0.1*[.H156]/55 + 0.1*[.I156]/50 + 0.1*[.J156]/50 + 0.6*[.K156]/85" office:value-type="percentage" office:value="0.658850267379679" calcext:value-type="percentage">
            <text:p>65.89%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iannini</text:p>
          </table:table-cell>
          <table:table-cell office:value-type="string" calcext:value-type="string">
            <text:p>Stefano</text:p>
          </table:table-cell>
          <table:table-cell office:value-type="string" calcext:value-type="string">
            <text:p>s4650484</text:p>
          </table:table-cell>
          <table:table-cell office:value-type="float" office:value="46504841" calcext:value-type="float">
            <text:p>46504841</text:p>
          </table:table-cell>
          <table:table-cell office:value-type="string" calcext:value-type="string">
            <text:p>2020-06-27 21:51:18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SUM([.M157:.U157])" office:value-type="float" office:value="41" calcext:value-type="float">
            <text:p>41</text:p>
          </table:table-cell>
          <table:table-cell table:formula="of:=0.1*[.G157]/40 + 0.1*[.H157]/55 + 0.1*[.I157]/50 + 0.1*[.J157]/50 + 0.6*[.K157]/85" office:value-type="percentage" office:value="0.659002673796792" calcext:value-type="percentage">
            <text:p>65.90%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an</text:p>
          </table:table-cell>
          <table:table-cell office:value-type="string" calcext:value-type="string">
            <text:p>Kexin</text:p>
          </table:table-cell>
          <table:table-cell office:value-type="string" calcext:value-type="string">
            <text:p>s4572944</text:p>
          </table:table-cell>
          <table:table-cell office:value-type="float" office:value="45729441" calcext:value-type="float">
            <text:p>45729441</text:p>
          </table:table-cell>
          <table:table-cell office:value-type="string" calcext:value-type="string">
            <text:p>2020-07-06 11:55:34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SUM([.M158:.U158])" office:value-type="float" office:value="48" calcext:value-type="float">
            <text:p>48</text:p>
          </table:table-cell>
          <table:table-cell table:formula="of:=0.1*[.G158]/40 + 0.1*[.H158]/55 + 0.1*[.I158]/50 + 0.1*[.J158]/50 + 0.6*[.K158]/85" office:value-type="percentage" office:value="0.660459893048128" calcext:value-type="percentage">
            <text:p>66.05%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mmo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s4588285</text:p>
          </table:table-cell>
          <table:table-cell office:value-type="float" office:value="45882850" calcext:value-type="float">
            <text:p>45882850</text:p>
          </table:table-cell>
          <table:table-cell office:value-type="string" calcext:value-type="string">
            <text:p>2020-06-26 21:32:11</text:p>
          </table:table-cell>
          <table:table-cell office:value-type="string" calcext:value-type="string">
            <text:p>Yes</text:p>
          </table:table-cell>
          <table:table-cell office:value-type="float" office:value="33.5" calcext:value-type="float">
            <text:p>33.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formula="of:=SUM([.M159:.U159])" office:value-type="float" office:value="55" calcext:value-type="float">
            <text:p>55</text:p>
          </table:table-cell>
          <table:table-cell table:formula="of:=0.1*[.G159]/40 + 0.1*[.H159]/55 + 0.1*[.I159]/50 + 0.1*[.J159]/50 + 0.6*[.K159]/85" office:value-type="percentage" office:value="0.661258021390374" calcext:value-type="percentage">
            <text:p>66.13%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abb</text:p>
          </table:table-cell>
          <table:table-cell office:value-type="string" calcext:value-type="string">
            <text:p>Alexandra</text:p>
          </table:table-cell>
          <table:table-cell office:value-type="string" calcext:value-type="string">
            <text:p>s4582425</text:p>
          </table:table-cell>
          <table:table-cell office:value-type="float" office:value="45824252" calcext:value-type="float">
            <text:p>45824252</text:p>
          </table:table-cell>
          <table:table-cell office:value-type="string" calcext:value-type="string">
            <text:p>2020-06-26 18:25:36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formula="of:=SUM([.M160:.U160])" office:value-type="float" office:value="44" calcext:value-type="float">
            <text:p>44</text:p>
          </table:table-cell>
          <table:table-cell table:formula="of:=0.1*[.G160]/40 + 0.1*[.H160]/55 + 0.1*[.I160]/50 + 0.1*[.J160]/50 + 0.6*[.K160]/85" office:value-type="percentage" office:value="0.665451871657754" calcext:value-type="percentage">
            <text:p>66.55%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bert</text:p>
          </table:table-cell>
          <table:table-cell office:value-type="string" calcext:value-type="string">
            <text:p>Caitlin</text:p>
          </table:table-cell>
          <table:table-cell office:value-type="string" calcext:value-type="string">
            <text:p>s4583111</text:p>
          </table:table-cell>
          <table:table-cell office:value-type="float" office:value="45831111" calcext:value-type="float">
            <text:p>45831111</text:p>
          </table:table-cell>
          <table:table-cell office:value-type="string" calcext:value-type="string">
            <text:p>2020-06-26 18:26:52</text:p>
          </table:table-cell>
          <table:table-cell office:value-type="string" calcext:value-type="string">
            <text:p>Yes</text:p>
          </table:table-cell>
          <table:table-cell office:value-type="float" office:value="29.5" calcext:value-type="float">
            <text:p>29.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formula="of:=SUM([.M161:.U161])" office:value-type="float" office:value="52" calcext:value-type="float">
            <text:p>52</text:p>
          </table:table-cell>
          <table:table-cell table:formula="of:=0.1*[.G161]/40 + 0.1*[.H161]/55 + 0.1*[.I161]/50 + 0.1*[.J161]/50 + 0.6*[.K161]/85" office:value-type="percentage" office:value="0.665536096256685" calcext:value-type="percentage">
            <text:p>66.55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utsia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s4583311</text:p>
          </table:table-cell>
          <table:table-cell office:value-type="float" office:value="45833115" calcext:value-type="float">
            <text:p>45833115</text:p>
          </table:table-cell>
          <table:table-cell office:value-type="string" calcext:value-type="string">
            <text:p>2020-07-09 23:09:07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SUM([.M162:.U162])" office:value-type="float" office:value="53" calcext:value-type="float">
            <text:p>53</text:p>
          </table:table-cell>
          <table:table-cell table:formula="of:=0.1*[.G162]/40 + 0.1*[.H162]/55 + 0.1*[.I162]/50 + 0.1*[.J162]/50 + 0.6*[.K162]/85" office:value-type="percentage" office:value="0.666390374331551" calcext:value-type="percentage">
            <text:p>66.64%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llivan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4579993</text:p>
          </table:table-cell>
          <table:table-cell office:value-type="float" office:value="45799930" calcext:value-type="float">
            <text:p>45799930</text:p>
          </table:table-cell>
          <table:table-cell office:value-type="string" calcext:value-type="string">
            <text:p>2020-06-28 14:06:11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table:formula="of:=SUM([.M163:.U163])" office:value-type="float" office:value="53" calcext:value-type="float">
            <text:p>53</text:p>
          </table:table-cell>
          <table:table-cell table:formula="of:=0.1*[.G163]/40 + 0.1*[.H163]/55 + 0.1*[.I163]/50 + 0.1*[.J163]/50 + 0.6*[.K163]/85" office:value-type="percentage" office:value="0.667708556149733" calcext:value-type="percentage">
            <text:p>66.77%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ubravcic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4581672</text:p>
          </table:table-cell>
          <table:table-cell office:value-type="float" office:value="45816725" calcext:value-type="float">
            <text:p>45816725</text:p>
          </table:table-cell>
          <table:table-cell office:value-type="string" calcext:value-type="string">
            <text:p>2020-06-26 18:09:52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M164:.U164])" office:value-type="float" office:value="64" calcext:value-type="float">
            <text:p>64</text:p>
          </table:table-cell>
          <table:table-cell table:formula="of:=0.1*[.G164]/40 + 0.1*[.H164]/55 + 0.1*[.I164]/50 + 0.1*[.J164]/50 + 0.6*[.K164]/85" office:value-type="percentage" office:value="0.669264705882353" calcext:value-type="percentage">
            <text:p>66.93%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uang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s4529826</text:p>
          </table:table-cell>
          <table:table-cell office:value-type="float" office:value="45298264" calcext:value-type="float">
            <text:p>45298264</text:p>
          </table:table-cell>
          <table:table-cell office:value-type="string" calcext:value-type="string">
            <text:p>2020-06-27 15:09:40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formula="of:=SUM([.M165:.U165])" office:value-type="float" office:value="45" calcext:value-type="float">
            <text:p>45</text:p>
          </table:table-cell>
          <table:table-cell table:formula="of:=0.1*[.G165]/40 + 0.1*[.H165]/55 + 0.1*[.I165]/50 + 0.1*[.J165]/50 + 0.6*[.K165]/85" office:value-type="percentage" office:value="0.669737967914439" calcext:value-type="percentage">
            <text:p>66.97%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malan</text:p>
          </table:table-cell>
          <table:table-cell office:value-type="string" calcext:value-type="string">
            <text:p>Majurran</text:p>
          </table:table-cell>
          <table:table-cell office:value-type="string" calcext:value-type="string">
            <text:p>s4528612</text:p>
          </table:table-cell>
          <table:table-cell office:value-type="float" office:value="45286122" calcext:value-type="float">
            <text:p>45286122</text:p>
          </table:table-cell>
          <table:table-cell office:value-type="string" calcext:value-type="string">
            <text:p>2020-07-02 16:36:46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formula="of:=SUM([.M166:.U166])" office:value-type="float" office:value="47" calcext:value-type="float">
            <text:p>47</text:p>
          </table:table-cell>
          <table:table-cell table:formula="of:=0.1*[.G166]/40 + 0.1*[.H166]/55 + 0.1*[.I166]/50 + 0.1*[.J166]/50 + 0.6*[.K166]/85" office:value-type="percentage" office:value="0.670173796791444" calcext:value-type="percentage">
            <text:p>67.02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ang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s4540468</text:p>
          </table:table-cell>
          <table:table-cell office:value-type="float" office:value="45404681" calcext:value-type="float">
            <text:p>45404681</text:p>
          </table:table-cell>
          <table:table-cell office:value-type="string" calcext:value-type="string">
            <text:p>2020-07-06 14:31:34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SUM([.M167:.U167])" office:value-type="float" office:value="57" calcext:value-type="float">
            <text:p>57</text:p>
          </table:table-cell>
          <table:table-cell table:formula="of:=0.1*[.G167]/40 + 0.1*[.H167]/55 + 0.1*[.I167]/50 + 0.1*[.J167]/50 + 0.6*[.K167]/85" office:value-type="percentage" office:value="0.671989304812834" calcext:value-type="percentage">
            <text:p>67.20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hrens</text:p>
          </table:table-cell>
          <table:table-cell office:value-type="string" calcext:value-type="string">
            <text:p>Annette</text:p>
          </table:table-cell>
          <table:table-cell office:value-type="string" calcext:value-type="string">
            <text:p>s4581237</text:p>
          </table:table-cell>
          <table:table-cell office:value-type="float" office:value="45812370" calcext:value-type="float">
            <text:p>45812370</text:p>
          </table:table-cell>
          <table:table-cell office:value-type="string" calcext:value-type="string">
            <text:p>2020-06-26 18:30:26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formula="of:=SUM([.M168:.U168])" office:value-type="float" office:value="53" calcext:value-type="float">
            <text:p>53</text:p>
          </table:table-cell>
          <table:table-cell table:formula="of:=0.1*[.G168]/40 + 0.1*[.H168]/55 + 0.1*[.I168]/50 + 0.1*[.J168]/50 + 0.6*[.K168]/85" office:value-type="percentage" office:value="0.673754010695187" calcext:value-type="percentage">
            <text:p>67.38%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anmugam</text:p>
          </table:table-cell>
          <table:table-cell office:value-type="string" calcext:value-type="string">
            <text:p>Praveana</text:p>
          </table:table-cell>
          <table:table-cell office:value-type="string" calcext:value-type="string">
            <text:p>s4426726</text:p>
          </table:table-cell>
          <table:table-cell office:value-type="float" office:value="44267263" calcext:value-type="float">
            <text:p>44267263</text:p>
          </table:table-cell>
          <table:table-cell office:value-type="string" calcext:value-type="string">
            <text:p>2020-06-26 18:29:29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SUM([.M169:.U169])" office:value-type="float" office:value="47" calcext:value-type="float">
            <text:p>47</text:p>
          </table:table-cell>
          <table:table-cell table:formula="of:=0.1*[.G169]/40 + 0.1*[.H169]/55 + 0.1*[.I169]/50 + 0.1*[.J169]/50 + 0.6*[.K169]/85" office:value-type="percentage" office:value="0.674173796791444" calcext:value-type="percentage">
            <text:p>67.42%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x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s4585360</text:p>
          </table:table-cell>
          <table:table-cell office:value-type="float" office:value="45853609" calcext:value-type="float">
            <text:p>45853609</text:p>
          </table:table-cell>
          <table:table-cell office:value-type="string" calcext:value-type="string">
            <text:p>2020-07-08 22:41:57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formula="of:=SUM([.M170:.U170])" office:value-type="float" office:value="44" calcext:value-type="float">
            <text:p>44</text:p>
          </table:table-cell>
          <table:table-cell table:formula="of:=0.1*[.G170]/40 + 0.1*[.H170]/55 + 0.1*[.I170]/50 + 0.1*[.J170]/50 + 0.6*[.K170]/85" office:value-type="percentage" office:value="0.675588235294118" calcext:value-type="percentage">
            <text:p>67.56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s4481905</text:p>
          </table:table-cell>
          <table:table-cell office:value-type="float" office:value="44819055" calcext:value-type="float">
            <text:p>44819055</text:p>
          </table:table-cell>
          <table:table-cell office:value-type="string" calcext:value-type="string">
            <text:p>2020-07-04 15:41:56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table:formula="of:=SUM([.M171:.U171])" office:value-type="float" office:value="46" calcext:value-type="float">
            <text:p>46</text:p>
          </table:table-cell>
          <table:table-cell table:formula="of:=0.1*[.G171]/40 + 0.1*[.H171]/55 + 0.1*[.I171]/50 + 0.1*[.J171]/50 + 0.6*[.K171]/85" office:value-type="percentage" office:value="0.677887700534759" calcext:value-type="percentage">
            <text:p>67.79%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hrens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s4532219</text:p>
          </table:table-cell>
          <table:table-cell office:value-type="float" office:value="45322196" calcext:value-type="float">
            <text:p>45322196</text:p>
          </table:table-cell>
          <table:table-cell office:value-type="string" calcext:value-type="string">
            <text:p>2020-06-27 13:42:40</text:p>
          </table:table-cell>
          <table:table-cell office:value-type="string" calcext:value-type="string">
            <text:p>Yes</text:p>
          </table:table-cell>
          <table:table-cell office:value-type="float" office:value="28.5" calcext:value-type="float">
            <text:p>28.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SUM([.M172:.U172])" office:value-type="float" office:value="47" calcext:value-type="float">
            <text:p>47</text:p>
          </table:table-cell>
          <table:table-cell table:formula="of:=0.1*[.G172]/40 + 0.1*[.H172]/55 + 0.1*[.I172]/50 + 0.1*[.J172]/50 + 0.6*[.K172]/85" office:value-type="percentage" office:value="0.679014705882353" calcext:value-type="percentage">
            <text:p>67.90%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Xuhuan</text:p>
          </table:table-cell>
          <table:table-cell office:value-type="string" calcext:value-type="string">
            <text:p>s4548536</text:p>
          </table:table-cell>
          <table:table-cell office:value-type="float" office:value="45485363" calcext:value-type="float">
            <text:p>45485363</text:p>
          </table:table-cell>
          <table:table-cell office:value-type="string" calcext:value-type="string">
            <text:p>2020-06-28 14:46:29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SUM([.M173:.U173])" office:value-type="float" office:value="41" calcext:value-type="float">
            <text:p>41</text:p>
          </table:table-cell>
          <table:table-cell table:formula="of:=0.1*[.G173]/40 + 0.1*[.H173]/55 + 0.1*[.I173]/50 + 0.1*[.J173]/50 + 0.6*[.K173]/85" office:value-type="percentage" office:value="0.680320855614973" calcext:value-type="percentage">
            <text:p>68.03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en</text:p>
          </table:table-cell>
          <table:table-cell office:value-type="string" calcext:value-type="string">
            <text:p>Qi</text:p>
          </table:table-cell>
          <table:table-cell office:value-type="string" calcext:value-type="string">
            <text:p>s4567990</text:p>
          </table:table-cell>
          <table:table-cell office:value-type="float" office:value="45679902" calcext:value-type="float">
            <text:p>45679902</text:p>
          </table:table-cell>
          <table:table-cell office:value-type="string" calcext:value-type="string">
            <text:p>2020-07-11 12:34:32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SUM([.M174:.U174])" office:value-type="float" office:value="52" calcext:value-type="float">
            <text:p>52</text:p>
          </table:table-cell>
          <table:table-cell table:formula="of:=0.1*[.G174]/40 + 0.1*[.H174]/55 + 0.1*[.I174]/50 + 0.1*[.J174]/50 + 0.6*[.K174]/85" office:value-type="percentage" office:value="0.685877005347594" calcext:value-type="percentage">
            <text:p>68.59%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chegaray</text:p>
          </table:table-cell>
          <table:table-cell office:value-type="string" calcext:value-type="string">
            <text:p>Djamahl</text:p>
          </table:table-cell>
          <table:table-cell office:value-type="string" calcext:value-type="string">
            <text:p>s4524825</text:p>
          </table:table-cell>
          <table:table-cell office:value-type="float" office:value="45248250" calcext:value-type="float">
            <text:p>45248250</text:p>
          </table:table-cell>
          <table:table-cell office:value-type="string" calcext:value-type="string">
            <text:p>2020-07-08 10:00:57</text:p>
          </table:table-cell>
          <table:table-cell office:value-type="string" calcext:value-type="string">
            <text:p>Yes</text:p>
          </table:table-cell>
          <table:table-cell office:value-type="float" office:value="35.5" calcext:value-type="float">
            <text:p>35.5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formula="of:=SUM([.M175:.U175])" office:value-type="float" office:value="50" calcext:value-type="float">
            <text:p>50</text:p>
          </table:table-cell>
          <table:table-cell table:formula="of:=0.1*[.G175]/40 + 0.1*[.H175]/55 + 0.1*[.I175]/50 + 0.1*[.J175]/50 + 0.6*[.K175]/85" office:value-type="percentage" office:value="0.686236631016043" calcext:value-type="percentage">
            <text:p>68.62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hin</text:p>
          </table:table-cell>
          <table:table-cell office:value-type="string" calcext:value-type="string">
            <text:p>Joon Ho</text:p>
          </table:table-cell>
          <table:table-cell office:value-type="string" calcext:value-type="string">
            <text:p>s4500100</text:p>
          </table:table-cell>
          <table:table-cell office:value-type="float" office:value="45001008" calcext:value-type="float">
            <text:p>45001008</text:p>
          </table:table-cell>
          <table:table-cell office:value-type="string" calcext:value-type="string">
            <text:p>2020-06-26 18:28:11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table:formula="of:=SUM([.M176:.U176])" office:value-type="float" office:value="58" calcext:value-type="float">
            <text:p>58</text:p>
          </table:table-cell>
          <table:table-cell table:formula="of:=0.1*[.G176]/40 + 0.1*[.H176]/55 + 0.1*[.I176]/50 + 0.1*[.J176]/50 + 0.6*[.K176]/85" office:value-type="percentage" office:value="0.696275401069519" calcext:value-type="percentage">
            <text:p>69.63%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lvers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s4580803</text:p>
          </table:table-cell>
          <table:table-cell office:value-type="float" office:value="45808038" calcext:value-type="float">
            <text:p>45808038</text:p>
          </table:table-cell>
          <table:table-cell office:value-type="string" calcext:value-type="string">
            <text:p>2020-07-05 20:30:17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M177:.U177])" office:value-type="float" office:value="48" calcext:value-type="float">
            <text:p>48</text:p>
          </table:table-cell>
          <table:table-cell table:formula="of:=0.1*[.G177]/40 + 0.1*[.H177]/55 + 0.1*[.I177]/50 + 0.1*[.J177]/50 + 0.6*[.K177]/85" office:value-type="percentage" office:value="0.696550802139037" calcext:value-type="percentage">
            <text:p>69.66%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on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s4583215</text:p>
          </table:table-cell>
          <table:table-cell office:value-type="float" office:value="45832154" calcext:value-type="float">
            <text:p>45832154</text:p>
          </table:table-cell>
          <table:table-cell office:value-type="string" calcext:value-type="string">
            <text:p>2020-06-26 18:19:36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table:formula="of:=SUM([.M178:.U178])" office:value-type="float" office:value="50" calcext:value-type="float">
            <text:p>50</text:p>
          </table:table-cell>
          <table:table-cell table:formula="of:=0.1*[.G178]/40 + 0.1*[.H178]/55 + 0.1*[.I178]/50 + 0.1*[.J178]/50 + 0.6*[.K178]/85" office:value-type="percentage" office:value="0.696668449197861" calcext:value-type="percentage">
            <text:p>69.67%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larke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s4583593</text:p>
          </table:table-cell>
          <table:table-cell office:value-type="float" office:value="45835931" calcext:value-type="float">
            <text:p>45835931</text:p>
          </table:table-cell>
          <table:table-cell office:value-type="string" calcext:value-type="string">
            <text:p>2020-07-11 09:02:19</text:p>
          </table:table-cell>
          <table:table-cell office:value-type="string" calcext:value-type="string">
            <text:p>Yes</text:p>
          </table:table-cell>
          <table:table-cell office:value-type="float" office:value="36.5" calcext:value-type="float">
            <text:p>36.5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formula="of:=SUM([.M179:.U179])" office:value-type="float" office:value="54" calcext:value-type="float">
            <text:p>54</text:p>
          </table:table-cell>
          <table:table-cell table:formula="of:=0.1*[.G179]/40 + 0.1*[.H179]/55 + 0.1*[.I179]/50 + 0.1*[.J179]/50 + 0.6*[.K179]/85" office:value-type="percentage" office:value="0.698790106951872" calcext:value-type="percentage">
            <text:p>69.88%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dbold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s4582405</text:p>
          </table:table-cell>
          <table:table-cell office:value-type="float" office:value="45824056" calcext:value-type="float">
            <text:p>45824056</text:p>
          </table:table-cell>
          <table:table-cell office:value-type="string" calcext:value-type="string">
            <text:p>2020-07-07 16:03:56</text:p>
          </table:table-cell>
          <table:table-cell office:value-type="string" calcext:value-type="string">
            <text:p>Yes</text:p>
          </table:table-cell>
          <table:table-cell office:value-type="float" office:value="37.5" calcext:value-type="float">
            <text:p>37.5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table:formula="of:=SUM([.M180:.U180])" office:value-type="float" office:value="50" calcext:value-type="float">
            <text:p>50</text:p>
          </table:table-cell>
          <table:table-cell table:formula="of:=0.1*[.G180]/40 + 0.1*[.H180]/55 + 0.1*[.I180]/50 + 0.1*[.J180]/50 + 0.6*[.K180]/85" office:value-type="percentage" office:value="0.705236631016043" calcext:value-type="percentage">
            <text:p>70.52%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u</text:p>
          </table:table-cell>
          <table:table-cell office:value-type="string" calcext:value-type="string">
            <text:p>Yushan</text:p>
          </table:table-cell>
          <table:table-cell office:value-type="string" calcext:value-type="string">
            <text:p>s4567970</text:p>
          </table:table-cell>
          <table:table-cell office:value-type="float" office:value="45679706" calcext:value-type="float">
            <text:p>45679706</text:p>
          </table:table-cell>
          <table:table-cell office:value-type="string" calcext:value-type="string">
            <text:p>2020-07-06 11:55:09</text:p>
          </table:table-cell>
          <table:table-cell office:value-type="string" calcext:value-type="string">
            <text:p>Yes</text:p>
          </table:table-cell>
          <table:table-cell office:value-type="float" office:value="35.5" calcext:value-type="float">
            <text:p>35.5</text:p>
          </table:table-cell>
          <table:table-cell office:value-type="float" office:value="47.5" calcext:value-type="float">
            <text:p>47.5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formula="of:=SUM([.M181:.U181])" office:value-type="float" office:value="55" calcext:value-type="float">
            <text:p>55</text:p>
          </table:table-cell>
          <table:table-cell table:formula="of:=0.1*[.G181]/40 + 0.1*[.H181]/55 + 0.1*[.I181]/50 + 0.1*[.J181]/50 + 0.6*[.K181]/85" office:value-type="percentage" office:value="0.707348930481283" calcext:value-type="percentage">
            <text:p>70.73%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Jingwei</text:p>
          </table:table-cell>
          <table:table-cell office:value-type="string" calcext:value-type="string">
            <text:p>s4584005</text:p>
          </table:table-cell>
          <table:table-cell office:value-type="float" office:value="45840056" calcext:value-type="float">
            <text:p>45840056</text:p>
          </table:table-cell>
          <table:table-cell office:value-type="string" calcext:value-type="string">
            <text:p>2020-06-30 13:20:54</text:p>
          </table:table-cell>
          <table:table-cell office:value-type="string" calcext:value-type="string">
            <text:p>Yes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table:formula="of:=SUM([.M182:.U182])" office:value-type="float" office:value="52" calcext:value-type="float">
            <text:p>52</text:p>
          </table:table-cell>
          <table:table-cell table:formula="of:=0.1*[.G182]/40 + 0.1*[.H182]/55 + 0.1*[.I182]/50 + 0.1*[.J182]/50 + 0.6*[.K182]/85" office:value-type="percentage" office:value="0.708104278074866" calcext:value-type="percentage">
            <text:p>70.81%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awamura</text:p>
          </table:table-cell>
          <table:table-cell office:value-type="string" calcext:value-type="string">
            <text:p>Tomo</text:p>
          </table:table-cell>
          <table:table-cell office:value-type="string" calcext:value-type="string">
            <text:p>s4572920</text:p>
          </table:table-cell>
          <table:table-cell office:value-type="float" office:value="45729209" calcext:value-type="float">
            <text:p>45729209</text:p>
          </table:table-cell>
          <table:table-cell office:value-type="string" calcext:value-type="string">
            <text:p>2020-06-26 18:26:26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SUM([.M183:.U183])" office:value-type="float" office:value="47" calcext:value-type="float">
            <text:p>47</text:p>
          </table:table-cell>
          <table:table-cell table:formula="of:=0.1*[.G183]/40 + 0.1*[.H183]/55 + 0.1*[.I183]/50 + 0.1*[.J183]/50 + 0.6*[.K183]/85" office:value-type="percentage" office:value="0.710673796791444" calcext:value-type="percentage">
            <text:p>71.07%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e</text:p>
          </table:table-cell>
          <table:table-cell office:value-type="string" calcext:value-type="string">
            <text:p>Yuzhe</text:p>
          </table:table-cell>
          <table:table-cell office:value-type="string" calcext:value-type="string">
            <text:p>s4457598</text:p>
          </table:table-cell>
          <table:table-cell office:value-type="float" office:value="44575986" calcext:value-type="float">
            <text:p>44575986</text:p>
          </table:table-cell>
          <table:table-cell office:value-type="string" calcext:value-type="string">
            <text:p>2020-06-26 18:49:56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SUM([.M184:.U184])" office:value-type="float" office:value="47" calcext:value-type="float">
            <text:p>47</text:p>
          </table:table-cell>
          <table:table-cell table:formula="of:=0.1*[.G184]/40 + 0.1*[.H184]/55 + 0.1*[.I184]/50 + 0.1*[.J184]/50 + 0.6*[.K184]/85" office:value-type="percentage" office:value="0.711764705882353" calcext:value-type="percentage">
            <text:p>71.18%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ung</text:p>
          </table:table-cell>
          <table:table-cell office:value-type="string" calcext:value-type="string">
            <text:p>Kam Kwan</text:p>
          </table:table-cell>
          <table:table-cell office:value-type="string" calcext:value-type="string">
            <text:p>s4532448</text:p>
          </table:table-cell>
          <table:table-cell office:value-type="float" office:value="45324480" calcext:value-type="float">
            <text:p>45324480</text:p>
          </table:table-cell>
          <table:table-cell office:value-type="string" calcext:value-type="string">
            <text:p>2020-07-10 00:30:35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SUM([.M185:.U185])" office:value-type="float" office:value="45" calcext:value-type="float">
            <text:p>45</text:p>
          </table:table-cell>
          <table:table-cell table:formula="of:=0.1*[.G185]/40 + 0.1*[.H185]/55 + 0.1*[.I185]/50 + 0.1*[.J185]/50 + 0.6*[.K185]/85" office:value-type="percentage" office:value="0.71364705882353" calcext:value-type="percentage">
            <text:p>71.36%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hou</text:p>
          </table:table-cell>
          <table:table-cell office:value-type="string" calcext:value-type="string">
            <text:p>RunTong</text:p>
          </table:table-cell>
          <table:table-cell office:value-type="string" calcext:value-type="string">
            <text:p>s4456615</text:p>
          </table:table-cell>
          <table:table-cell office:value-type="float" office:value="44566153" calcext:value-type="float">
            <text:p>44566153</text:p>
          </table:table-cell>
          <table:table-cell office:value-type="string" calcext:value-type="string">
            <text:p>2020-06-30 18:32:30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M186:.U186])" office:value-type="float" office:value="45" calcext:value-type="float">
            <text:p>45</text:p>
          </table:table-cell>
          <table:table-cell table:formula="of:=0.1*[.G186]/40 + 0.1*[.H186]/55 + 0.1*[.I186]/50 + 0.1*[.J186]/50 + 0.6*[.K186]/85" office:value-type="percentage" office:value="0.71764705882353" calcext:value-type="percentage">
            <text:p>71.76%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istidou</text:p>
          </table:table-cell>
          <table:table-cell office:value-type="string" calcext:value-type="string">
            <text:p>Alexandros</text:p>
          </table:table-cell>
          <table:table-cell office:value-type="string" calcext:value-type="string">
            <text:p>s4596425</text:p>
          </table:table-cell>
          <table:table-cell office:value-type="float" office:value="45964251" calcext:value-type="float">
            <text:p>45964251</text:p>
          </table:table-cell>
          <table:table-cell office:value-type="string" calcext:value-type="string">
            <text:p>2020-06-27 18:08:09</text:p>
          </table:table-cell>
          <table:table-cell office:value-type="string" calcext:value-type="string">
            <text:p>Yes</text:p>
          </table:table-cell>
          <table:table-cell office:value-type="float" office:value="33.5" calcext:value-type="float">
            <text:p>33.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table:formula="of:=SUM([.M187:.U187])" office:value-type="float" office:value="55" calcext:value-type="float">
            <text:p>55</text:p>
          </table:table-cell>
          <table:table-cell table:formula="of:=0.1*[.G187]/40 + 0.1*[.H187]/55 + 0.1*[.I187]/50 + 0.1*[.J187]/50 + 0.6*[.K187]/85" office:value-type="percentage" office:value="0.718348930481284" calcext:value-type="percentage">
            <text:p>71.83%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Dominic</text:p>
          </table:table-cell>
          <table:table-cell office:value-type="string" calcext:value-type="string">
            <text:p>s4585304</text:p>
          </table:table-cell>
          <table:table-cell office:value-type="float" office:value="45853047" calcext:value-type="float">
            <text:p>45853047</text:p>
          </table:table-cell>
          <table:table-cell office:value-type="string" calcext:value-type="string">
            <text:p>2020-07-02 17:52:06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formula="of:=SUM([.M188:.U188])" office:value-type="float" office:value="50" calcext:value-type="float">
            <text:p>50</text:p>
          </table:table-cell>
          <table:table-cell table:formula="of:=0.1*[.G188]/40 + 0.1*[.H188]/55 + 0.1*[.I188]/50 + 0.1*[.J188]/50 + 0.6*[.K188]/85" office:value-type="percentage" office:value="0.722986631016043" calcext:value-type="percentage">
            <text:p>72.30%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denberg</text:p>
          </table:table-cell>
          <table:table-cell office:value-type="string" calcext:value-type="string">
            <text:p>Ella</text:p>
          </table:table-cell>
          <table:table-cell office:value-type="string" calcext:value-type="string">
            <text:p>s4583892</text:p>
          </table:table-cell>
          <table:table-cell office:value-type="float" office:value="45838923" calcext:value-type="float">
            <text:p>45838923</text:p>
          </table:table-cell>
          <table:table-cell office:value-type="string" calcext:value-type="string">
            <text:p>2020-06-26 18:23:26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formula="of:=SUM([.M189:.U189])" office:value-type="float" office:value="54" calcext:value-type="float">
            <text:p>54</text:p>
          </table:table-cell>
          <table:table-cell table:formula="of:=0.1*[.G189]/40 + 0.1*[.H189]/55 + 0.1*[.I189]/50 + 0.1*[.J189]/50 + 0.6*[.K189]/85" office:value-type="percentage" office:value="0.724131016042781" calcext:value-type="percentage">
            <text:p>72.41%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uxworth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s4356577</text:p>
          </table:table-cell>
          <table:table-cell office:value-type="float" office:value="43565775" calcext:value-type="float">
            <text:p>43565775</text:p>
          </table:table-cell>
          <table:table-cell office:value-type="string" calcext:value-type="string">
            <text:p>2020-06-26 18:31:09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formula="of:=SUM([.M190:.U190])" office:value-type="float" office:value="56" calcext:value-type="float">
            <text:p>56</text:p>
          </table:table-cell>
          <table:table-cell table:formula="of:=0.1*[.G190]/40 + 0.1*[.H190]/55 + 0.1*[.I190]/50 + 0.1*[.J190]/50 + 0.6*[.K190]/85" office:value-type="percentage" office:value="0.726248663101604" calcext:value-type="percentage">
            <text:p>72.62%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nowles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s4552580</text:p>
          </table:table-cell>
          <table:table-cell office:value-type="float" office:value="45525803" calcext:value-type="float">
            <text:p>45525803</text:p>
          </table:table-cell>
          <table:table-cell office:value-type="string" calcext:value-type="string">
            <text:p>2020-06-26 18:18:26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table:formula="of:=SUM([.M191:.U191])" office:value-type="float" office:value="56" calcext:value-type="float">
            <text:p>56</text:p>
          </table:table-cell>
          <table:table-cell table:formula="of:=0.1*[.G191]/40 + 0.1*[.H191]/55 + 0.1*[.I191]/50 + 0.1*[.J191]/50 + 0.6*[.K191]/85" office:value-type="percentage" office:value="0.728385026737968" calcext:value-type="percentage">
            <text:p>72.84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sk</text:p>
          </table:table-cell>
          <table:table-cell office:value-type="string" calcext:value-type="string">
            <text:p>Callum</text:p>
          </table:table-cell>
          <table:table-cell office:value-type="string" calcext:value-type="string">
            <text:p>s4536236</text:p>
          </table:table-cell>
          <table:table-cell office:value-type="float" office:value="45362361" calcext:value-type="float">
            <text:p>45362361</text:p>
          </table:table-cell>
          <table:table-cell office:value-type="string" calcext:value-type="string">
            <text:p>2020-06-28 15:11:27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formula="of:=SUM([.M192:.U192])" office:value-type="float" office:value="52" calcext:value-type="float">
            <text:p>52</text:p>
          </table:table-cell>
          <table:table-cell table:formula="of:=0.1*[.G192]/40 + 0.1*[.H192]/55 + 0.1*[.I192]/50 + 0.1*[.J192]/50 + 0.6*[.K192]/85" office:value-type="percentage" office:value="0.728558823529412" calcext:value-type="percentage">
            <text:p>72.86%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nde</text:p>
          </table:table-cell>
          <table:table-cell office:value-type="string" calcext:value-type="string">
            <text:p>Larisa</text:p>
          </table:table-cell>
          <table:table-cell office:value-type="string" calcext:value-type="string">
            <text:p>s4579961</text:p>
          </table:table-cell>
          <table:table-cell office:value-type="float" office:value="45799613" calcext:value-type="float">
            <text:p>45799613</text:p>
          </table:table-cell>
          <table:table-cell office:value-type="string" calcext:value-type="string">
            <text:p>2020-06-26 18:21:56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SUM([.M193:.U193])" office:value-type="float" office:value="54" calcext:value-type="float">
            <text:p>54</text:p>
          </table:table-cell>
          <table:table-cell table:formula="of:=0.1*[.G193]/40 + 0.1*[.H193]/55 + 0.1*[.I193]/50 + 0.1*[.J193]/50 + 0.6*[.K193]/85" office:value-type="percentage" office:value="0.729540106951872" calcext:value-type="percentage">
            <text:p>72.95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anshawe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s4582701</text:p>
          </table:table-cell>
          <table:table-cell office:value-type="float" office:value="45827011" calcext:value-type="float">
            <text:p>45827011</text:p>
          </table:table-cell>
          <table:table-cell office:value-type="string" calcext:value-type="string">
            <text:p>2020-06-27 12:15:29</text:p>
          </table:table-cell>
          <table:table-cell office:value-type="string" calcext:value-type="string">
            <text:p>Yes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0.1*[.G194]/40 + 0.1*[.H194]/55 + 0.1*[.I194]/50 + 0.1*[.J194]/50 + 0.6*[.K194]/85" office:value-type="percentage" office:value="0.339409090909091" calcext:value-type="percentage">
            <text:p>33.94%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*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guyen</text:p>
          </table:table-cell>
          <table:table-cell office:value-type="string" calcext:value-type="string">
            <text:p>Minh</text:p>
          </table:table-cell>
          <table:table-cell office:value-type="string" calcext:value-type="string">
            <text:p>s4527053</text:p>
          </table:table-cell>
          <table:table-cell office:value-type="float" office:value="45270532" calcext:value-type="float">
            <text:p>45270532</text:p>
          </table:table-cell>
          <table:table-cell office:value-type="string" calcext:value-type="string">
            <text:p>2020-07-11 02:33:20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9.5" calcext:value-type="float">
            <text:p>49.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table:formula="of:=SUM([.M195:.U195])" office:value-type="float" office:value="53" calcext:value-type="float">
            <text:p>53</text:p>
          </table:table-cell>
          <table:table-cell table:formula="of:=0.1*[.G195]/40 + 0.1*[.H195]/55 + 0.1*[.I195]/50 + 0.1*[.J195]/50 + 0.6*[.K195]/85" office:value-type="percentage" office:value="0.739117647058824" calcext:value-type="percentage">
            <text:p>73.91%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Qiutong</text:p>
          </table:table-cell>
          <table:table-cell office:value-type="string" calcext:value-type="string">
            <text:p>s4525929</text:p>
          </table:table-cell>
          <table:table-cell office:value-type="float" office:value="45259292" calcext:value-type="float">
            <text:p>45259292</text:p>
          </table:table-cell>
          <table:table-cell office:value-type="string" calcext:value-type="string">
            <text:p>2020-07-06 15:30:47</text:p>
          </table:table-cell>
          <table:table-cell office:value-type="string" calcext:value-type="string">
            <text:p>Yes</text:p>
          </table:table-cell>
          <table:table-cell office:value-type="float" office:value="32.5" calcext:value-type="float">
            <text:p>32.5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formula="of:=SUM([.M196:.U196])" office:value-type="float" office:value="61" calcext:value-type="float">
            <text:p>61</text:p>
          </table:table-cell>
          <table:table-cell table:formula="of:=0.1*[.G196]/40 + 0.1*[.H196]/55 + 0.1*[.I196]/50 + 0.1*[.J196]/50 + 0.6*[.K196]/85" office:value-type="percentage" office:value="0.756383689839572" calcext:value-type="percentage">
            <text:p>75.64%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Kai Hong</text:p>
          </table:table-cell>
          <table:table-cell office:value-type="string" calcext:value-type="string">
            <text:p>s4477925</text:p>
          </table:table-cell>
          <table:table-cell office:value-type="float" office:value="44779252" calcext:value-type="float">
            <text:p>44779252</text:p>
          </table:table-cell>
          <table:table-cell office:value-type="string" calcext:value-type="string">
            <text:p>2020-06-26 19:17:56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table:formula="of:=SUM([.M197:.U197])" office:value-type="float" office:value="59" calcext:value-type="float">
            <text:p>59</text:p>
          </table:table-cell>
          <table:table-cell table:formula="of:=0.1*[.G197]/40 + 0.1*[.H197]/55 + 0.1*[.I197]/50 + 0.1*[.J197]/50 + 0.6*[.K197]/85" office:value-type="percentage" office:value="0.754243315508021" calcext:value-type="percentage">
            <text:p>75.42%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abrett</text:p>
          </table:table-cell>
          <table:table-cell office:value-type="string" calcext:value-type="string">
            <text:p>Ineka</text:p>
          </table:table-cell>
          <table:table-cell office:value-type="string" calcext:value-type="string">
            <text:p>s4528727</text:p>
          </table:table-cell>
          <table:table-cell office:value-type="float" office:value="45287277" calcext:value-type="float">
            <text:p>45287277</text:p>
          </table:table-cell>
          <table:table-cell office:value-type="string" calcext:value-type="string">
            <text:p>2020-06-26 18:34:56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M198:.U198])" office:value-type="float" office:value="51" calcext:value-type="float">
            <text:p>51</text:p>
          </table:table-cell>
          <table:table-cell table:formula="of:=0.1*[.G198]/40 + 0.1*[.H198]/55 + 0.1*[.I198]/50 + 0.1*[.J198]/50 + 0.6*[.K198]/85" office:value-type="percentage" office:value="0.755" calcext:value-type="percentage">
            <text:p>75.50%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reyer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4580303</text:p>
          </table:table-cell>
          <table:table-cell office:value-type="float" office:value="45803033" calcext:value-type="float">
            <text:p>45803033</text:p>
          </table:table-cell>
          <table:table-cell office:value-type="string" calcext:value-type="string">
            <text:p>2020-06-26 19:35:37</text:p>
          </table:table-cell>
          <table:table-cell office:value-type="string" calcext:value-type="string">
            <text:p>Yes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SUM([.M199:.U199])" office:value-type="float" office:value="56" calcext:value-type="float">
            <text:p>56</text:p>
          </table:table-cell>
          <table:table-cell table:formula="of:=0.1*[.G199]/40 + 0.1*[.H199]/55 + 0.1*[.I199]/50 + 0.1*[.J199]/50 + 0.6*[.K199]/85" office:value-type="percentage" office:value="0.756157754010695" calcext:value-type="percentage">
            <text:p>75.62%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Katherine</text:p>
          </table:table-cell>
          <table:table-cell office:value-type="string" calcext:value-type="string">
            <text:p>s4581466</text:p>
          </table:table-cell>
          <table:table-cell office:value-type="float" office:value="45814664" calcext:value-type="float">
            <text:p>45814664</text:p>
          </table:table-cell>
          <table:table-cell office:value-type="string" calcext:value-type="string">
            <text:p>2020-06-26 18:31:28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formula="of:=SUM([.M200:.U200])" office:value-type="float" office:value="55" calcext:value-type="float">
            <text:p>55</text:p>
          </table:table-cell>
          <table:table-cell table:formula="of:=0.1*[.G200]/40 + 0.1*[.H200]/55 + 0.1*[.I200]/50 + 0.1*[.J200]/50 + 0.6*[.K200]/85" office:value-type="percentage" office:value="0.756826203208556" calcext:value-type="percentage">
            <text:p>75.68%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dy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s4482677</text:p>
          </table:table-cell>
          <table:table-cell office:value-type="float" office:value="44826772" calcext:value-type="float">
            <text:p>44826772</text:p>
          </table:table-cell>
          <table:table-cell office:value-type="string" calcext:value-type="string">
            <text:p>2020-06-26 18:25:09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SUM([.M201:.U201])" office:value-type="float" office:value="56" calcext:value-type="float">
            <text:p>56</text:p>
          </table:table-cell>
          <table:table-cell table:formula="of:=0.1*[.G201]/40 + 0.1*[.H201]/55 + 0.1*[.I201]/50 + 0.1*[.J201]/50 + 0.6*[.K201]/85" office:value-type="percentage" office:value="0.761021390374332" calcext:value-type="percentage">
            <text:p>76.10%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Lachlan</text:p>
          </table:table-cell>
          <table:table-cell office:value-type="string" calcext:value-type="string">
            <text:p>s4587645</text:p>
          </table:table-cell>
          <table:table-cell office:value-type="float" office:value="45876457" calcext:value-type="float">
            <text:p>45876457</text:p>
          </table:table-cell>
          <table:table-cell office:value-type="string" calcext:value-type="string">
            <text:p>2020-06-26 19:01:52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formula="of:=SUM([.M202:.U202])" office:value-type="float" office:value="58" calcext:value-type="float">
            <text:p>58</text:p>
          </table:table-cell>
          <table:table-cell table:formula="of:=0.1*[.G202]/40 + 0.1*[.H202]/55 + 0.1*[.I202]/50 + 0.1*[.J202]/50 + 0.6*[.K202]/85" office:value-type="percentage" office:value="0.770911764705883" calcext:value-type="percentage">
            <text:p>77.09%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s4528646</text:p>
          </table:table-cell>
          <table:table-cell office:value-type="float" office:value="45286467" calcext:value-type="float">
            <text:p>45286467</text:p>
          </table:table-cell>
          <table:table-cell office:value-type="string" calcext:value-type="string">
            <text:p>2020-07-09 16:08:08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4.5" calcext:value-type="float">
            <text:p>54.5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formula="of:=SUM([.M203:.U203])" office:value-type="float" office:value="55" calcext:value-type="float">
            <text:p>55</text:p>
          </table:table-cell>
          <table:table-cell table:formula="of:=0.1*[.G203]/40 + 0.1*[.H203]/55 + 0.1*[.I203]/50 + 0.1*[.J203]/50 + 0.6*[.K203]/85" office:value-type="percentage" office:value="0.785326203208556" calcext:value-type="percentage">
            <text:p>78.53%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meaton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s4589418</text:p>
          </table:table-cell>
          <table:table-cell office:value-type="float" office:value="45894189" calcext:value-type="float">
            <text:p>45894189</text:p>
          </table:table-cell>
          <table:table-cell office:value-type="string" calcext:value-type="string">
            <text:p>2020-07-08 10:54:07</text:p>
          </table:table-cell>
          <table:table-cell office:value-type="string" calcext:value-type="string">
            <text:p>Yes</text:p>
          </table:table-cell>
          <table:table-cell office:value-type="float" office:value="37.5" calcext:value-type="float">
            <text:p>37.5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formula="of:=SUM([.M204:.U204])" office:value-type="float" office:value="57" calcext:value-type="float">
            <text:p>57</text:p>
          </table:table-cell>
          <table:table-cell table:formula="of:=0.1*[.G204]/40 + 0.1*[.H204]/55 + 0.1*[.I204]/50 + 0.1*[.J204]/50 + 0.6*[.K204]/85" office:value-type="percentage" office:value="0.786102941176471" calcext:value-type="percentage">
            <text:p>78.61%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uo</text:p>
          </table:table-cell>
          <table:table-cell office:value-type="string" calcext:value-type="string">
            <text:p>Chuxuan</text:p>
          </table:table-cell>
          <table:table-cell office:value-type="string" calcext:value-type="string">
            <text:p>s4606223</text:p>
          </table:table-cell>
          <table:table-cell office:value-type="float" office:value="46062239" calcext:value-type="float">
            <text:p>46062239</text:p>
          </table:table-cell>
          <table:table-cell office:value-type="string" calcext:value-type="string">
            <text:p>2020-06-26 18:31:56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SUM([.M205:.U205])" office:value-type="float" office:value="64" calcext:value-type="float">
            <text:p>64</text:p>
          </table:table-cell>
          <table:table-cell table:formula="of:=0.1*[.G205]/40 + 0.1*[.H205]/55 + 0.1*[.I205]/50 + 0.1*[.J205]/50 + 0.6*[.K205]/85" office:value-type="percentage" office:value="0.790855614973262" calcext:value-type="percentage">
            <text:p>79.09%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kins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s4582900</text:p>
          </table:table-cell>
          <table:table-cell office:value-type="float" office:value="45829006" calcext:value-type="float">
            <text:p>45829006</text:p>
          </table:table-cell>
          <table:table-cell office:value-type="string" calcext:value-type="string">
            <text:p>2020-06-26 18:43:09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0.1*[.G206]/40 + 0.1*[.H206]/55 + 0.1*[.I206]/50 + 0.1*[.J206]/50 + 0.6*[.K206]/85" office:value-type="percentage" office:value="0.361863636363636" calcext:value-type="percentage">
            <text:p>36.19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oper</text:p>
          </table:table-cell>
          <table:table-cell office:value-type="string" calcext:value-type="string">
            <text:p>Otis</text:p>
          </table:table-cell>
          <table:table-cell office:value-type="string" calcext:value-type="string">
            <text:p>s4531439</text:p>
          </table:table-cell>
          <table:table-cell office:value-type="float" office:value="45314397" calcext:value-type="float">
            <text:p>45314397</text:p>
          </table:table-cell>
          <table:table-cell office:value-type="string" calcext:value-type="string">
            <text:p>2020-07-10 10:17:11</text:p>
          </table:table-cell>
          <table:table-cell office:value-type="string" calcext:value-type="string">
            <text:p>Yes</text:p>
          </table:table-cell>
          <table:table-cell office:value-type="float" office:value="33.5" calcext:value-type="float">
            <text:p>33.5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SUM([.M207:.U207])" office:value-type="float" office:value="68" calcext:value-type="float">
            <text:p>68</text:p>
          </table:table-cell>
          <table:table-cell table:formula="of:=0.1*[.G207]/40 + 0.1*[.H207]/55 + 0.1*[.I207]/50 + 0.1*[.J207]/50 + 0.6*[.K207]/85" office:value-type="percentage" office:value="0.794840909090909" calcext:value-type="percentage">
            <text:p>79.48%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*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Kaiqi</text:p>
          </table:table-cell>
          <table:table-cell office:value-type="string" calcext:value-type="string">
            <text:p>s4567999</text:p>
          </table:table-cell>
          <table:table-cell office:value-type="float" office:value="45679993" calcext:value-type="float">
            <text:p>45679993</text:p>
          </table:table-cell>
          <table:table-cell office:value-type="string" calcext:value-type="string">
            <text:p>2020-06-26 18:29:09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formula="of:=SUM([.M208:.U208])" office:value-type="float" office:value="63" calcext:value-type="float">
            <text:p>63</text:p>
          </table:table-cell>
          <table:table-cell table:formula="of:=0.1*[.G208]/40 + 0.1*[.H208]/55 + 0.1*[.I208]/50 + 0.1*[.J208]/50 + 0.6*[.K208]/85" office:value-type="percentage" office:value="0.818705882352941" calcext:value-type="percentage">
            <text:p>81.87%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iang</text:p>
          </table:table-cell>
          <table:table-cell office:value-type="string" calcext:value-type="string">
            <text:p>Yiwen</text:p>
          </table:table-cell>
          <table:table-cell office:value-type="string" calcext:value-type="string">
            <text:p>s4581849</text:p>
          </table:table-cell>
          <table:table-cell office:value-type="float" office:value="45818493" calcext:value-type="float">
            <text:p>45818493</text:p>
          </table:table-cell>
          <table:table-cell office:value-type="string" calcext:value-type="string">
            <text:p>2020-07-05 00:08:08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M209:.U209])" office:value-type="float" office:value="61" calcext:value-type="float">
            <text:p>61</text:p>
          </table:table-cell>
          <table:table-cell table:formula="of:=0.1*[.G209]/40 + 0.1*[.H209]/55 + 0.1*[.I209]/50 + 0.1*[.J209]/50 + 0.6*[.K209]/85" office:value-type="percentage" office:value="0.825133689839572" calcext:value-type="percentage">
            <text:p>82.51%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'Arc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4528698</text:p>
          </table:table-cell>
          <table:table-cell office:value-type="float" office:value="45286980" calcext:value-type="float">
            <text:p>45286980</text:p>
          </table:table-cell>
          <table:table-cell office:value-type="string" calcext:value-type="string">
            <text:p>2020-06-26 18:58:09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SUM([.M210:.U210])" office:value-type="float" office:value="65" calcext:value-type="float">
            <text:p>65</text:p>
          </table:table-cell>
          <table:table-cell table:formula="of:=0.1*[.G210]/40 + 0.1*[.H210]/55 + 0.1*[.I210]/50 + 0.1*[.J210]/50 + 0.6*[.K210]/85" office:value-type="percentage" office:value="0.825914438502674" calcext:value-type="percentage">
            <text:p>82.59%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4333184</text:p>
          </table:table-cell>
          <table:table-cell office:value-type="float" office:value="43331840" calcext:value-type="float">
            <text:p>43331840</text:p>
          </table:table-cell>
          <table:table-cell office:value-type="string" calcext:value-type="string">
            <text:p>2020-06-26 20:38:26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formula="of:=SUM([.M211:.U211])" office:value-type="float" office:value="66" calcext:value-type="float">
            <text:p>66</text:p>
          </table:table-cell>
          <table:table-cell table:formula="of:=0.1*[.G211]/40 + 0.1*[.H211]/55 + 0.1*[.I211]/50 + 0.1*[.J211]/50 + 0.6*[.K211]/85" office:value-type="percentage" office:value="0.837609625668449" calcext:value-type="percentage">
            <text:p>83.76%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Maxwell</text:p>
          </table:table-cell>
          <table:table-cell office:value-type="string" calcext:value-type="string">
            <text:p>s4480118</text:p>
          </table:table-cell>
          <table:table-cell office:value-type="float" office:value="44801180" calcext:value-type="float">
            <text:p>44801180</text:p>
          </table:table-cell>
          <table:table-cell office:value-type="string" calcext:value-type="string">
            <text:p>2020-06-26 18:29:36</text:p>
          </table:table-cell>
          <table:table-cell office:value-type="string" calcext:value-type="string">
            <text:p>Yes</text:p>
          </table:table-cell>
          <table:table-cell office:value-type="float" office:value="38.5" calcext:value-type="float">
            <text:p>38.5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SUM([.M212:.U212])" office:value-type="float" office:value="66" calcext:value-type="float">
            <text:p>66</text:p>
          </table:table-cell>
          <table:table-cell table:formula="of:=0.1*[.G212]/40 + 0.1*[.H212]/55 + 0.1*[.I212]/50 + 0.1*[.J212]/50 + 0.6*[.K212]/85" office:value-type="percentage" office:value="0.841223262032086" calcext:value-type="percentage">
            <text:p>84.12%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s4531591</text:p>
          </table:table-cell>
          <table:table-cell office:value-type="float" office:value="45315910" calcext:value-type="float">
            <text:p>45315910</text:p>
          </table:table-cell>
          <table:table-cell office:value-type="string" calcext:value-type="string">
            <text:p>2020-06-29 19:43:09</text:p>
          </table:table-cell>
          <table:table-cell office:value-type="string" calcext:value-type="string">
            <text:p>Yes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formula="of:=SUM([.M213:.U213])" office:value-type="float" office:value="69" calcext:value-type="float">
            <text:p>69</text:p>
          </table:table-cell>
          <table:table-cell table:formula="of:=0.1*[.G213]/40 + 0.1*[.H213]/55 + 0.1*[.I213]/50 + 0.1*[.J213]/50 + 0.6*[.K213]/85" office:value-type="percentage" office:value="0.843831550802139" calcext:value-type="percentage">
            <text:p>84.38%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4533108</text:p>
          </table:table-cell>
          <table:table-cell office:value-type="float" office:value="45331086" calcext:value-type="float">
            <text:p>45331086</text:p>
          </table:table-cell>
          <table:table-cell office:value-type="string" calcext:value-type="string">
            <text:p>2020-07-11 11:44:08</text:p>
          </table:table-cell>
          <table:table-cell office:value-type="string" calcext:value-type="string">
            <text:p>Yes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formula="of:=SUM([.M214:.U214])" office:value-type="float" office:value="71" calcext:value-type="float">
            <text:p>71</text:p>
          </table:table-cell>
          <table:table-cell table:formula="of:=0.1*[.G214]/40 + 0.1*[.H214]/55 + 0.1*[.I214]/50 + 0.1*[.J214]/50 + 0.6*[.K214]/85" office:value-type="percentage" office:value="0.848676470588235" calcext:value-type="percentage">
            <text:p>84.87%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rding</text:p>
          </table:table-cell>
          <table:table-cell office:value-type="string" calcext:value-type="string">
            <text:p>Bradley</text:p>
          </table:table-cell>
          <table:table-cell office:value-type="string" calcext:value-type="string">
            <text:p>s4530007</text:p>
          </table:table-cell>
          <table:table-cell office:value-type="float" office:value="45300073" calcext:value-type="float">
            <text:p>45300073</text:p>
          </table:table-cell>
          <table:table-cell office:value-type="string" calcext:value-type="string">
            <text:p>2020-06-26 18:25:52</text:p>
          </table:table-cell>
          <table:table-cell office:value-type="string" calcext:value-type="string">
            <text:p>Yes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table:formula="of:=SUM([.M215:.U215])" office:value-type="float" office:value="75" calcext:value-type="float">
            <text:p>75</text:p>
          </table:table-cell>
          <table:table-cell table:formula="of:=0.1*[.G215]/40 + 0.1*[.H215]/55 + 0.1*[.I215]/50 + 0.1*[.J215]/50 + 0.6*[.K215]/85" office:value-type="percentage" office:value="0.88068449197861" calcext:value-type="percentage">
            <text:p>88.07%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one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4536536</text:p>
          </table:table-cell>
          <table:table-cell office:value-type="float" office:value="45365362" calcext:value-type="float">
            <text:p>45365362</text:p>
          </table:table-cell>
          <table:table-cell office:value-type="string" calcext:value-type="string">
            <text:p>2020-07-01 19:43:07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table:formula="of:=SUM([.M216:.U216])" office:value-type="float" office:value="75" calcext:value-type="float">
            <text:p>75</text:p>
          </table:table-cell>
          <table:table-cell table:formula="of:=0.1*[.G216]/40 + 0.1*[.H216]/55 + 0.1*[.I216]/50 + 0.1*[.J216]/50 + 0.6*[.K216]/85" office:value-type="percentage" office:value="0.885502673796792" calcext:value-type="percentage">
            <text:p>88.55%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gulenko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4580890</text:p>
          </table:table-cell>
          <table:table-cell office:value-type="float" office:value="45808908" calcext:value-type="float">
            <text:p>45808908</text:p>
          </table:table-cell>
          <table:table-cell office:value-type="string" calcext:value-type="string">
            <text:p>2020-07-05 13:35:03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formula="of:=SUM([.M217:.U217])" office:value-type="float" office:value="75" calcext:value-type="float">
            <text:p>75</text:p>
          </table:table-cell>
          <table:table-cell table:formula="of:=0.1*[.G217]/40 + 0.1*[.H217]/55 + 0.1*[.I217]/50 + 0.1*[.J217]/50 + 0.6*[.K217]/85" office:value-type="percentage" office:value="0.900957219251337" calcext:value-type="percentage">
            <text:p>90.10%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iu</text:p>
          </table:table-cell>
          <table:table-cell office:value-type="string" calcext:value-type="string">
            <text:p>Yujuan</text:p>
          </table:table-cell>
          <table:table-cell office:value-type="string" calcext:value-type="string">
            <text:p>s4453433</text:p>
          </table:table-cell>
          <table:table-cell office:value-type="float" office:value="44534330" calcext:value-type="float">
            <text:p>44534330</text:p>
          </table:table-cell>
          <table:table-cell office:value-type="string" calcext:value-type="string">
            <text:p>2020-06-27 14:30:09</text:p>
          </table:table-cell>
          <table:table-cell office:value-type="string" calcext:value-type="string">
            <text:p>Yes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SUM([.M218:.U218])" office:value-type="float" office:value="72" calcext:value-type="float">
            <text:p>72</text:p>
          </table:table-cell>
          <table:table-cell table:formula="of:=0.1*[.G218]/40 + 0.1*[.H218]/55 + 0.1*[.I218]/50 + 0.1*[.J218]/50 + 0.6*[.K218]/85" office:value-type="percentage" office:value="0.901235294117647" calcext:value-type="percentage">
            <text:p>90.12%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ompson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4588606</text:p>
          </table:table-cell>
          <table:table-cell office:value-type="float" office:value="45886063" calcext:value-type="float">
            <text:p>45886063</text:p>
          </table:table-cell>
          <table:table-cell office:value-type="string" calcext:value-type="string">
            <text:p>2020-06-30 14:50:07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SUM([.M219:.U219])" office:value-type="float" office:value="74" calcext:value-type="float">
            <text:p>74</text:p>
          </table:table-cell>
          <table:table-cell table:formula="of:=0.1*[.G219]/40 + 0.1*[.H219]/55 + 0.1*[.I219]/50 + 0.1*[.J219]/50 + 0.6*[.K219]/85" office:value-type="percentage" office:value="0.918716577540107" calcext:value-type="percentage">
            <text:p>91.87%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eng</text:p>
          </table:table-cell>
          <table:table-cell office:value-type="string" calcext:value-type="string">
            <text:p>Yubo</text:p>
          </table:table-cell>
          <table:table-cell office:value-type="string" calcext:value-type="string">
            <text:p>s4417723</text:p>
          </table:table-cell>
          <table:table-cell office:value-type="float" office:value="44177232" calcext:value-type="float">
            <text:p>44177232</text:p>
          </table:table-cell>
          <table:table-cell office:value-type="string" calcext:value-type="string">
            <text:p>2020-07-08 10:10:08</text:p>
          </table:table-cell>
          <table:table-cell office:value-type="string" calcext:value-type="string">
            <text:p>Yes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SUM([.M220:.U220])" office:value-type="float" office:value="86" calcext:value-type="float">
            <text:p>86</text:p>
          </table:table-cell>
          <table:table-cell table:formula="of:=0.1*[.G220]/40 + 0.1*[.H220]/55 + 0.1*[.I220]/50 + 0.1*[.J220]/50 + 0.6*[.K220]/85" office:value-type="percentage" office:value="0.977058823529412" calcext:value-type="percentage">
            <text:p>97.71%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/>
          <table:table-cell table:formula="of:=MAX([.G12:.G220])" office:value-type="float" office:value="40" calcext:value-type="float">
            <text:p>40</text:p>
          </table:table-cell>
          <table:table-cell table:formula="of:=MAX([.H12:.H220])" office:value-type="float" office:value="55" calcext:value-type="float">
            <text:p>55</text:p>
          </table:table-cell>
          <table:table-cell table:formula="of:=MAX([.I12:.I220])" office:value-type="float" office:value="50" calcext:value-type="float">
            <text:p>50</text:p>
          </table:table-cell>
          <table:table-cell table:formula="of:=MAX([.J12:.J220])" office:value-type="float" office:value="50" calcext:value-type="float">
            <text:p>50</text:p>
          </table:table-cell>
          <table:table-cell table:formula="of:=MAX([.K12:.K220])" office:value-type="float" office:value="86" calcext:value-type="float">
            <text:p>86</text:p>
          </table:table-cell>
          <table:table-cell table:style-name="Default"/>
          <table:table-cell table:formula="of:=MAX([.M12:.M220])" office:value-type="float" office:value="15" calcext:value-type="float">
            <text:p>15</text:p>
          </table:table-cell>
          <table:table-cell table:formula="of:=MAX([.N12:.N220])" office:value-type="float" office:value="15" calcext:value-type="float">
            <text:p>15</text:p>
          </table:table-cell>
          <table:table-cell table:formula="of:=MAX([.O12:.O220])" office:value-type="float" office:value="15" calcext:value-type="float">
            <text:p>15</text:p>
          </table:table-cell>
          <table:table-cell table:formula="of:=MAX([.P12:.P220])" office:value-type="float" office:value="10" calcext:value-type="float">
            <text:p>10</text:p>
          </table:table-cell>
          <table:table-cell table:formula="of:=MAX([.Q12:.Q220])" office:value-type="float" office:value="10" calcext:value-type="float">
            <text:p>10</text:p>
          </table:table-cell>
          <table:table-cell table:formula="of:=MAX([.R12:.R220])" office:value-type="float" office:value="14" calcext:value-type="float">
            <text:p>14</text:p>
          </table:table-cell>
          <table:table-cell table:formula="of:=MAX([.S12:.S220])" office:value-type="float" office:value="10" calcext:value-type="float">
            <text:p>10</text:p>
          </table:table-cell>
          <table:table-cell table:formula="of:=MAX([.T12:.T220])" office:value-type="float" office:value="10" calcext:value-type="float">
            <text:p>10</text:p>
          </table:table-cell>
          <table:table-cell table:formula="of:=MAX([.U12:.U220])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/>
          <table:table-cell table:formula="of:=AVERAGE([.G30:.G220])" office:value-type="float" office:value="32.0942408376963" calcext:value-type="float">
            <text:p>32.0942408376963</text:p>
          </table:table-cell>
          <table:table-cell table:formula="of:=AVERAGE([.H30:.H220])" office:value-type="float" office:value="46.7236842105263" calcext:value-type="float">
            <text:p>46.7236842105263</text:p>
          </table:table-cell>
          <table:table-cell table:formula="of:=AVERAGE([.I30:.I220])" office:value-type="float" office:value="39.9197860962567" calcext:value-type="float">
            <text:p>39.9197860962567</text:p>
          </table:table-cell>
          <table:table-cell table:formula="of:=AVERAGE([.J30:.J220])" office:value-type="float" office:value="34.8977900552486" calcext:value-type="float">
            <text:p>34.8977900552486</text:p>
          </table:table-cell>
          <table:table-cell table:formula="of:=AVERAGEIF([.K30:.K220];&quot;&gt;0&quot;)" office:value-type="float" office:value="42.6630434782609" calcext:value-type="float">
            <text:p>42.6630434782609</text:p>
          </table:table-cell>
          <table:table-cell table:formula="of:=AVERAGEIF([.L30:.L220];&quot;&gt;0&quot;)" office:value-type="percentage" office:value="0.599165831396814" calcext:value-type="percentage">
            <text:p>59.92%</text:p>
          </table:table-cell>
          <table:table-cell table:formula="of:=AVERAGE([.M30:.M220])" office:value-type="float" office:value="5.88770053475936" calcext:value-type="float">
            <text:p>5.88770053475936</text:p>
          </table:table-cell>
          <table:table-cell table:formula="of:=AVERAGE([.N30:.N220])" office:value-type="float" office:value="10.3582887700535" calcext:value-type="float">
            <text:p>10.3582887700535</text:p>
          </table:table-cell>
          <table:table-cell table:formula="of:=AVERAGE([.O30:.O220])" office:value-type="float" office:value="4.48404255319149" calcext:value-type="float">
            <text:p>4.48404255319149</text:p>
          </table:table-cell>
          <table:table-cell table:formula="of:=AVERAGE([.P30:.P220])" office:value-type="float" office:value="2.49468085106383" calcext:value-type="float">
            <text:p>2.49468085106383</text:p>
          </table:table-cell>
          <table:table-cell table:formula="of:=AVERAGE([.Q30:.Q220])" office:value-type="float" office:value="6.74468085106383" calcext:value-type="float">
            <text:p>6.74468085106383</text:p>
          </table:table-cell>
          <table:table-cell table:formula="of:=AVERAGE([.R30:.R220])" office:value-type="float" office:value="1.11702127659574" calcext:value-type="float">
            <text:p>1.11702127659574</text:p>
          </table:table-cell>
          <table:table-cell table:formula="of:=AVERAGE([.S30:.S220])" office:value-type="float" office:value="3.56382978723404" calcext:value-type="float">
            <text:p>3.56382978723404</text:p>
          </table:table-cell>
          <table:table-cell table:formula="of:=AVERAGE([.T30:.T220])" office:value-type="float" office:value="4.72340425531915" calcext:value-type="float">
            <text:p>4.72340425531915</text:p>
          </table:table-cell>
          <table:table-cell table:formula="of:=AVERAGE([.U30:.U220])" office:value-type="float" office:value="3.47340425531915" calcext:value-type="float">
            <text:p>3.47340425531915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" table:formula="of:=[.G222]/[.G221]" office:value-type="percentage" office:value="0.802356020942408" calcext:value-type="percentage">
            <text:p>80.24%</text:p>
          </table:table-cell>
          <table:table-cell table:style-name="ce2" table:formula="of:=[.H222]/[.H221]" office:value-type="percentage" office:value="0.849521531100478" calcext:value-type="percentage">
            <text:p>84.95%</text:p>
          </table:table-cell>
          <table:table-cell table:style-name="ce2" table:formula="of:=[.I222]/[.I221]" office:value-type="percentage" office:value="0.798395721925134" calcext:value-type="percentage">
            <text:p>79.84%</text:p>
          </table:table-cell>
          <table:table-cell table:style-name="ce2" table:formula="of:=[.J222]/[.J221]" office:value-type="percentage" office:value="0.697955801104972" calcext:value-type="percentage">
            <text:p>69.80%</text:p>
          </table:table-cell>
          <table:table-cell table:style-name="ce2" table:formula="of:=[.K222]/[.K221]" office:value-type="percentage" office:value="0.49608190091001" calcext:value-type="percentage">
            <text:p>49.61%</text:p>
          </table:table-cell>
          <table:table-cell table:style-name="Default"/>
          <table:table-cell table:style-name="ce2" table:formula="of:=[.M222]/15" office:value-type="percentage" office:value="0.392513368983957" calcext:value-type="percentage">
            <text:p>39.25%</text:p>
          </table:table-cell>
          <table:table-cell table:style-name="ce2" table:formula="of:=[.N222]/15" office:value-type="percentage" office:value="0.690552584670232" calcext:value-type="percentage">
            <text:p>69.06%</text:p>
          </table:table-cell>
          <table:table-cell table:style-name="ce2" table:formula="of:=[.O222]/10" office:value-type="percentage" office:value="0.448404255319149" calcext:value-type="percentage">
            <text:p>44.84%</text:p>
          </table:table-cell>
          <table:table-cell table:style-name="ce2" table:formula="of:=[.P222]/10" office:value-type="percentage" office:value="0.249468085106383" calcext:value-type="percentage">
            <text:p>24.95%</text:p>
          </table:table-cell>
          <table:table-cell table:style-name="ce2" table:formula="of:=[.Q222]/10" office:value-type="percentage" office:value="0.674468085106383" calcext:value-type="percentage">
            <text:p>67.45%</text:p>
          </table:table-cell>
          <table:table-cell table:style-name="ce2" table:formula="of:=[.R222]/15" office:value-type="percentage" office:value="0.074468085106383" calcext:value-type="percentage">
            <text:p>7.45%</text:p>
          </table:table-cell>
          <table:table-cell table:style-name="ce2" table:formula="of:=[.S222]/5" office:value-type="percentage" office:value="0.712765957446808" calcext:value-type="percentage">
            <text:p>71.28%</text:p>
          </table:table-cell>
          <table:table-cell table:style-name="ce2" table:formula="of:=[.T222]/10" office:value-type="percentage" office:value="0.472340425531915" calcext:value-type="percentage">
            <text:p>47.23%</text:p>
          </table:table-cell>
          <table:table-cell table:style-name="ce2" table:formula="of:=[.U222]/10" office:value-type="percentage" office:value="0.347340425531915" calcext:value-type="percentage">
            <text:p>34.73%</text:p>
          </table:table-cell>
          <table:table-cell table:number-columns-repeated="2"/>
          <table:table-cell office:value-type="string" calcext:value-type="string">
            <text:p>#4s</text:p>
          </table:table-cell>
          <table:table-cell office:value-type="string" calcext:value-type="string">
            <text:p>#3s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10"/>
          <table:table-cell office:value-type="string" calcext:value-type="string">
            <text:p>Final hurdle</text:p>
          </table:table-cell>
          <table:table-cell table:formula="of:=COUNTIFS([.K9:.K220]; &quot;&lt;30&quot;; [.K9:.K220]; &quot;&gt;0&quot;; [.L9:.L220]; &quot;&gt;=.5&quot;)" office:value-type="float" office:value="3" calcext:value-type="float">
            <text:p>3</text:p>
          </table:table-cell>
          <table:table-cell table:formula="of:=COUNTIFS([.K9:.K220]; &quot;&lt;30&quot;; [.K9:.K220]; &quot;&gt;0&quot;; [.L9:.L220]; &quot;&gt;=.45&quot;;  [.L9:.L220]; &quot;&lt;=.5&quot;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21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21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Sat Final</text:p>
          </table:table-cell>
          <table:table-cell office:value-type="string" calcext:value-type="string">
            <text:p># w/ grade</text:p>
          </table:table-cell>
          <table:table-cell office:value-type="string" calcext:value-type="string">
            <text:p>Cutoffs</text:p>
          </table:table-cell>
          <table:table-cell office:value-type="string" calcext:value-type="string">
            <text:p>Fail %</text:p>
          </table:table-cell>
          <table:table-cell table:number-columns-repeated="2"/>
          <table:table-cell office:value-type="string" calcext:value-type="string">
            <text:p>grade</text:p>
          </table:table-cell>
          <table:table-cell office:value-type="string" calcext:value-type="string">
            <text:p>Fail 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formula="of:=[.V229]-[.R229]" office:value-type="float" office:value="10" calcext:value-type="float">
            <text:p>10</text:p>
          </table:table-cell>
          <table:table-cell/>
          <table:table-cell table:formula="of:=COUNTIFS([.$L$9:.$L$220];&quot;&gt;=&quot;&amp;[.T229];[.$K$9:.$K$220];&quot;&gt;0&quot;)" office:value-type="float" office:value="201" calcext:value-type="float">
            <text:p>201</text:p>
          </table:table-cell>
          <table:table-cell table:formula="of:=[.R229]-[.R23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(SUM([.S229:.S231])+[.T224])/[.R229]" office:value-type="percentage" office:value="0.278606965174129" calcext:value-type="percentage">
            <text:p>27.86%</text:p>
          </table:table-cell>
          <table:table-cell table:formula="of:=COUNTIF([.$L$10:.$L$220];&quot;&gt;=&quot;&amp;[.T229])" office:value-type="float" office:value="211" calcext:value-type="float">
            <text:p>211</text:p>
          </table:table-cell>
          <table:table-cell table:formula="of:=[.V229]-[.V23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(SUM([.W229:.W231]))/[.V229]" office:value-type="percentage" office:value="0.312796208530806" calcext:value-type="percentage">
            <text:p>31.28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formula="of:=[.V230]-[.R230]" office:value-type="float" office:value="9" calcext:value-type="float">
            <text:p>9</text:p>
          </table:table-cell>
          <table:table-cell/>
          <table:table-cell table:formula="of:=COUNTIFS([.$L$9:.$L$220];&quot;&gt;=&quot;&amp;[.T230];[.$K$9:.$K$220];&quot;&gt;0&quot;)" office:value-type="float" office:value="200" calcext:value-type="float">
            <text:p>200</text:p>
          </table:table-cell>
          <table:table-cell table:formula="of:=[.R230]-[.R231]" office:value-type="float" office:value="31" calcext:value-type="float">
            <text:p>31</text:p>
          </table:table-cell>
          <table:table-cell table:formula="of:=20/100" office:value-type="float" office:value="0.2" calcext:value-type="float">
            <text:p>0.2</text:p>
          </table:table-cell>
          <table:table-cell/>
          <table:table-cell table:formula="of:=COUNTIF([.$L$10:.$L$220];&quot;&gt;=&quot;&amp;[.T230])" office:value-type="float" office:value="209" calcext:value-type="float">
            <text:p>209</text:p>
          </table:table-cell>
          <table:table-cell table:formula="of:=[.V230]-[.V231]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formula="of:=[.V231]-[.R231]" office:value-type="float" office:value="0" calcext:value-type="float">
            <text:p>0</text:p>
          </table:table-cell>
          <table:table-cell/>
          <table:table-cell table:formula="of:=COUNTIFS([.$L$9:.$L$220];&quot;&gt;=&quot;&amp;[.T231];[.$K$9:.$K$220];&quot;&gt;0&quot;)" office:value-type="float" office:value="169" calcext:value-type="float">
            <text:p>169</text:p>
          </table:table-cell>
          <table:table-cell table:formula="of:=[.R231]-[.R232]+[.X224]" office:value-type="float" office:value="24" calcext:value-type="float">
            <text:p>24</text:p>
          </table:table-cell>
          <table:table-cell table:formula="of:=45/100" office:value-type="float" office:value="0.45" calcext:value-type="float">
            <text:p>0.45</text:p>
          </table:table-cell>
          <table:table-cell/>
          <table:table-cell table:formula="of:=COUNTIF([.$L$10:.$L$220];&quot;&gt;=&quot;&amp;[.T231])" office:value-type="float" office:value="169" calcext:value-type="float">
            <text:p>169</text:p>
          </table:table-cell>
          <table:table-cell table:formula="of:=[.V231]-[.V232]+[.X224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formula="of:=[.V232]-[.R232]" office:value-type="float" office:value="0" calcext:value-type="float">
            <text:p>0</text:p>
          </table:table-cell>
          <table:table-cell/>
          <table:table-cell table:formula="of:=COUNTIFS([.$L$9:.$L$220];&quot;&gt;=&quot;&amp;[.T232];[.$K$9:.$K$220];&quot;&gt;0&quot;)" office:value-type="float" office:value="148" calcext:value-type="float">
            <text:p>148</text:p>
          </table:table-cell>
          <table:table-cell table:formula="of:=[.R232]-[.R233]-[.X224]" office:value-type="float" office:value="73" calcext:value-type="float">
            <text:p>73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COUNTIF([.$L$10:.$L$220];&quot;&gt;=&quot;&amp;[.T232])" office:value-type="float" office:value="148" calcext:value-type="float">
            <text:p>148</text:p>
          </table:table-cell>
          <table:table-cell table:formula="of:=[.V232]-[.V233]-[.X224]"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formula="of:=[.V233]-[.R233]" office:value-type="float" office:value="0" calcext:value-type="float">
            <text:p>0</text:p>
          </table:table-cell>
          <table:table-cell/>
          <table:table-cell table:formula="of:=COUNTIFS([.$L$9:.$L$220];&quot;&gt;=&quot;&amp;[.T233];[.$K$9:.$K$220];&quot;&gt;0&quot;)" office:value-type="float" office:value="72" calcext:value-type="float">
            <text:p>72</text:p>
          </table:table-cell>
          <table:table-cell table:formula="of:=[.R233]-[.R234]" office:value-type="float" office:value="46" calcext:value-type="float">
            <text:p>46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COUNTIF([.$L$10:.$L$220];&quot;&gt;=&quot;&amp;[.T233])" office:value-type="float" office:value="72" calcext:value-type="float">
            <text:p>72</text:p>
          </table:table-cell>
          <table:table-cell table:formula="of:=[.V233]-[.V234]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formula="of:=[.V234]-[.R234]" office:value-type="float" office:value="0" calcext:value-type="float">
            <text:p>0</text:p>
          </table:table-cell>
          <table:table-cell/>
          <table:table-cell table:formula="of:=COUNTIFS([.$L$9:.$L$220];&quot;&gt;=&quot;&amp;[.T234];[.$K$9:.$K$220];&quot;&gt;0&quot;)" office:value-type="float" office:value="26" calcext:value-type="float">
            <text:p>26</text:p>
          </table:table-cell>
          <table:table-cell table:formula="of:=[.R234]-[.R235]"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/>
          <table:table-cell table:formula="of:=COUNTIF([.$L$10:.$L$220];&quot;&gt;=&quot;&amp;[.T234])" office:value-type="float" office:value="26" calcext:value-type="float">
            <text:p>26</text:p>
          </table:table-cell>
          <table:table-cell table:formula="of:=[.V234]-[.V235]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3"/>
          <table:table-cell table:formula="of:=[.V235]-[.R235]" office:value-type="float" office:value="0" calcext:value-type="float">
            <text:p>0</text:p>
          </table:table-cell>
          <table:table-cell/>
          <table:table-cell table:formula="of:=COUNTIFS([.$L$9:.$L$220];&quot;&gt;=&quot;&amp;[.T235];[.$K$9:.$K$220];&quot;&gt;0&quot;)" office:value-type="float" office:value="10" calcext:value-type="float">
            <text:p>10</text:p>
          </table:table-cell>
          <table:table-cell table:formula="of:=[.R235]"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/>
          <table:table-cell table:formula="of:=COUNTIF([.$L$10:.$L$220];&quot;&gt;=&quot;&amp;[.T235])" office:value-type="float" office:value="10" calcext:value-type="float">
            <text:p>10</text:p>
          </table:table-cell>
          <table:table-cell table:formula="of:=[.V235]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/>
          <table:table-cell table:number-columns-repeated="6"/>
          <table:table-cell table:formula="of:=SUM([.S229:.S235])" office:value-type="float" office:value="201" calcext:value-type="float">
            <text:p>201</text:p>
          </table:table-cell>
          <table:table-cell table:number-columns-repeated="3"/>
          <table:table-cell table:formula="of:=SUM([.W229:.W235])" office:value-type="float" office:value="211" calcext:value-type="float">
            <text:p>211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math2400_gradebook.A2:math2400_gradebook.V22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8:06:31.3150347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5T15:30:32.938222295</dc:date>
    <meta:editing-duration>P15DT16H5M53S</meta:editing-duration>
    <meta:editing-cycles>26</meta:editing-cycles>
    <meta:generator>LibreOffice/6.0.7.3$Linux_X86_64 LibreOffice_project/00m0$Build-3</meta:generator>
    <meta:document-statistic meta:table-count="1" meta:cell-count="47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28cm" svg:height="25.607cm" xlink:href=".." xlink:type="simple" chart:class="chart:bar" chart:style-name="ch1">
        <chart:legend chart:legend-position="end" svg:x="24.07cm" svg:y="12.504cm" style:legend-expansion="high" chart:style-name="ch2"/>
        <chart:plot-area chart:style-name="ch3" table:cell-range-address="math2400_gradebook.L2:math2400_gradebook.L220" svg:x="0.525cm" svg:y="0.512cm" svg:width="23.02cm" svg:height="24.583cm">
          <chartooo:coordinate-region svg:x="2.125cm" svg:y="0.633cm" svg:width="21.42cm" svg:height="23.4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h2400_gradebook.L2:math2400_gradebook.L220" chart:class="chart:bar">
            <chart:data-point chart:repeated="206"/>
            <chart:data-point chart:style-name="ch8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th2400_gradebook.L2:math2400_gradebook.L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5970588235294">
                <text:p>0.235970588235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1318181818182">
                <text:p>0.1413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9302139037433">
                <text:p>0.159302139037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3195187165775">
                <text:p>0.453195187165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3390374331551">
                <text:p>0.223390374331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26818181818182">
                <text:p>0.22681818181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6335561497326">
                <text:p>0.236335561497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36794117647059">
                <text:p>0.236794117647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0029411764706">
                <text:p>0.2500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7131016042781">
                <text:p>0.267131016042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71008021390374">
                <text:p>0.271008021390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5304812834225">
                <text:p>0.505304812834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4262032085562">
                <text:p>0.274262032085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78449197860963">
                <text:p>0.778449197860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9772727272727">
                <text:p>0.279772727272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06155080213904">
                <text:p>0.506155080213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15264705882353">
                <text:p>0.615264705882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1922459893048">
                <text:p>0.411922459893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74898395721925">
                <text:p>0.574898395721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34358288770054">
                <text:p>0.434358288770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23237967914439">
                <text:p>0.623237967914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07620320855615">
                <text:p>0.307620320855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2727272727273">
                <text:p>0.312727272727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6270053475936">
                <text:p>0.3162700534759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3633689839572">
                <text:p>0.323633689839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1954545454545">
                <text:p>0.331954545454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0122994652406">
                <text:p>0.3401229946524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9655080213904">
                <text:p>0.349655080213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2090909090909">
                <text:p>0.3520909090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17409090909091">
                <text:p>0.71740909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244385026738">
                <text:p>0.88244385026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7081550802139">
                <text:p>0.367081550802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42262032085562">
                <text:p>0.44226203208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72743315508021">
                <text:p>0.372743315508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1705882352941">
                <text:p>0.391705882352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75852941176471">
                <text:p>0.675852941176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5189839572193">
                <text:p>0.395189839572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98794117647059">
                <text:p>0.398794117647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2497326203209">
                <text:p>0.402497326203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6906417112299">
                <text:p>0.406906417112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10133689839572">
                <text:p>0.410133689839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17344919786096">
                <text:p>0.417344919786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71181818181818">
                <text:p>0.271181818181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286096256685">
                <text:p>0.425286096256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2605614973262">
                <text:p>0.42605614973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1550802139038">
                <text:p>0.431550802139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3649732620321">
                <text:p>0.433649732620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4917112299465">
                <text:p>0.434917112299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40998663101604">
                <text:p>0.440998663101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53673796791444">
                <text:p>0.453673796791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5719251336898">
                <text:p>0.455719251336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56141711229947">
                <text:p>0.456141711229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56938502673797">
                <text:p>0.456938502673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59917112299465">
                <text:p>0.459917112299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2254010695187">
                <text:p>0.462254010695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63302139037433">
                <text:p>0.463302139037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63379679144385">
                <text:p>0.463379679144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66475935828877">
                <text:p>0.466475935828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67783422459893">
                <text:p>0.467783422459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72350267379679">
                <text:p>0.472350267379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6109625668449">
                <text:p>0.476109625668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0882352941177">
                <text:p>0.480882352941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83938502673797">
                <text:p>0.483938502673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84967914438503">
                <text:p>0.484967914438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9470588235294">
                <text:p>0.4894705882352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90050802139038">
                <text:p>0.490050802139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95070855614973">
                <text:p>0.495070855614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9674064171123">
                <text:p>0.49674064171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534762032085562">
                <text:p>0.534762032085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5779679144385">
                <text:p>0.457796791443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2167112299465">
                <text:p>0.502167112299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03152406417112">
                <text:p>0.503152406417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04633689839572">
                <text:p>0.5046336898395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517711229946524">
                <text:p>0.517711229946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517882352941177">
                <text:p>0.517882352941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24540106951872">
                <text:p>0.524540106951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8328877005348">
                <text:p>0.528328877005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6719251336898">
                <text:p>0.5367192513368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30060160427808">
                <text:p>0.530060160427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533344919786096">
                <text:p>0.533344919786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544899732620321">
                <text:p>0.5448997326203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48045454545455">
                <text:p>0.548045454545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0403743315508">
                <text:p>0.550403743315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50438502673797">
                <text:p>0.5504385026737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553532085561497">
                <text:p>0.553532085561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54807486631016">
                <text:p>0.554807486631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5525935828877">
                <text:p>0.55525935828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55294117647059">
                <text:p>0.555294117647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56901069518717">
                <text:p>0.5569010695187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5846256684492">
                <text:p>0.55846256684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60799465240642">
                <text:p>0.5607994652406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6224064171123">
                <text:p>0.56224064171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6375935828877">
                <text:p>0.56375935828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64564171122995">
                <text:p>0.564564171122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65426470588235">
                <text:p>0.5654264705882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66189839572193">
                <text:p>0.5661898395721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74696524064171">
                <text:p>0.5746965240641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67898395721925">
                <text:p>0.5678983957219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81038770053476">
                <text:p>0.581038770053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82101604278075">
                <text:p>0.5821016042780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86558823529412">
                <text:p>0.5865588235294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587529411764706">
                <text:p>0.5875294117647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88339572192513">
                <text:p>0.588339572192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2324866310161">
                <text:p>0.592324866310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94284759358289">
                <text:p>0.5942847593582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94739304812834">
                <text:p>0.5947393048128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94775401069519">
                <text:p>0.59477540106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594826203208556">
                <text:p>0.5948262032085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5657754010695">
                <text:p>0.5956577540106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9974064171123">
                <text:p>0.59974064171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603117647058824">
                <text:p>0.6031176470588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06909090909091">
                <text:p>0.606909090909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07013368983957">
                <text:p>0.607013368983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608104278074866">
                <text:p>0.608104278074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08294117647059">
                <text:p>0.608294117647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09970588235294">
                <text:p>0.6099705882352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12570855614973">
                <text:p>0.6125708556149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612700534759358">
                <text:p>0.6127005347593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12780748663102">
                <text:p>0.612780748663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13550802139037">
                <text:p>0.6135508021390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16398395721925">
                <text:p>0.6163983957219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6494652406417">
                <text:p>0.6164946524064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18885026737968">
                <text:p>0.6188850267379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9008021390374">
                <text:p>0.619008021390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21173796791444">
                <text:p>0.6211737967914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21692513368984">
                <text:p>0.621692513368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27989304812834">
                <text:p>0.6279893048128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629644385026738">
                <text:p>0.6296443850267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29834224598931">
                <text:p>0.6298342245989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71454545454545">
                <text:p>0.2714545454545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631532085561497">
                <text:p>0.6315320855614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634045454545455">
                <text:p>0.634045454545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35352941176471">
                <text:p>0.6353529411764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637106951871658">
                <text:p>0.6371069518716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38489304812834">
                <text:p>0.6384893048128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41032085561497">
                <text:p>0.641032085561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41510695187166">
                <text:p>0.641510695187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41883689839572">
                <text:p>0.6418836898395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42245989304813">
                <text:p>0.6422459893048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50475935828877">
                <text:p>0.6504759358288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44157754010695">
                <text:p>0.6441577540106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630401069518717">
                <text:p>0.6304010695187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55772727272727">
                <text:p>0.655772727272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651224598930481">
                <text:p>0.6512245989304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55403743315508">
                <text:p>0.655403743315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656438502673797">
                <text:p>0.6564385026737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58850267379679">
                <text:p>0.6588502673796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59002673796792">
                <text:p>0.6590026737967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660459893048128">
                <text:p>0.660459893048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661258021390374">
                <text:p>0.661258021390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65451871657754">
                <text:p>0.6654518716577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65536096256685">
                <text:p>0.665536096256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66390374331551">
                <text:p>0.6663903743315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67708556149733">
                <text:p>0.667708556149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69264705882353">
                <text:p>0.669264705882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69737967914439">
                <text:p>0.669737967914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70173796791444">
                <text:p>0.6701737967914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71989304812834">
                <text:p>0.6719893048128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73754010695187">
                <text:p>0.6737540106951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4173796791444">
                <text:p>0.674173796791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75588235294118">
                <text:p>0.675588235294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77887700534759">
                <text:p>0.6778877005347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79014705882353">
                <text:p>0.6790147058823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680320855614973">
                <text:p>0.6803208556149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85877005347594">
                <text:p>0.6858770053475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86236631016043">
                <text:p>0.6862366310160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96275401069519">
                <text:p>0.696275401069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96550802139037">
                <text:p>0.696550802139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96668449197861">
                <text:p>0.6966684491978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98790106951872">
                <text:p>0.6987901069518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05236631016043">
                <text:p>0.705236631016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07348930481283">
                <text:p>0.7073489304812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708104278074866">
                <text:p>0.7081042780748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710673796791444">
                <text:p>0.7106737967914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711764705882353">
                <text:p>0.7117647058823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1364705882353">
                <text:p>0.71364705882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1764705882353">
                <text:p>0.717647058823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18348930481284">
                <text:p>0.718348930481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722986631016043">
                <text:p>0.722986631016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724131016042781">
                <text:p>0.7241310160427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26248663101604">
                <text:p>0.7262486631016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728385026737968">
                <text:p>0.7283850267379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28558823529412">
                <text:p>0.728558823529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29540106951872">
                <text:p>0.7295401069518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39409090909091">
                <text:p>0.3394090909090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739117647058824">
                <text:p>0.7391176470588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56383689839572">
                <text:p>0.756383689839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754243315508021">
                <text:p>0.754243315508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756157754010695">
                <text:p>0.7561577540106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756826203208556">
                <text:p>0.756826203208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61021390374332">
                <text:p>0.7610213903743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770911764705883">
                <text:p>0.770911764705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785326203208556">
                <text:p>0.7853262032085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786102941176471">
                <text:p>0.7861029411764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90855614973262">
                <text:p>0.7908556149732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61863636363636">
                <text:p>0.3618636363636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794840909090909">
                <text:p>0.7948409090909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818705882352941">
                <text:p>0.8187058823529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825133689839572">
                <text:p>0.8251336898395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825914438502674">
                <text:p>0.8259144385026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837609625668449">
                <text:p>0.8376096256684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841223262032086">
                <text:p>0.8412232620320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843831550802139">
                <text:p>0.8438315508021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848676470588235">
                <text:p>0.848676470588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88068449197861">
                <text:p>0.880684491978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885502673796792">
                <text:p>0.8855026737967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00957219251337">
                <text:p>0.9009572192513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01235294117647">
                <text:p>0.9012352941176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18716577540107">
                <text:p>0.918716577540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7058823529412">
                <text:p>0.9770588235294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07cm" svg:height="14.424cm" xlink:href=".." xlink:type="simple" chart:class="chart:scatter" chart:style-name="ch1">
        <chart:legend chart:legend-position="end" svg:x="17.397cm" svg:y="6.913cm" style:legend-expansion="high" chart:style-name="ch2"/>
        <chart:plot-area chart:style-name="ch3" table:cell-range-address="math2400_gradebook.K2:math2400_gradebook.L220" svg:x="0.392cm" svg:y="0.288cm" svg:width="16.613cm" svg:height="13.848cm">
          <chartooo:coordinate-region svg:x="1.807cm" svg:y="0.488cm" svg:width="14.733cm" svg:height="13.0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h2400_gradebook.L2:math2400_gradebook.L220" chart:class="chart:scatter">
            <chart:domain table:cell-range-address="math2400_gradebook.K2:math2400_gradebook.K220"/>
            <chart:data-point chart:repeated="2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ath2400_gradebook.K2:math2400_gradebook.K220</svg:desc>
                </draw:g>
              </table:table-cell>
              <table:table-cell office:value-type="float" office:value="0">
                <text:p>0</text:p>
                <draw:g>
                  <svg:desc>math2400_gradebook.L2:math2400_gradebook.L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0.235970588235294">
                <text:p>0.2359705882352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141318181818182">
                <text:p>0.14131818181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0.159302139037433">
                <text:p>0.159302139037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0.453195187165775">
                <text:p>0.453195187165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223390374331551">
                <text:p>0.223390374331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226818181818182">
                <text:p>0.22681818181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236335561497326">
                <text:p>0.2363355614973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0.236794117647059">
                <text:p>0.2367941176470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0.250029411764706">
                <text:p>0.2500294117647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267131016042781">
                <text:p>0.2671310160427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.271008021390374">
                <text:p>0.2710080213903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0.505304812834225">
                <text:p>0.5053048128342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0.274262032085562">
                <text:p>0.2742620320855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1">
                <text:p>71</text:p>
              </table:table-cell>
              <table:table-cell office:value-type="float" office:value="0.778449197860963">
                <text:p>0.7784491978609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279772727272727">
                <text:p>0.2797727272727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0.506155080213904">
                <text:p>0.506155080213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">
                <text:p>47</text:p>
              </table:table-cell>
              <table:table-cell office:value-type="float" office:value="0.615264705882353">
                <text:p>0.6152647058823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">
                <text:p>18</text:p>
              </table:table-cell>
              <table:table-cell office:value-type="float" office:value="0.411922459893048">
                <text:p>0.411922459893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574898395721925">
                <text:p>0.574898395721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.434358288770054">
                <text:p>0.434358288770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0.623237967914439">
                <text:p>0.6232379679144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0.307620320855615">
                <text:p>0.3076203208556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312727272727273">
                <text:p>0.312727272727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0.316270053475936">
                <text:p>0.3162700534759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323633689839572">
                <text:p>0.3236336898395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331954545454545">
                <text:p>0.3319545454545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0.340122994652406">
                <text:p>0.3401229946524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0.349655080213904">
                <text:p>0.349655080213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352090909090909">
                <text:p>0.352090909090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">
                <text:p>51</text:p>
              </table:table-cell>
              <table:table-cell office:value-type="float" office:value="0.717409090909091">
                <text:p>0.7174090909090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4">
                <text:p>74</text:p>
              </table:table-cell>
              <table:table-cell office:value-type="float" office:value="0.88244385026738">
                <text:p>0.88244385026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  <table:table-cell office:value-type="float" office:value="0.367081550802139">
                <text:p>0.36708155080213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442262032085562">
                <text:p>0.44226203208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0.372743315508021">
                <text:p>0.372743315508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0.391705882352941">
                <text:p>0.3917058823529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0.675852941176471">
                <text:p>0.675852941176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">
                <text:p>21</text:p>
              </table:table-cell>
              <table:table-cell office:value-type="float" office:value="0.395189839572193">
                <text:p>0.3951898395721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0.398794117647059">
                <text:p>0.3987941176470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0.402497326203209">
                <text:p>0.402497326203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0.406906417112299">
                <text:p>0.4069064171122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0.410133689839572">
                <text:p>0.410133689839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0.417344919786096">
                <text:p>0.417344919786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271181818181818">
                <text:p>0.2711818181818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">
                <text:p>18</text:p>
              </table:table-cell>
              <table:table-cell office:value-type="float" office:value="0.425286096256685">
                <text:p>0.425286096256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">
                <text:p>28</text:p>
              </table:table-cell>
              <table:table-cell office:value-type="float" office:value="0.42605614973262">
                <text:p>0.426056149732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1">
                <text:p>31</text:p>
              </table:table-cell>
              <table:table-cell office:value-type="float" office:value="0.431550802139038">
                <text:p>0.431550802139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">
                <text:p>18</text:p>
              </table:table-cell>
              <table:table-cell office:value-type="float" office:value="0.433649732620321">
                <text:p>0.4336497326203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0.434917112299465">
                <text:p>0.4349171122994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0.440998663101604">
                <text:p>0.4409986631016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">
                <text:p>30</text:p>
              </table:table-cell>
              <table:table-cell office:value-type="float" office:value="0.453673796791444">
                <text:p>0.453673796791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">
                <text:p>30</text:p>
              </table:table-cell>
              <table:table-cell office:value-type="float" office:value="0.455719251336898">
                <text:p>0.4557192513368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">
                <text:p>31</text:p>
              </table:table-cell>
              <table:table-cell office:value-type="float" office:value="0.456141711229947">
                <text:p>0.456141711229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0.456938502673797">
                <text:p>0.4569385026737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">
                <text:p>38</text:p>
              </table:table-cell>
              <table:table-cell office:value-type="float" office:value="0.459917112299465">
                <text:p>0.459917112299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">
                <text:p>36</text:p>
              </table:table-cell>
              <table:table-cell office:value-type="float" office:value="0.462254010695187">
                <text:p>0.462254010695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">
                <text:p>26</text:p>
              </table:table-cell>
              <table:table-cell office:value-type="float" office:value="0.463302139037433">
                <text:p>0.4633021390374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0.463379679144385">
                <text:p>0.4633796791443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0.466475935828877">
                <text:p>0.4664759358288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">
                <text:p>28</text:p>
              </table:table-cell>
              <table:table-cell office:value-type="float" office:value="0.467783422459893">
                <text:p>0.4677834224598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">
                <text:p>33</text:p>
              </table:table-cell>
              <table:table-cell office:value-type="float" office:value="0.472350267379679">
                <text:p>0.4723502673796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0.476109625668449">
                <text:p>0.4761096256684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">
                <text:p>32</text:p>
              </table:table-cell>
              <table:table-cell office:value-type="float" office:value="0.480882352941177">
                <text:p>0.480882352941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">
                <text:p>26</text:p>
              </table:table-cell>
              <table:table-cell office:value-type="float" office:value="0.483938502673797">
                <text:p>0.4839385026737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  <table:table-cell office:value-type="float" office:value="0.484967914438503">
                <text:p>0.4849679144385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">
                <text:p>25</text:p>
              </table:table-cell>
              <table:table-cell office:value-type="float" office:value="0.489470588235294">
                <text:p>0.4894705882352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0.490050802139038">
                <text:p>0.49005080213903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0.495070855614973">
                <text:p>0.4950708556149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">
                <text:p>18</text:p>
              </table:table-cell>
              <table:table-cell office:value-type="float" office:value="0.49674064171123">
                <text:p>0.496740641711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">
                <text:p>40</text:p>
              </table:table-cell>
              <table:table-cell office:value-type="float" office:value="0.534762032085562">
                <text:p>0.534762032085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0.45779679144385">
                <text:p>0.4577967914438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">
                <text:p>38</text:p>
              </table:table-cell>
              <table:table-cell office:value-type="float" office:value="0.502167112299465">
                <text:p>0.502167112299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2">
                <text:p>42</text:p>
              </table:table-cell>
              <table:table-cell office:value-type="float" office:value="0.503152406417112">
                <text:p>0.5031524064171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">
                <text:p>44</text:p>
              </table:table-cell>
              <table:table-cell office:value-type="float" office:value="0.504633689839572">
                <text:p>0.5046336898395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">
                <text:p>26</text:p>
              </table:table-cell>
              <table:table-cell office:value-type="float" office:value="0.517711229946524">
                <text:p>0.5177112299465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">
                <text:p>32</text:p>
              </table:table-cell>
              <table:table-cell office:value-type="float" office:value="0.517882352941177">
                <text:p>0.5178823529411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">
                <text:p>37</text:p>
              </table:table-cell>
              <table:table-cell office:value-type="float" office:value="0.524540106951872">
                <text:p>0.5245401069518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">
                <text:p>28</text:p>
              </table:table-cell>
              <table:table-cell office:value-type="float" office:value="0.528328877005348">
                <text:p>0.5283288770053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">
                <text:p>30</text:p>
              </table:table-cell>
              <table:table-cell office:value-type="float" office:value="0.536719251336898">
                <text:p>0.5367192513368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0.530060160427808">
                <text:p>0.530060160427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0.533344919786096">
                <text:p>0.533344919786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">
                <text:p>35</text:p>
              </table:table-cell>
              <table:table-cell office:value-type="float" office:value="0.544899732620321">
                <text:p>0.5448997326203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">
                <text:p>34</text:p>
              </table:table-cell>
              <table:table-cell office:value-type="float" office:value="0.548045454545455">
                <text:p>0.5480454545454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">
                <text:p>37</text:p>
              </table:table-cell>
              <table:table-cell office:value-type="float" office:value="0.550403743315508">
                <text:p>0.5504037433155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">
                <text:p>43</text:p>
              </table:table-cell>
              <table:table-cell office:value-type="float" office:value="0.550438502673797">
                <text:p>0.5504385026737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">
                <text:p>33</text:p>
              </table:table-cell>
              <table:table-cell office:value-type="float" office:value="0.553532085561497">
                <text:p>0.553532085561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0">
                <text:p>40</text:p>
              </table:table-cell>
              <table:table-cell office:value-type="float" office:value="0.554807486631016">
                <text:p>0.554807486631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">
                <text:p>33</text:p>
              </table:table-cell>
              <table:table-cell office:value-type="float" office:value="0.55525935828877">
                <text:p>0.555259358288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2">
                <text:p>22</text:p>
              </table:table-cell>
              <table:table-cell office:value-type="float" office:value="0.555294117647059">
                <text:p>0.5552941176470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0">
                <text:p>30</text:p>
              </table:table-cell>
              <table:table-cell office:value-type="float" office:value="0.556901069518717">
                <text:p>0.5569010695187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">
                <text:p>38</text:p>
              </table:table-cell>
              <table:table-cell office:value-type="float" office:value="0.55846256684492">
                <text:p>0.558462566844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6">
                <text:p>36</text:p>
              </table:table-cell>
              <table:table-cell office:value-type="float" office:value="0.560799465240642">
                <text:p>0.5607994652406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">
                <text:p>35</text:p>
              </table:table-cell>
              <table:table-cell office:value-type="float" office:value="0.56224064171123">
                <text:p>0.562240641711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">
                <text:p>33</text:p>
              </table:table-cell>
              <table:table-cell office:value-type="float" office:value="0.56375935828877">
                <text:p>0.563759358288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">
                <text:p>32</text:p>
              </table:table-cell>
              <table:table-cell office:value-type="float" office:value="0.564564171122995">
                <text:p>0.5645641711229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">
                <text:p>37</text:p>
              </table:table-cell>
              <table:table-cell office:value-type="float" office:value="0.565426470588235">
                <text:p>0.5654264705882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">
                <text:p>38</text:p>
              </table:table-cell>
              <table:table-cell office:value-type="float" office:value="0.566189839572193">
                <text:p>0.5661898395721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0.574696524064171">
                <text:p>0.5746965240641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">
                <text:p>40</text:p>
              </table:table-cell>
              <table:table-cell office:value-type="float" office:value="0.567898395721925">
                <text:p>0.5678983957219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2">
                <text:p>42</text:p>
              </table:table-cell>
              <table:table-cell office:value-type="float" office:value="0.581038770053476">
                <text:p>0.5810387700534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">
                <text:p>45</text:p>
              </table:table-cell>
              <table:table-cell office:value-type="float" office:value="0.582101604278075">
                <text:p>0.5821016042780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">
                <text:p>35</text:p>
              </table:table-cell>
              <table:table-cell office:value-type="float" office:value="0.586558823529412">
                <text:p>0.5865588235294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">
                <text:p>43</text:p>
              </table:table-cell>
              <table:table-cell office:value-type="float" office:value="0.587529411764706">
                <text:p>0.5875294117647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">
                <text:p>39</text:p>
              </table:table-cell>
              <table:table-cell office:value-type="float" office:value="0.588339572192513">
                <text:p>0.5883395721925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">
                <text:p>43</text:p>
              </table:table-cell>
              <table:table-cell office:value-type="float" office:value="0.592324866310161">
                <text:p>0.5923248663101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">
                <text:p>40</text:p>
              </table:table-cell>
              <table:table-cell office:value-type="float" office:value="0.594284759358289">
                <text:p>0.5942847593582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">
                <text:p>40</text:p>
              </table:table-cell>
              <table:table-cell office:value-type="float" office:value="0.594739304812834">
                <text:p>0.5947393048128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1">
                <text:p>41</text:p>
              </table:table-cell>
              <table:table-cell office:value-type="float" office:value="0.594775401069519">
                <text:p>0.5947754010695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8">
                <text:p>38</text:p>
              </table:table-cell>
              <table:table-cell office:value-type="float" office:value="0.594826203208556">
                <text:p>0.5948262032085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">
                <text:p>39</text:p>
              </table:table-cell>
              <table:table-cell office:value-type="float" office:value="0.595657754010695">
                <text:p>0.5956577540106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">
                <text:p>35</text:p>
              </table:table-cell>
              <table:table-cell office:value-type="float" office:value="0.59974064171123">
                <text:p>0.599740641711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">
                <text:p>36</text:p>
              </table:table-cell>
              <table:table-cell office:value-type="float" office:value="0.603117647058824">
                <text:p>0.6031176470588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">
                <text:p>34</text:p>
              </table:table-cell>
              <table:table-cell office:value-type="float" office:value="0.606909090909091">
                <text:p>0.6069090909090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">
                <text:p>52</text:p>
              </table:table-cell>
              <table:table-cell office:value-type="float" office:value="0.607013368983957">
                <text:p>0.607013368983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">
                <text:p>35</text:p>
              </table:table-cell>
              <table:table-cell office:value-type="float" office:value="0.608104278074866">
                <text:p>0.608104278074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">
                <text:p>39</text:p>
              </table:table-cell>
              <table:table-cell office:value-type="float" office:value="0.608294117647059">
                <text:p>0.60829411764705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2">
                <text:p>42</text:p>
              </table:table-cell>
              <table:table-cell office:value-type="float" office:value="0.609970588235294">
                <text:p>0.6099705882352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">
                <text:p>41</text:p>
              </table:table-cell>
              <table:table-cell office:value-type="float" office:value="0.612570855614973">
                <text:p>0.61257085561497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">
                <text:p>49</text:p>
              </table:table-cell>
              <table:table-cell office:value-type="float" office:value="0.612700534759358">
                <text:p>0.6127005347593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8">
                <text:p>38</text:p>
              </table:table-cell>
              <table:table-cell office:value-type="float" office:value="0.612780748663102">
                <text:p>0.6127807486631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">
                <text:p>48</text:p>
              </table:table-cell>
              <table:table-cell office:value-type="float" office:value="0.613550802139037">
                <text:p>0.6135508021390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0">
                <text:p>40</text:p>
              </table:table-cell>
              <table:table-cell office:value-type="float" office:value="0.616398395721925">
                <text:p>0.6163983957219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7">
                <text:p>37</text:p>
              </table:table-cell>
              <table:table-cell office:value-type="float" office:value="0.616494652406417">
                <text:p>0.6164946524064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">
                <text:p>39</text:p>
              </table:table-cell>
              <table:table-cell office:value-type="float" office:value="0.618885026737968">
                <text:p>0.6188850267379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">
                <text:p>55</text:p>
              </table:table-cell>
              <table:table-cell office:value-type="float" office:value="0.619008021390374">
                <text:p>0.61900802139037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7">
                <text:p>47</text:p>
              </table:table-cell>
              <table:table-cell office:value-type="float" office:value="0.621173796791444">
                <text:p>0.6211737967914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">
                <text:p>45</text:p>
              </table:table-cell>
              <table:table-cell office:value-type="float" office:value="0.621692513368984">
                <text:p>0.6216925133689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">
                <text:p>40</text:p>
              </table:table-cell>
              <table:table-cell office:value-type="float" office:value="0.627989304812834">
                <text:p>0.6279893048128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">
                <text:p>38</text:p>
              </table:table-cell>
              <table:table-cell office:value-type="float" office:value="0.629644385026738">
                <text:p>0.6296443850267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2">
                <text:p>42</text:p>
              </table:table-cell>
              <table:table-cell office:value-type="float" office:value="0.629834224598931">
                <text:p>0.6298342245989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.271454545454545">
                <text:p>0.2714545454545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0">
                <text:p>50</text:p>
              </table:table-cell>
              <table:table-cell office:value-type="float" office:value="0.631532085561497">
                <text:p>0.6315320855614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1">
                <text:p>51</text:p>
              </table:table-cell>
              <table:table-cell office:value-type="float" office:value="0.634045454545455">
                <text:p>0.6340454545454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">
                <text:p>40</text:p>
              </table:table-cell>
              <table:table-cell office:value-type="float" office:value="0.635352941176471">
                <text:p>0.63535294117647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2">
                <text:p>42</text:p>
              </table:table-cell>
              <table:table-cell office:value-type="float" office:value="0.637106951871658">
                <text:p>0.6371069518716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">
                <text:p>57</text:p>
              </table:table-cell>
              <table:table-cell office:value-type="float" office:value="0.638489304812834">
                <text:p>0.6384893048128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">
                <text:p>50</text:p>
              </table:table-cell>
              <table:table-cell office:value-type="float" office:value="0.641032085561497">
                <text:p>0.641032085561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">
                <text:p>45</text:p>
              </table:table-cell>
              <table:table-cell office:value-type="float" office:value="0.641510695187166">
                <text:p>0.6415106951871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4">
                <text:p>44</text:p>
              </table:table-cell>
              <table:table-cell office:value-type="float" office:value="0.641883689839572">
                <text:p>0.6418836898395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9">
                <text:p>49</text:p>
              </table:table-cell>
              <table:table-cell office:value-type="float" office:value="0.642245989304813">
                <text:p>0.6422459893048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">
                <text:p>39</text:p>
              </table:table-cell>
              <table:table-cell office:value-type="float" office:value="0.650475935828877">
                <text:p>0.6504759358288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">
                <text:p>39</text:p>
              </table:table-cell>
              <table:table-cell office:value-type="float" office:value="0.644157754010695">
                <text:p>0.6441577540106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">
                <text:p>47</text:p>
              </table:table-cell>
              <table:table-cell office:value-type="float" office:value="0.630401069518717">
                <text:p>0.6304010695187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">
                <text:p>51</text:p>
              </table:table-cell>
              <table:table-cell office:value-type="float" office:value="0.655772727272727">
                <text:p>0.6557727272727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4">
                <text:p>44</text:p>
              </table:table-cell>
              <table:table-cell office:value-type="float" office:value="0.651224598930481">
                <text:p>0.65122459893048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4">
                <text:p>54</text:p>
              </table:table-cell>
              <table:table-cell office:value-type="float" office:value="0.655403743315508">
                <text:p>0.6554037433155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3">
                <text:p>43</text:p>
              </table:table-cell>
              <table:table-cell office:value-type="float" office:value="0.656438502673797">
                <text:p>0.6564385026737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0.658850267379679">
                <text:p>0.6588502673796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1">
                <text:p>41</text:p>
              </table:table-cell>
              <table:table-cell office:value-type="float" office:value="0.659002673796792">
                <text:p>0.6590026737967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8">
                <text:p>48</text:p>
              </table:table-cell>
              <table:table-cell office:value-type="float" office:value="0.660459893048128">
                <text:p>0.6604598930481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">
                <text:p>55</text:p>
              </table:table-cell>
              <table:table-cell office:value-type="float" office:value="0.661258021390374">
                <text:p>0.6612580213903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4">
                <text:p>44</text:p>
              </table:table-cell>
              <table:table-cell office:value-type="float" office:value="0.665451871657754">
                <text:p>0.6654518716577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2">
                <text:p>52</text:p>
              </table:table-cell>
              <table:table-cell office:value-type="float" office:value="0.665536096256685">
                <text:p>0.665536096256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3">
                <text:p>53</text:p>
              </table:table-cell>
              <table:table-cell office:value-type="float" office:value="0.666390374331551">
                <text:p>0.6663903743315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3">
                <text:p>53</text:p>
              </table:table-cell>
              <table:table-cell office:value-type="float" office:value="0.667708556149733">
                <text:p>0.6677085561497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">
                <text:p>64</text:p>
              </table:table-cell>
              <table:table-cell office:value-type="float" office:value="0.669264705882353">
                <text:p>0.669264705882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5">
                <text:p>45</text:p>
              </table:table-cell>
              <table:table-cell office:value-type="float" office:value="0.669737967914439">
                <text:p>0.669737967914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7">
                <text:p>47</text:p>
              </table:table-cell>
              <table:table-cell office:value-type="float" office:value="0.670173796791444">
                <text:p>0.6701737967914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7">
                <text:p>57</text:p>
              </table:table-cell>
              <table:table-cell office:value-type="float" office:value="0.671989304812834">
                <text:p>0.6719893048128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3">
                <text:p>53</text:p>
              </table:table-cell>
              <table:table-cell office:value-type="float" office:value="0.673754010695187">
                <text:p>0.6737540106951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7">
                <text:p>47</text:p>
              </table:table-cell>
              <table:table-cell office:value-type="float" office:value="0.674173796791444">
                <text:p>0.6741737967914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">
                <text:p>44</text:p>
              </table:table-cell>
              <table:table-cell office:value-type="float" office:value="0.675588235294118">
                <text:p>0.675588235294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6">
                <text:p>46</text:p>
              </table:table-cell>
              <table:table-cell office:value-type="float" office:value="0.677887700534759">
                <text:p>0.6778877005347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7">
                <text:p>47</text:p>
              </table:table-cell>
              <table:table-cell office:value-type="float" office:value="0.679014705882353">
                <text:p>0.6790147058823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1">
                <text:p>41</text:p>
              </table:table-cell>
              <table:table-cell office:value-type="float" office:value="0.680320855614973">
                <text:p>0.6803208556149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2">
                <text:p>52</text:p>
              </table:table-cell>
              <table:table-cell office:value-type="float" office:value="0.685877005347594">
                <text:p>0.68587700534759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">
                <text:p>50</text:p>
              </table:table-cell>
              <table:table-cell office:value-type="float" office:value="0.686236631016043">
                <text:p>0.6862366310160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8">
                <text:p>58</text:p>
              </table:table-cell>
              <table:table-cell office:value-type="float" office:value="0.696275401069519">
                <text:p>0.6962754010695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8">
                <text:p>48</text:p>
              </table:table-cell>
              <table:table-cell office:value-type="float" office:value="0.696550802139037">
                <text:p>0.6965508021390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">
                <text:p>50</text:p>
              </table:table-cell>
              <table:table-cell office:value-type="float" office:value="0.696668449197861">
                <text:p>0.69666844919786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">
                <text:p>54</text:p>
              </table:table-cell>
              <table:table-cell office:value-type="float" office:value="0.698790106951872">
                <text:p>0.69879010695187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0">
                <text:p>50</text:p>
              </table:table-cell>
              <table:table-cell office:value-type="float" office:value="0.705236631016043">
                <text:p>0.7052366310160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5">
                <text:p>55</text:p>
              </table:table-cell>
              <table:table-cell office:value-type="float" office:value="0.707348930481283">
                <text:p>0.7073489304812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2">
                <text:p>52</text:p>
              </table:table-cell>
              <table:table-cell office:value-type="float" office:value="0.708104278074866">
                <text:p>0.7081042780748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">
                <text:p>47</text:p>
              </table:table-cell>
              <table:table-cell office:value-type="float" office:value="0.710673796791444">
                <text:p>0.7106737967914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">
                <text:p>47</text:p>
              </table:table-cell>
              <table:table-cell office:value-type="float" office:value="0.711764705882353">
                <text:p>0.7117647058823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5">
                <text:p>45</text:p>
              </table:table-cell>
              <table:table-cell office:value-type="float" office:value="0.71364705882353">
                <text:p>0.713647058823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">
                <text:p>45</text:p>
              </table:table-cell>
              <table:table-cell office:value-type="float" office:value="0.71764705882353">
                <text:p>0.717647058823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5">
                <text:p>55</text:p>
              </table:table-cell>
              <table:table-cell office:value-type="float" office:value="0.718348930481284">
                <text:p>0.7183489304812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0">
                <text:p>50</text:p>
              </table:table-cell>
              <table:table-cell office:value-type="float" office:value="0.722986631016043">
                <text:p>0.72298663101604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">
                <text:p>54</text:p>
              </table:table-cell>
              <table:table-cell office:value-type="float" office:value="0.724131016042781">
                <text:p>0.7241310160427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6">
                <text:p>56</text:p>
              </table:table-cell>
              <table:table-cell office:value-type="float" office:value="0.726248663101604">
                <text:p>0.72624866310160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6">
                <text:p>56</text:p>
              </table:table-cell>
              <table:table-cell office:value-type="float" office:value="0.728385026737968">
                <text:p>0.7283850267379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2">
                <text:p>52</text:p>
              </table:table-cell>
              <table:table-cell office:value-type="float" office:value="0.728558823529412">
                <text:p>0.728558823529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4">
                <text:p>54</text:p>
              </table:table-cell>
              <table:table-cell office:value-type="float" office:value="0.729540106951872">
                <text:p>0.7295401069518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.339409090909091">
                <text:p>0.3394090909090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">
                <text:p>53</text:p>
              </table:table-cell>
              <table:table-cell office:value-type="float" office:value="0.739117647058824">
                <text:p>0.7391176470588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">
                <text:p>61</text:p>
              </table:table-cell>
              <table:table-cell office:value-type="float" office:value="0.756383689839572">
                <text:p>0.7563836898395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">
                <text:p>59</text:p>
              </table:table-cell>
              <table:table-cell office:value-type="float" office:value="0.754243315508021">
                <text:p>0.754243315508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1">
                <text:p>51</text:p>
              </table:table-cell>
              <table:table-cell office:value-type="float" office:value="0.755">
                <text:p>0.7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">
                <text:p>56</text:p>
              </table:table-cell>
              <table:table-cell office:value-type="float" office:value="0.756157754010695">
                <text:p>0.7561577540106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">
                <text:p>55</text:p>
              </table:table-cell>
              <table:table-cell office:value-type="float" office:value="0.756826203208556">
                <text:p>0.7568262032085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6">
                <text:p>56</text:p>
              </table:table-cell>
              <table:table-cell office:value-type="float" office:value="0.761021390374332">
                <text:p>0.7610213903743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">
                <text:p>58</text:p>
              </table:table-cell>
              <table:table-cell office:value-type="float" office:value="0.770911764705883">
                <text:p>0.7709117647058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5">
                <text:p>55</text:p>
              </table:table-cell>
              <table:table-cell office:value-type="float" office:value="0.785326203208556">
                <text:p>0.7853262032085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">
                <text:p>57</text:p>
              </table:table-cell>
              <table:table-cell office:value-type="float" office:value="0.786102941176471">
                <text:p>0.7861029411764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4">
                <text:p>64</text:p>
              </table:table-cell>
              <table:table-cell office:value-type="float" office:value="0.790855614973262">
                <text:p>0.7908556149732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.361863636363636">
                <text:p>0.3618636363636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8">
                <text:p>68</text:p>
              </table:table-cell>
              <table:table-cell office:value-type="float" office:value="0.794840909090909">
                <text:p>0.79484090909090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3">
                <text:p>63</text:p>
              </table:table-cell>
              <table:table-cell office:value-type="float" office:value="0.818705882352941">
                <text:p>0.81870588235294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">
                <text:p>61</text:p>
              </table:table-cell>
              <table:table-cell office:value-type="float" office:value="0.825133689839572">
                <text:p>0.8251336898395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5">
                <text:p>65</text:p>
              </table:table-cell>
              <table:table-cell office:value-type="float" office:value="0.825914438502674">
                <text:p>0.8259144385026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6">
                <text:p>66</text:p>
              </table:table-cell>
              <table:table-cell office:value-type="float" office:value="0.837609625668449">
                <text:p>0.83760962566844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6">
                <text:p>66</text:p>
              </table:table-cell>
              <table:table-cell office:value-type="float" office:value="0.841223262032086">
                <text:p>0.84122326203208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">
                <text:p>69</text:p>
              </table:table-cell>
              <table:table-cell office:value-type="float" office:value="0.843831550802139">
                <text:p>0.8438315508021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1">
                <text:p>71</text:p>
              </table:table-cell>
              <table:table-cell office:value-type="float" office:value="0.848676470588235">
                <text:p>0.8486764705882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5">
                <text:p>75</text:p>
              </table:table-cell>
              <table:table-cell office:value-type="float" office:value="0.88068449197861">
                <text:p>0.880684491978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5">
                <text:p>75</text:p>
              </table:table-cell>
              <table:table-cell office:value-type="float" office:value="0.885502673796792">
                <text:p>0.8855026737967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5">
                <text:p>75</text:p>
              </table:table-cell>
              <table:table-cell office:value-type="float" office:value="0.900957219251337">
                <text:p>0.90095721925133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2">
                <text:p>72</text:p>
              </table:table-cell>
              <table:table-cell office:value-type="float" office:value="0.901235294117647">
                <text:p>0.9012352941176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">
                <text:p>74</text:p>
              </table:table-cell>
              <table:table-cell office:value-type="float" office:value="0.918716577540107">
                <text:p>0.9187165775401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6">
                <text:p>86</text:p>
              </table:table-cell>
              <table:table-cell office:value-type="float" office:value="0.977058823529412">
                <text:p>0.9770588235294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5cm" xlink:href=".." xlink:type="simple" chart:class="chart:bar" chart:style-name="ch1">
        <chart:legend chart:legend-position="end" svg:x="13.759cm" svg:y="4.203cm" style:legend-expansion="high" chart:style-name="ch2"/>
        <chart:plot-area chart:style-name="ch3" table:cell-range-address="math2400_gradebook.S229:math2400_gradebook.S235" svg:x="0.32cm" svg:y="0.18cm" svg:width="13.119cm" svg:height="8.645cm">
          <chartooo:coordinate-region svg:x="0.941cm" svg:y="0.379cm" svg:width="12.498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th2400_gradebook.S229:math2400_gradebook.S23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th2400_gradebook.S229:math2400_gradebook.S2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922cm" svg:y="4.201cm" style:legend-expansion="high" chart:style-name="ch2"/>
        <chart:plot-area chart:style-name="ch3" table:cell-range-address="math2400_gradebook.M223:math2400_gradebook.U223" svg:x="0.32cm" svg:y="0.18cm" svg:width="13.282cm" svg:height="7.659cm">
          <chartooo:coordinate-region svg:x="1.735cm" svg:y="0.379cm" svg:width="11.867cm" svg:height="6.813cm"/>
          <chart:axis chart:dimension="x" chart:name="primary-x" chart:style-name="ch4">
            <chart:title svg:x="5.673cm" svg:y="8.019cm" chart:style-name="ch5">
              <text:p>Exam Question #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ath2400_gradebook.M223:math2400_gradebook.U223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223</text:p>
                <draw:g>
                  <svg:desc/>
                </draw:g>
              </table:table-cell>
              <table:table-cell office:value-type="float" office:value="0.392513368983957">
                <text:p>0.392513368983957</text:p>
                <draw:g>
                  <svg:desc>math2400_gradebook.M223:math2400_gradebook.U223</svg:desc>
                </draw:g>
              </table:table-cell>
              <table:table-cell office:value-type="float" office:value="0.690552584670232">
                <text:p>0.690552584670232</text:p>
              </table:table-cell>
              <table:table-cell office:value-type="float" office:value="0.448404255319149">
                <text:p>0.448404255319149</text:p>
              </table:table-cell>
              <table:table-cell office:value-type="float" office:value="0.249468085106383">
                <text:p>0.249468085106383</text:p>
              </table:table-cell>
              <table:table-cell office:value-type="float" office:value="0.674468085106383">
                <text:p>0.674468085106383</text:p>
              </table:table-cell>
              <table:table-cell office:value-type="float" office:value="0.074468085106383">
                <text:p>0.074468085106383</text:p>
              </table:table-cell>
              <table:table-cell office:value-type="float" office:value="0.712765957446808">
                <text:p>0.712765957446808</text:p>
              </table:table-cell>
              <table:table-cell office:value-type="float" office:value="0.472340425531915">
                <text:p>0.472340425531915</text:p>
              </table:table-cell>
              <table:table-cell office:value-type="float" office:value="0.347340425531915">
                <text:p>0.347340425531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